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6232in" svg:height="5.5319in" svg:x="6.8618in" svg:y="0.3976in">
            <draw:object draw:notify-on-update-of-ranges="Sheet1.C1:Sheet1.C300 Sheet1.D1:Sheet1.D3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49in" svg:x="6.5154in" svg:y="6.3791in">
            <draw:object draw:notify-on-update-of-ranges="Sheet1.F1:Sheet1.F138 Sheet1.G1:Sheet1.G1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62" calcext:value-type="float">
            <text:p>62</text:p>
          </table:table-cell>
          <table:table-cell office:value-type="float" office:value="-121.44" calcext:value-type="float">
            <text:p>-121.44</text:p>
          </table:table-cell>
          <table:table-cell office:value-type="float" office:value="167.44" calcext:value-type="float">
            <text:p>167.44</text:p>
          </table:table-cell>
          <table:table-cell table:formula="of:=SQRT(SUM([.C1]^2; [.D1]^2))" office:value-type="float" office:value="206.842517872898" calcext:value-type="float">
            <text:p>206.8425178729</text:p>
          </table:table-cell>
          <table:table-cell office:value-type="float" office:value="144" calcext:value-type="float">
            <text:p>144</text:p>
          </table:table-cell>
          <table:table-cell table:number-matrix-columns-spanned="1" table:number-matrix-rows-spanned="138" table:formula="of:=FREQUENCY([.E1:.E300];[.F1:.F1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63" calcext:value-type="float">
            <text:p>63</text:p>
          </table:table-cell>
          <table:table-cell office:value-type="float" office:value="-119.6" calcext:value-type="float">
            <text:p>-119.6</text:p>
          </table:table-cell>
          <table:table-cell office:value-type="float" office:value="168.36" calcext:value-type="float">
            <text:p>168.36</text:p>
          </table:table-cell>
          <table:table-cell table:formula="of:=SQRT(SUM([.C2]^2; [.D2]^2))" office:value-type="float" office:value="206.516947488578" calcext:value-type="float">
            <text:p>206.516947488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D GRAPH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62" calcext:value-type="float">
            <text:p>62</text:p>
          </table:table-cell>
          <table:table-cell office:value-type="float" office:value="-118.68" calcext:value-type="float">
            <text:p>-118.68</text:p>
          </table:table-cell>
          <table:table-cell office:value-type="float" office:value="167.44" calcext:value-type="float">
            <text:p>167.44</text:p>
          </table:table-cell>
          <table:table-cell table:formula="of:=SQRT(SUM([.C3]^2; [.D3]^2))" office:value-type="float" office:value="205.234246654889" calcext:value-type="float">
            <text:p>205.234246654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68" calcext:value-type="float">
            <text:p>68</text:p>
          </table:table-cell>
          <table:table-cell office:value-type="float" office:value="-118.68" calcext:value-type="float">
            <text:p>-118.68</text:p>
          </table:table-cell>
          <table:table-cell office:value-type="float" office:value="172.96" calcext:value-type="float">
            <text:p>172.96</text:p>
          </table:table-cell>
          <table:table-cell table:formula="of:=SQRT(SUM([.C4]^2; [.D4]^2))" office:value-type="float" office:value="209.762017534157" calcext:value-type="float">
            <text:p>209.762017534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71" calcext:value-type="float">
            <text:p>71</text:p>
          </table:table-cell>
          <table:table-cell office:value-type="float" office:value="-118.68" calcext:value-type="float">
            <text:p>-118.68</text:p>
          </table:table-cell>
          <table:table-cell office:value-type="float" office:value="175.72" calcext:value-type="float">
            <text:p>175.72</text:p>
          </table:table-cell>
          <table:table-cell table:formula="of:=SQRT(SUM([.C5]^2; [.D5]^2))" office:value-type="float" office:value="212.043535152572" calcext:value-type="float">
            <text:p>212.043535152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68" calcext:value-type="float">
            <text:p>68</text:p>
          </table:table-cell>
          <table:table-cell office:value-type="float" office:value="-119.6" calcext:value-type="float">
            <text:p>-119.6</text:p>
          </table:table-cell>
          <table:table-cell office:value-type="float" office:value="172.96" calcext:value-type="float">
            <text:p>172.96</text:p>
          </table:table-cell>
          <table:table-cell table:formula="of:=SQRT(SUM([.C6]^2; [.D6]^2))" office:value-type="float" office:value="210.283907135092" calcext:value-type="float">
            <text:p>210.283907135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67" calcext:value-type="float">
            <text:p>67</text:p>
          </table:table-cell>
          <table:table-cell office:value-type="float" office:value="-118.68" calcext:value-type="float">
            <text:p>-118.68</text:p>
          </table:table-cell>
          <table:table-cell office:value-type="float" office:value="172.04" calcext:value-type="float">
            <text:p>172.04</text:p>
          </table:table-cell>
          <table:table-cell table:formula="of:=SQRT(SUM([.C7]^2; [.D7]^2))" office:value-type="float" office:value="209.004076515268" calcext:value-type="float">
            <text:p>209.004076515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63" calcext:value-type="float">
            <text:p>63</text:p>
          </table:table-cell>
          <table:table-cell office:value-type="float" office:value="-121.44" calcext:value-type="float">
            <text:p>-121.44</text:p>
          </table:table-cell>
          <table:table-cell office:value-type="float" office:value="168.36" calcext:value-type="float">
            <text:p>168.36</text:p>
          </table:table-cell>
          <table:table-cell table:formula="of:=SQRT(SUM([.C8]^2; [.D8]^2))" office:value-type="float" office:value="207.58796496907" calcext:value-type="float">
            <text:p>207.587964969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59" calcext:value-type="float">
            <text:p>59</text:p>
          </table:table-cell>
          <table:table-cell office:value-type="float" office:value="-125.12" calcext:value-type="float">
            <text:p>-125.12</text:p>
          </table:table-cell>
          <table:table-cell office:value-type="float" office:value="164.68" calcext:value-type="float">
            <text:p>164.68</text:p>
          </table:table-cell>
          <table:table-cell table:formula="of:=SQRT(SUM([.C9]^2; [.D9]^2))" office:value-type="float" office:value="206.820010637269" calcext:value-type="float">
            <text:p>206.820010637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54" calcext:value-type="float">
            <text:p>54</text:p>
          </table:table-cell>
          <table:table-cell office:value-type="float" office:value="-127.88" calcext:value-type="float">
            <text:p>-127.88</text:p>
          </table:table-cell>
          <table:table-cell office:value-type="float" office:value="160.08" calcext:value-type="float">
            <text:p>160.08</text:p>
          </table:table-cell>
          <table:table-cell table:formula="of:=SQRT(SUM([.C10]^2; [.D10]^2))" office:value-type="float" office:value="204.887532075527" calcext:value-type="float">
            <text:p>204.88753207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52" calcext:value-type="float">
            <text:p>52</text:p>
          </table:table-cell>
          <table:table-cell office:value-type="float" office:value="-133.4" calcext:value-type="float">
            <text:p>-133.4</text:p>
          </table:table-cell>
          <table:table-cell office:value-type="float" office:value="158.24" calcext:value-type="float">
            <text:p>158.24</text:p>
          </table:table-cell>
          <table:table-cell table:formula="of:=SQRT(SUM([.C11]^2; [.D11]^2))" office:value-type="float" office:value="206.967286303899" calcext:value-type="float">
            <text:p>206.967286303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47" calcext:value-type="float">
            <text:p>47</text:p>
          </table:table-cell>
          <table:table-cell office:value-type="float" office:value="-138" calcext:value-type="float">
            <text:p>-138</text:p>
          </table:table-cell>
          <table:table-cell office:value-type="float" office:value="153.64" calcext:value-type="float">
            <text:p>153.64</text:p>
          </table:table-cell>
          <table:table-cell table:formula="of:=SQRT(SUM([.C12]^2; [.D12]^2))" office:value-type="float" office:value="206.516947488578" calcext:value-type="float">
            <text:p>206.5169474886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41" calcext:value-type="float">
            <text:p>41</text:p>
          </table:table-cell>
          <table:table-cell office:value-type="float" office:value="-143.52" calcext:value-type="float">
            <text:p>-143.52</text:p>
          </table:table-cell>
          <table:table-cell office:value-type="float" office:value="148.12" calcext:value-type="float">
            <text:p>148.12</text:p>
          </table:table-cell>
          <table:table-cell table:formula="of:=SQRT(SUM([.C13]^2; [.D13]^2))" office:value-type="float" office:value="206.246272208736" calcext:value-type="float">
            <text:p>206.246272208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36" calcext:value-type="float">
            <text:p>36</text:p>
          </table:table-cell>
          <table:table-cell office:value-type="float" office:value="-144.44" calcext:value-type="float">
            <text:p>-144.44</text:p>
          </table:table-cell>
          <table:table-cell office:value-type="float" office:value="143.52" calcext:value-type="float">
            <text:p>143.52</text:p>
          </table:table-cell>
          <table:table-cell table:formula="of:=SQRT(SUM([.C14]^2; [.D14]^2))" office:value-type="float" office:value="203.619507906291" calcext:value-type="float">
            <text:p>203.6195079063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34" calcext:value-type="float">
            <text:p>34</text:p>
          </table:table-cell>
          <table:table-cell office:value-type="float" office:value="-146.28" calcext:value-type="float">
            <text:p>-146.28</text:p>
          </table:table-cell>
          <table:table-cell office:value-type="float" office:value="141.68" calcext:value-type="float">
            <text:p>141.68</text:p>
          </table:table-cell>
          <table:table-cell table:formula="of:=SQRT(SUM([.C15]^2; [.D15]^2))" office:value-type="float" office:value="203.644447014889" calcext:value-type="float">
            <text:p>203.6444470149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30" calcext:value-type="float">
            <text:p>30</text:p>
          </table:table-cell>
          <table:table-cell office:value-type="float" office:value="-149.04" calcext:value-type="float">
            <text:p>-149.04</text:p>
          </table:table-cell>
          <table:table-cell office:value-type="float" office:value="138" calcext:value-type="float">
            <text:p>138</text:p>
          </table:table-cell>
          <table:table-cell table:formula="of:=SQRT(SUM([.C16]^2; [.D16]^2))" office:value-type="float" office:value="203.117999202434" calcext:value-type="float">
            <text:p>203.1179992024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27" calcext:value-type="float">
            <text:p>27</text:p>
          </table:table-cell>
          <table:table-cell office:value-type="float" office:value="-150.88" calcext:value-type="float">
            <text:p>-150.88</text:p>
          </table:table-cell>
          <table:table-cell office:value-type="float" office:value="135.24" calcext:value-type="float">
            <text:p>135.24</text:p>
          </table:table-cell>
          <table:table-cell table:formula="of:=SQRT(SUM([.C17]^2; [.D17]^2))" office:value-type="float" office:value="202.619426511872" calcext:value-type="float">
            <text:p>202.619426511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23" calcext:value-type="float">
            <text:p>23</text:p>
          </table:table-cell>
          <table:table-cell office:value-type="float" office:value="-151.8" calcext:value-type="float">
            <text:p>-151.8</text:p>
          </table:table-cell>
          <table:table-cell office:value-type="float" office:value="131.56" calcext:value-type="float">
            <text:p>131.56</text:p>
          </table:table-cell>
          <table:table-cell table:formula="of:=SQRT(SUM([.C18]^2; [.D18]^2))" office:value-type="float" office:value="200.876264401746" calcext:value-type="float">
            <text:p>200.8762644017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24" calcext:value-type="float">
            <text:p>24</text:p>
          </table:table-cell>
          <table:table-cell office:value-type="float" office:value="-152.72" calcext:value-type="float">
            <text:p>-152.72</text:p>
          </table:table-cell>
          <table:table-cell office:value-type="float" office:value="132.48" calcext:value-type="float">
            <text:p>132.48</text:p>
          </table:table-cell>
          <table:table-cell table:formula="of:=SQRT(SUM([.C19]^2; [.D19]^2))" office:value-type="float" office:value="202.174055704484" calcext:value-type="float">
            <text:p>202.1740557045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24" calcext:value-type="float">
            <text:p>24</text:p>
          </table:table-cell>
          <table:table-cell office:value-type="float" office:value="-152.72" calcext:value-type="float">
            <text:p>-152.72</text:p>
          </table:table-cell>
          <table:table-cell office:value-type="float" office:value="132.48" calcext:value-type="float">
            <text:p>132.48</text:p>
          </table:table-cell>
          <table:table-cell table:formula="of:=SQRT(SUM([.C20]^2; [.D20]^2))" office:value-type="float" office:value="202.174055704484" calcext:value-type="float">
            <text:p>202.1740557045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26" calcext:value-type="float">
            <text:p>26</text:p>
          </table:table-cell>
          <table:table-cell office:value-type="float" office:value="-152.72" calcext:value-type="float">
            <text:p>-152.72</text:p>
          </table:table-cell>
          <table:table-cell office:value-type="float" office:value="134.32" calcext:value-type="float">
            <text:p>134.32</text:p>
          </table:table-cell>
          <table:table-cell table:formula="of:=SQRT(SUM([.C21]^2; [.D21]^2))" office:value-type="float" office:value="203.384514651436" calcext:value-type="float">
            <text:p>203.3845146514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26" calcext:value-type="float">
            <text:p>26</text:p>
          </table:table-cell>
          <table:table-cell office:value-type="float" office:value="-153.64" calcext:value-type="float">
            <text:p>-153.64</text:p>
          </table:table-cell>
          <table:table-cell office:value-type="float" office:value="134.32" calcext:value-type="float">
            <text:p>134.32</text:p>
          </table:table-cell>
          <table:table-cell table:formula="of:=SQRT(SUM([.C22]^2; [.D22]^2))" office:value-type="float" office:value="204.0762406553" calcext:value-type="float">
            <text:p>204.076240655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25" calcext:value-type="float">
            <text:p>25</text:p>
          </table:table-cell>
          <table:table-cell office:value-type="float" office:value="-157.32" calcext:value-type="float">
            <text:p>-157.32</text:p>
          </table:table-cell>
          <table:table-cell office:value-type="float" office:value="133.4" calcext:value-type="float">
            <text:p>133.4</text:p>
          </table:table-cell>
          <table:table-cell table:formula="of:=SQRT(SUM([.C23]^2; [.D23]^2))" office:value-type="float" office:value="206.264738624904" calcext:value-type="float">
            <text:p>206.2647386249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24" calcext:value-type="float">
            <text:p>24</text:p>
          </table:table-cell>
          <table:table-cell office:value-type="float" office:value="-157.32" calcext:value-type="float">
            <text:p>-157.32</text:p>
          </table:table-cell>
          <table:table-cell office:value-type="float" office:value="132.48" calcext:value-type="float">
            <text:p>132.48</text:p>
          </table:table-cell>
          <table:table-cell table:formula="of:=SQRT(SUM([.C24]^2; [.D24]^2))" office:value-type="float" office:value="205.670933289077" calcext:value-type="float">
            <text:p>205.6709332891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23" calcext:value-type="float">
            <text:p>23</text:p>
          </table:table-cell>
          <table:table-cell office:value-type="float" office:value="-158.24" calcext:value-type="float">
            <text:p>-158.24</text:p>
          </table:table-cell>
          <table:table-cell office:value-type="float" office:value="131.56" calcext:value-type="float">
            <text:p>131.56</text:p>
          </table:table-cell>
          <table:table-cell table:formula="of:=SQRT(SUM([.C25]^2; [.D25]^2))" office:value-type="float" office:value="205.786129756114" calcext:value-type="float">
            <text:p>205.786129756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24" calcext:value-type="float">
            <text:p>24</text:p>
          </table:table-cell>
          <table:table-cell office:value-type="float" office:value="-160.08" calcext:value-type="float">
            <text:p>-160.08</text:p>
          </table:table-cell>
          <table:table-cell office:value-type="float" office:value="132.48" calcext:value-type="float">
            <text:p>132.48</text:p>
          </table:table-cell>
          <table:table-cell table:formula="of:=SQRT(SUM([.C26]^2; [.D26]^2))" office:value-type="float" office:value="207.789693680895" calcext:value-type="float">
            <text:p>207.789693680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22" calcext:value-type="float">
            <text:p>22</text:p>
          </table:table-cell>
          <table:table-cell office:value-type="float" office:value="-161" calcext:value-type="float">
            <text:p>-161</text:p>
          </table:table-cell>
          <table:table-cell office:value-type="float" office:value="130.64" calcext:value-type="float">
            <text:p>130.64</text:p>
          </table:table-cell>
          <table:table-cell table:formula="of:=SQRT(SUM([.C27]^2; [.D27]^2))" office:value-type="float" office:value="207.335017785226" calcext:value-type="float">
            <text:p>207.335017785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19" calcext:value-type="float">
            <text:p>19</text:p>
          </table:table-cell>
          <table:table-cell office:value-type="float" office:value="-161.92" calcext:value-type="float">
            <text:p>-161.92</text:p>
          </table:table-cell>
          <table:table-cell office:value-type="float" office:value="127.88" calcext:value-type="float">
            <text:p>127.88</text:p>
          </table:table-cell>
          <table:table-cell table:formula="of:=SQRT(SUM([.C28]^2; [.D28]^2))" office:value-type="float" office:value="206.328332518828" calcext:value-type="float">
            <text:p>206.3283325188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15" calcext:value-type="float">
            <text:p>15</text:p>
          </table:table-cell>
          <table:table-cell office:value-type="float" office:value="-164.68" calcext:value-type="float">
            <text:p>-164.68</text:p>
          </table:table-cell>
          <table:table-cell office:value-type="float" office:value="124.2" calcext:value-type="float">
            <text:p>124.2</text:p>
          </table:table-cell>
          <table:table-cell table:formula="of:=SQRT(SUM([.C29]^2; [.D29]^2))" office:value-type="float" office:value="206.264738624904" calcext:value-type="float">
            <text:p>206.2647386249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13" calcext:value-type="float">
            <text:p>13</text:p>
          </table:table-cell>
          <table:table-cell office:value-type="float" office:value="-165.6" calcext:value-type="float">
            <text:p>-165.6</text:p>
          </table:table-cell>
          <table:table-cell office:value-type="float" office:value="122.36" calcext:value-type="float">
            <text:p>122.36</text:p>
          </table:table-cell>
          <table:table-cell table:formula="of:=SQRT(SUM([.C30]^2; [.D30]^2))" office:value-type="float" office:value="205.901261773696" calcext:value-type="float">
            <text:p>205.9012617737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16" calcext:value-type="float">
            <text:p>16</text:p>
          </table:table-cell>
          <table:table-cell office:value-type="float" office:value="-165.6" calcext:value-type="float">
            <text:p>-165.6</text:p>
          </table:table-cell>
          <table:table-cell office:value-type="float" office:value="125.12" calcext:value-type="float">
            <text:p>125.12</text:p>
          </table:table-cell>
          <table:table-cell table:formula="of:=SQRT(SUM([.C31]^2; [.D31]^2))" office:value-type="float" office:value="207.553304960437" calcext:value-type="float">
            <text:p>207.553304960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18" calcext:value-type="float">
            <text:p>18</text:p>
          </table:table-cell>
          <table:table-cell office:value-type="float" office:value="-166.52" calcext:value-type="float">
            <text:p>-166.52</text:p>
          </table:table-cell>
          <table:table-cell office:value-type="float" office:value="126.96" calcext:value-type="float">
            <text:p>126.96</text:p>
          </table:table-cell>
          <table:table-cell table:formula="of:=SQRT(SUM([.C32]^2; [.D32]^2))" office:value-type="float" office:value="209.398548228014" calcext:value-type="float">
            <text:p>209.398548228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19" calcext:value-type="float">
            <text:p>19</text:p>
          </table:table-cell>
          <table:table-cell office:value-type="float" office:value="-168.36" calcext:value-type="float">
            <text:p>-168.36</text:p>
          </table:table-cell>
          <table:table-cell office:value-type="float" office:value="127.88" calcext:value-type="float">
            <text:p>127.88</text:p>
          </table:table-cell>
          <table:table-cell table:formula="of:=SQRT(SUM([.C33]^2; [.D33]^2))" office:value-type="float" office:value="211.419923375258" calcext:value-type="float">
            <text:p>211.4199233753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19" calcext:value-type="float">
            <text:p>19</text:p>
          </table:table-cell>
          <table:table-cell office:value-type="float" office:value="-171.12" calcext:value-type="float">
            <text:p>-171.12</text:p>
          </table:table-cell>
          <table:table-cell office:value-type="float" office:value="127.88" calcext:value-type="float">
            <text:p>127.88</text:p>
          </table:table-cell>
          <table:table-cell table:formula="of:=SQRT(SUM([.C34]^2; [.D34]^2))" office:value-type="float" office:value="213.624316967896" calcext:value-type="float">
            <text:p>213.6243169679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20" calcext:value-type="float">
            <text:p>20</text:p>
          </table:table-cell>
          <table:table-cell office:value-type="float" office:value="-170.2" calcext:value-type="float">
            <text:p>-170.2</text:p>
          </table:table-cell>
          <table:table-cell office:value-type="float" office:value="128.8" calcext:value-type="float">
            <text:p>128.8</text:p>
          </table:table-cell>
          <table:table-cell table:formula="of:=SQRT(SUM([.C35]^2; [.D35]^2))" office:value-type="float" office:value="213.441982749411" calcext:value-type="float">
            <text:p>213.441982749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20" calcext:value-type="float">
            <text:p>20</text:p>
          </table:table-cell>
          <table:table-cell office:value-type="float" office:value="-170.2" calcext:value-type="float">
            <text:p>-170.2</text:p>
          </table:table-cell>
          <table:table-cell office:value-type="float" office:value="128.8" calcext:value-type="float">
            <text:p>128.8</text:p>
          </table:table-cell>
          <table:table-cell table:formula="of:=SQRT(SUM([.C36]^2; [.D36]^2))" office:value-type="float" office:value="213.441982749411" calcext:value-type="float">
            <text:p>213.4419827494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20" calcext:value-type="float">
            <text:p>20</text:p>
          </table:table-cell>
          <table:table-cell office:value-type="float" office:value="-171.12" calcext:value-type="float">
            <text:p>-171.12</text:p>
          </table:table-cell>
          <table:table-cell office:value-type="float" office:value="128.8" calcext:value-type="float">
            <text:p>128.8</text:p>
          </table:table-cell>
          <table:table-cell table:formula="of:=SQRT(SUM([.C37]^2; [.D37]^2))" office:value-type="float" office:value="214.176316150969" calcext:value-type="float">
            <text:p>214.17631615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17" calcext:value-type="float">
            <text:p>17</text:p>
          </table:table-cell>
          <table:table-cell office:value-type="float" office:value="-172.96" calcext:value-type="float">
            <text:p>-172.96</text:p>
          </table:table-cell>
          <table:table-cell office:value-type="float" office:value="126.04" calcext:value-type="float">
            <text:p>126.04</text:p>
          </table:table-cell>
          <table:table-cell table:formula="of:=SQRT(SUM([.C38]^2; [.D38]^2))" office:value-type="float" office:value="214.01225011667" calcext:value-type="float">
            <text:p>214.0122501167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12" calcext:value-type="float">
            <text:p>12</text:p>
          </table:table-cell>
          <table:table-cell office:value-type="float" office:value="-175.72" calcext:value-type="float">
            <text:p>-175.72</text:p>
          </table:table-cell>
          <table:table-cell office:value-type="float" office:value="121.44" calcext:value-type="float">
            <text:p>121.44</text:p>
          </table:table-cell>
          <table:table-cell table:formula="of:=SQRT(SUM([.C39]^2; [.D39]^2))" office:value-type="float" office:value="213.600543070471" calcext:value-type="float">
            <text:p>213.600543070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11" calcext:value-type="float">
            <text:p>11</text:p>
          </table:table-cell>
          <table:table-cell office:value-type="float" office:value="-175.72" calcext:value-type="float">
            <text:p>-175.72</text:p>
          </table:table-cell>
          <table:table-cell office:value-type="float" office:value="120.52" calcext:value-type="float">
            <text:p>120.52</text:p>
          </table:table-cell>
          <table:table-cell table:formula="of:=SQRT(SUM([.C40]^2; [.D40]^2))" office:value-type="float" office:value="213.078832360232" calcext:value-type="float">
            <text:p>213.0788323602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10" calcext:value-type="float">
            <text:p>10</text:p>
          </table:table-cell>
          <table:table-cell office:value-type="float" office:value="-177.56" calcext:value-type="float">
            <text:p>-177.56</text:p>
          </table:table-cell>
          <table:table-cell office:value-type="float" office:value="119.6" calcext:value-type="float">
            <text:p>119.6</text:p>
          </table:table-cell>
          <table:table-cell table:formula="of:=SQRT(SUM([.C41]^2; [.D41]^2))" office:value-type="float" office:value="214.083426728927" calcext:value-type="float">
            <text:p>214.0834267289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9" calcext:value-type="float">
            <text:p>9</text:p>
          </table:table-cell>
          <table:table-cell office:value-type="float" office:value="-177.56" calcext:value-type="float">
            <text:p>-177.56</text:p>
          </table:table-cell>
          <table:table-cell office:value-type="float" office:value="118.68" calcext:value-type="float">
            <text:p>118.68</text:p>
          </table:table-cell>
          <table:table-cell table:formula="of:=SQRT(SUM([.C42]^2; [.D42]^2))" office:value-type="float" office:value="213.570821977161" calcext:value-type="float">
            <text:p>213.570821977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" calcext:value-type="float">
            <text:p>0</text:p>
          </table:table-cell>
          <table:table-cell office:value-type="float" office:value="-181.24" calcext:value-type="float">
            <text:p>-181.24</text:p>
          </table:table-cell>
          <table:table-cell office:value-type="float" office:value="110.4" calcext:value-type="float">
            <text:p>110.4</text:p>
          </table:table-cell>
          <table:table-cell table:formula="of:=SQRT(SUM([.C43]^2; [.D43]^2))" office:value-type="float" office:value="212.217100159247" calcext:value-type="float">
            <text:p>212.217100159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5" calcext:value-type="float">
            <text:p>-5</text:p>
          </table:table-cell>
          <table:table-cell office:value-type="float" office:value="-183.08" calcext:value-type="float">
            <text:p>-183.08</text:p>
          </table:table-cell>
          <table:table-cell office:value-type="float" office:value="105.8" calcext:value-type="float">
            <text:p>105.8</text:p>
          </table:table-cell>
          <table:table-cell table:formula="of:=SQRT(SUM([.C44]^2; [.D44]^2))" office:value-type="float" office:value="211.451948205733" calcext:value-type="float">
            <text:p>211.451948205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5" calcext:value-type="float">
            <text:p>-5</text:p>
          </table:table-cell>
          <table:table-cell office:value-type="float" office:value="-182.16" calcext:value-type="float">
            <text:p>-182.16</text:p>
          </table:table-cell>
          <table:table-cell office:value-type="float" office:value="105.8" calcext:value-type="float">
            <text:p>105.8</text:p>
          </table:table-cell>
          <table:table-cell table:formula="of:=SQRT(SUM([.C45]^2; [.D45]^2))" office:value-type="float" office:value="210.655893817382" calcext:value-type="float">
            <text:p>210.6558938174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-4" calcext:value-type="float">
            <text:p>-4</text:p>
          </table:table-cell>
          <table:table-cell office:value-type="float" office:value="-184" calcext:value-type="float">
            <text:p>-184</text:p>
          </table:table-cell>
          <table:table-cell office:value-type="float" office:value="106.72" calcext:value-type="float">
            <text:p>106.72</text:p>
          </table:table-cell>
          <table:table-cell table:formula="of:=SQRT(SUM([.C46]^2; [.D46]^2))" office:value-type="float" office:value="212.709093364623" calcext:value-type="float">
            <text:p>212.7090933646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6" calcext:value-type="float">
            <text:p>-6</text:p>
          </table:table-cell>
          <table:table-cell office:value-type="float" office:value="-185.84" calcext:value-type="float">
            <text:p>-185.84</text:p>
          </table:table-cell>
          <table:table-cell office:value-type="float" office:value="104.88" calcext:value-type="float">
            <text:p>104.88</text:p>
          </table:table-cell>
          <table:table-cell table:formula="of:=SQRT(SUM([.C47]^2; [.D47]^2))" office:value-type="float" office:value="213.392408487275" calcext:value-type="float">
            <text:p>213.3924084873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-8" calcext:value-type="float">
            <text:p>-8</text:p>
          </table:table-cell>
          <table:table-cell office:value-type="float" office:value="-187.68" calcext:value-type="float">
            <text:p>-187.68</text:p>
          </table:table-cell>
          <table:table-cell office:value-type="float" office:value="103.04" calcext:value-type="float">
            <text:p>103.04</text:p>
          </table:table-cell>
          <table:table-cell table:formula="of:=SQRT(SUM([.C48]^2; [.D48]^2))" office:value-type="float" office:value="214.105170418652" calcext:value-type="float">
            <text:p>214.105170418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26" calcext:value-type="float">
            <text:p>-26</text:p>
          </table:table-cell>
          <table:table-cell office:value-type="float" office:value="-186.76" calcext:value-type="float">
            <text:p>-186.76</text:p>
          </table:table-cell>
          <table:table-cell office:value-type="float" office:value="86.48" calcext:value-type="float">
            <text:p>86.48</text:p>
          </table:table-cell>
          <table:table-cell table:formula="of:=SQRT(SUM([.C49]^2; [.D49]^2))" office:value-type="float" office:value="205.810806324644" calcext:value-type="float">
            <text:p>205.810806324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27" calcext:value-type="float">
            <text:p>-27</text:p>
          </table:table-cell>
          <table:table-cell office:value-type="float" office:value="-193.2" calcext:value-type="float">
            <text:p>-193.2</text:p>
          </table:table-cell>
          <table:table-cell office:value-type="float" office:value="85.56" calcext:value-type="float">
            <text:p>85.56</text:p>
          </table:table-cell>
          <table:table-cell table:formula="of:=SQRT(SUM([.C50]^2; [.D50]^2))" office:value-type="float" office:value="211.297784181472" calcext:value-type="float">
            <text:p>211.2977841815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7" calcext:value-type="float">
            <text:p>-27</text:p>
          </table:table-cell>
          <table:table-cell office:value-type="float" office:value="-190.44" calcext:value-type="float">
            <text:p>-190.44</text:p>
          </table:table-cell>
          <table:table-cell office:value-type="float" office:value="85.56" calcext:value-type="float">
            <text:p>85.56</text:p>
          </table:table-cell>
          <table:table-cell table:formula="of:=SQRT(SUM([.C51]^2; [.D51]^2))" office:value-type="float" office:value="208.777171165815" calcext:value-type="float">
            <text:p>208.7771711658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46" calcext:value-type="float">
            <text:p>-46</text:p>
          </table:table-cell>
          <table:table-cell office:value-type="float" office:value="-190.44" calcext:value-type="float">
            <text:p>-190.44</text:p>
          </table:table-cell>
          <table:table-cell office:value-type="float" office:value="68.08" calcext:value-type="float">
            <text:p>68.08</text:p>
          </table:table-cell>
          <table:table-cell table:formula="of:=SQRT(SUM([.C52]^2; [.D52]^2))" office:value-type="float" office:value="202.243121020222" calcext:value-type="float">
            <text:p>202.2431210202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57" calcext:value-type="float">
            <text:p>-57</text:p>
          </table:table-cell>
          <table:table-cell office:value-type="float" office:value="-194.12" calcext:value-type="float">
            <text:p>-194.12</text:p>
          </table:table-cell>
          <table:table-cell office:value-type="float" office:value="57.96" calcext:value-type="float">
            <text:p>57.96</text:p>
          </table:table-cell>
          <table:table-cell table:formula="of:=SQRT(SUM([.C53]^2; [.D53]^2))" office:value-type="float" office:value="202.588094418206" calcext:value-type="float">
            <text:p>202.588094418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60" calcext:value-type="float">
            <text:p>-60</text:p>
          </table:table-cell>
          <table:table-cell office:value-type="float" office:value="-198.72" calcext:value-type="float">
            <text:p>-198.72</text:p>
          </table:table-cell>
          <table:table-cell office:value-type="float" office:value="55.2" calcext:value-type="float">
            <text:p>55.2</text:p>
          </table:table-cell>
          <table:table-cell table:formula="of:=SQRT(SUM([.C54]^2; [.D54]^2))" office:value-type="float" office:value="206.244220282654" calcext:value-type="float">
            <text:p>206.2442202827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55" calcext:value-type="float">
            <text:p>-55</text:p>
          </table:table-cell>
          <table:table-cell office:value-type="float" office:value="-198.72" calcext:value-type="float">
            <text:p>-198.72</text:p>
          </table:table-cell>
          <table:table-cell office:value-type="float" office:value="59.8" calcext:value-type="float">
            <text:p>59.8</text:p>
          </table:table-cell>
          <table:table-cell table:formula="of:=SQRT(SUM([.C55]^2; [.D55]^2))" office:value-type="float" office:value="207.522717792535" calcext:value-type="float">
            <text:p>207.522717792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46" calcext:value-type="float">
            <text:p>-46</text:p>
          </table:table-cell>
          <table:table-cell office:value-type="float" office:value="-196.88" calcext:value-type="float">
            <text:p>-196.88</text:p>
          </table:table-cell>
          <table:table-cell office:value-type="float" office:value="68.08" calcext:value-type="float">
            <text:p>68.08</text:p>
          </table:table-cell>
          <table:table-cell table:formula="of:=SQRT(SUM([.C56]^2; [.D56]^2))" office:value-type="float" office:value="208.318556062584" calcext:value-type="float">
            <text:p>208.3185560626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26" calcext:value-type="float">
            <text:p>-26</text:p>
          </table:table-cell>
          <table:table-cell office:value-type="float" office:value="-194.12" calcext:value-type="float">
            <text:p>-194.12</text:p>
          </table:table-cell>
          <table:table-cell office:value-type="float" office:value="86.48" calcext:value-type="float">
            <text:p>86.48</text:p>
          </table:table-cell>
          <table:table-cell table:formula="of:=SQRT(SUM([.C57]^2; [.D57]^2))" office:value-type="float" office:value="212.512034482756" calcext:value-type="float">
            <text:p>212.5120344828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6" calcext:value-type="float">
            <text:p>-16</text:p>
          </table:table-cell>
          <table:table-cell office:value-type="float" office:value="-195.04" calcext:value-type="float">
            <text:p>-195.04</text:p>
          </table:table-cell>
          <table:table-cell office:value-type="float" office:value="95.68" calcext:value-type="float">
            <text:p>95.68</text:p>
          </table:table-cell>
          <table:table-cell table:formula="of:=SQRT(SUM([.C58]^2; [.D58]^2))" office:value-type="float" office:value="217.244709947101" calcext:value-type="float">
            <text:p>217.2447099471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3" calcext:value-type="float">
            <text:p>3</text:p>
          </table:table-cell>
          <table:table-cell office:value-type="float" office:value="-188.6" calcext:value-type="float">
            <text:p>-188.6</text:p>
          </table:table-cell>
          <table:table-cell office:value-type="float" office:value="113.16" calcext:value-type="float">
            <text:p>113.16</text:p>
          </table:table-cell>
          <table:table-cell table:formula="of:=SQRT(SUM([.C59]^2; [.D59]^2))" office:value-type="float" office:value="219.943505473565" calcext:value-type="float">
            <text:p>219.943505473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" calcext:value-type="float">
            <text:p>-1</text:p>
          </table:table-cell>
          <table:table-cell office:value-type="float" office:value="-190.44" calcext:value-type="float">
            <text:p>-190.44</text:p>
          </table:table-cell>
          <table:table-cell office:value-type="float" office:value="109.48" calcext:value-type="float">
            <text:p>109.48</text:p>
          </table:table-cell>
          <table:table-cell table:formula="of:=SQRT(SUM([.C60]^2; [.D60]^2))" office:value-type="float" office:value="219.666255942965" calcext:value-type="float">
            <text:p>219.666255943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-4" calcext:value-type="float">
            <text:p>-4</text:p>
          </table:table-cell>
          <table:table-cell office:value-type="float" office:value="-187.68" calcext:value-type="float">
            <text:p>-187.68</text:p>
          </table:table-cell>
          <table:table-cell office:value-type="float" office:value="106.72" calcext:value-type="float">
            <text:p>106.72</text:p>
          </table:table-cell>
          <table:table-cell table:formula="of:=SQRT(SUM([.C61]^2; [.D61]^2))" office:value-type="float" office:value="215.900302917805" calcext:value-type="float">
            <text:p>215.9003029178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20" calcext:value-type="float">
            <text:p>-20</text:p>
          </table:table-cell>
          <table:table-cell office:value-type="float" office:value="-183.08" calcext:value-type="float">
            <text:p>-183.08</text:p>
          </table:table-cell>
          <table:table-cell office:value-type="float" office:value="92" calcext:value-type="float">
            <text:p>92</text:p>
          </table:table-cell>
          <table:table-cell table:formula="of:=SQRT(SUM([.C62]^2; [.D62]^2))" office:value-type="float" office:value="204.895794002708" calcext:value-type="float">
            <text:p>204.8957940027</text:p>
          </table:table-cell>
          <table:table-cell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22" calcext:value-type="float">
            <text:p>-22</text:p>
          </table:table-cell>
          <table:table-cell office:value-type="float" office:value="-184.92" calcext:value-type="float">
            <text:p>-184.92</text:p>
          </table:table-cell>
          <table:table-cell office:value-type="float" office:value="90.16" calcext:value-type="float">
            <text:p>90.16</text:p>
          </table:table-cell>
          <table:table-cell table:formula="of:=SQRT(SUM([.C63]^2; [.D63]^2))" office:value-type="float" office:value="205.728539585542" calcext:value-type="float">
            <text:p>205.7285395855</text:p>
          </table:table-cell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-24" calcext:value-type="float">
            <text:p>-24</text:p>
          </table:table-cell>
          <table:table-cell office:value-type="float" office:value="-184" calcext:value-type="float">
            <text:p>-184</text:p>
          </table:table-cell>
          <table:table-cell office:value-type="float" office:value="88.32" calcext:value-type="float">
            <text:p>88.32</text:p>
          </table:table-cell>
          <table:table-cell table:formula="of:=SQRT(SUM([.C64]^2; [.D64]^2))" office:value-type="float" office:value="204.099050463249" calcext:value-type="float">
            <text:p>204.0990504633</text:p>
          </table:table-cell>
          <table:table-cell office:value-type="float" office:value="207" calcext:value-type="float">
            <text:p>20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44" calcext:value-type="float">
            <text:p>-44</text:p>
          </table:table-cell>
          <table:table-cell office:value-type="float" office:value="-196.88" calcext:value-type="float">
            <text:p>-196.88</text:p>
          </table:table-cell>
          <table:table-cell office:value-type="float" office:value="69.92" calcext:value-type="float">
            <text:p>69.92</text:p>
          </table:table-cell>
          <table:table-cell table:formula="of:=SQRT(SUM([.C65]^2; [.D65]^2))" office:value-type="float" office:value="208.927118392994" calcext:value-type="float">
            <text:p>208.927118393</text:p>
          </table:table-cell>
          <table:table-cell office:value-type="float" office:value="208" calcext:value-type="float">
            <text:p>20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56" calcext:value-type="float">
            <text:p>-56</text:p>
          </table:table-cell>
          <table:table-cell office:value-type="float" office:value="-199.64" calcext:value-type="float">
            <text:p>-199.64</text:p>
          </table:table-cell>
          <table:table-cell office:value-type="float" office:value="58.88" calcext:value-type="float">
            <text:p>58.88</text:p>
          </table:table-cell>
          <table:table-cell table:formula="of:=SQRT(SUM([.C66]^2; [.D66]^2))" office:value-type="float" office:value="208.141740167608" calcext:value-type="float">
            <text:p>208.1417401676</text:p>
          </table:table-cell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74" calcext:value-type="float">
            <text:p>-74</text:p>
          </table:table-cell>
          <table:table-cell office:value-type="float" office:value="-198.72" calcext:value-type="float">
            <text:p>-198.72</text:p>
          </table:table-cell>
          <table:table-cell office:value-type="float" office:value="42.32" calcext:value-type="float">
            <text:p>42.32</text:p>
          </table:table-cell>
          <table:table-cell table:formula="of:=SQRT(SUM([.C67]^2; [.D67]^2))" office:value-type="float" office:value="203.176329329969" calcext:value-type="float">
            <text:p>203.17632933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84" calcext:value-type="float">
            <text:p>-84</text:p>
          </table:table-cell>
          <table:table-cell office:value-type="float" office:value="-198.72" calcext:value-type="float">
            <text:p>-198.72</text:p>
          </table:table-cell>
          <table:table-cell office:value-type="float" office:value="33.12" calcext:value-type="float">
            <text:p>33.12</text:p>
          </table:table-cell>
          <table:table-cell table:formula="of:=SQRT(SUM([.C68]^2; [.D68]^2))" office:value-type="float" office:value="201.461095003477" calcext:value-type="float">
            <text:p>201.4610950035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05" calcext:value-type="float">
            <text:p>-105</text:p>
          </table:table-cell>
          <table:table-cell office:value-type="float" office:value="-199.64" calcext:value-type="float">
            <text:p>-199.64</text:p>
          </table:table-cell>
          <table:table-cell office:value-type="float" office:value="13.8" calcext:value-type="float">
            <text:p>13.8</text:p>
          </table:table-cell>
          <table:table-cell table:formula="of:=SQRT(SUM([.C69]^2; [.D69]^2))" office:value-type="float" office:value="200.116390133342" calcext:value-type="float">
            <text:p>200.1163901333</text:p>
          </table:table-cell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120" calcext:value-type="float">
            <text:p>-120</text:p>
          </table:table-cell>
          <table:table-cell office:value-type="float" office:value="-200.56" calcext:value-type="float">
            <text:p>-200.56</text:p>
          </table:table-cell>
          <table:table-cell office:value-type="float" office:value="0" calcext:value-type="float">
            <text:p>0</text:p>
          </table:table-cell>
          <table:table-cell table:formula="of:=SQRT(SUM([.C70]^2; [.D70]^2))" office:value-type="float" office:value="200.56" calcext:value-type="float">
            <text:p>200.56</text:p>
          </table:table-cell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31" calcext:value-type="float">
            <text:p>-131</text:p>
          </table:table-cell>
          <table:table-cell office:value-type="float" office:value="-199.64" calcext:value-type="float">
            <text:p>-199.64</text:p>
          </table:table-cell>
          <table:table-cell office:value-type="float" office:value="-10.12" calcext:value-type="float">
            <text:p>-10.12</text:p>
          </table:table-cell>
          <table:table-cell table:formula="of:=SQRT(SUM([.C71]^2; [.D71]^2))" office:value-type="float" office:value="199.896333132952" calcext:value-type="float">
            <text:p>199.896333133</text:p>
          </table:table-cell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144" calcext:value-type="float">
            <text:p>-144</text:p>
          </table:table-cell>
          <table:table-cell office:value-type="float" office:value="-196.88" calcext:value-type="float">
            <text:p>-196.88</text:p>
          </table:table-cell>
          <table:table-cell office:value-type="float" office:value="-22.08" calcext:value-type="float">
            <text:p>-22.08</text:p>
          </table:table-cell>
          <table:table-cell table:formula="of:=SQRT(SUM([.C72]^2; [.D72]^2))" office:value-type="float" office:value="198.114261980303" calcext:value-type="float">
            <text:p>198.1142619803</text:p>
          </table:table-cell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151" calcext:value-type="float">
            <text:p>-151</text:p>
          </table:table-cell>
          <table:table-cell office:value-type="float" office:value="-196.88" calcext:value-type="float">
            <text:p>-196.88</text:p>
          </table:table-cell>
          <table:table-cell office:value-type="float" office:value="-28.52" calcext:value-type="float">
            <text:p>-28.52</text:p>
          </table:table-cell>
          <table:table-cell table:formula="of:=SQRT(SUM([.C73]^2; [.D73]^2))" office:value-type="float" office:value="198.934976311357" calcext:value-type="float">
            <text:p>198.9349763114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-154" calcext:value-type="float">
            <text:p>-154</text:p>
          </table:table-cell>
          <table:table-cell office:value-type="float" office:value="-195.96" calcext:value-type="float">
            <text:p>-195.96</text:p>
          </table:table-cell>
          <table:table-cell office:value-type="float" office:value="-31.28" calcext:value-type="float">
            <text:p>-31.28</text:p>
          </table:table-cell>
          <table:table-cell table:formula="of:=SQRT(SUM([.C74]^2; [.D74]^2))" office:value-type="float" office:value="198.440822413132" calcext:value-type="float">
            <text:p>198.4408224131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153" calcext:value-type="float">
            <text:p>-153</text:p>
          </table:table-cell>
          <table:table-cell office:value-type="float" office:value="-198.72" calcext:value-type="float">
            <text:p>-198.72</text:p>
          </table:table-cell>
          <table:table-cell office:value-type="float" office:value="-30.36" calcext:value-type="float">
            <text:p>-30.36</text:p>
          </table:table-cell>
          <table:table-cell table:formula="of:=SQRT(SUM([.C75]^2; [.D75]^2))" office:value-type="float" office:value="201.025789390317" calcext:value-type="float">
            <text:p>201.0257893903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-149" calcext:value-type="float">
            <text:p>-149</text:p>
          </table:table-cell>
          <table:table-cell office:value-type="float" office:value="-202.4" calcext:value-type="float">
            <text:p>-202.4</text:p>
          </table:table-cell>
          <table:table-cell office:value-type="float" office:value="-26.68" calcext:value-type="float">
            <text:p>-26.68</text:p>
          </table:table-cell>
          <table:table-cell table:formula="of:=SQRT(SUM([.C76]^2; [.D76]^2))" office:value-type="float" office:value="204.150881457808" calcext:value-type="float">
            <text:p>204.1508814578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-150" calcext:value-type="float">
            <text:p>-150</text:p>
          </table:table-cell>
          <table:table-cell office:value-type="float" office:value="-202.4" calcext:value-type="float">
            <text:p>-202.4</text:p>
          </table:table-cell>
          <table:table-cell office:value-type="float" office:value="-27.6" calcext:value-type="float">
            <text:p>-27.6</text:p>
          </table:table-cell>
          <table:table-cell table:formula="of:=SQRT(SUM([.C77]^2; [.D77]^2))" office:value-type="float" office:value="204.273150462806" calcext:value-type="float">
            <text:p>204.2731504628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-149" calcext:value-type="float">
            <text:p>-149</text:p>
          </table:table-cell>
          <table:table-cell office:value-type="float" office:value="-202.4" calcext:value-type="float">
            <text:p>-202.4</text:p>
          </table:table-cell>
          <table:table-cell office:value-type="float" office:value="-26.68" calcext:value-type="float">
            <text:p>-26.68</text:p>
          </table:table-cell>
          <table:table-cell table:formula="of:=SQRT(SUM([.C78]^2; [.D78]^2))" office:value-type="float" office:value="204.150881457808" calcext:value-type="float">
            <text:p>204.1508814578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164" calcext:value-type="float">
            <text:p>-164</text:p>
          </table:table-cell>
          <table:table-cell office:value-type="float" office:value="-218.04" calcext:value-type="float">
            <text:p>-218.04</text:p>
          </table:table-cell>
          <table:table-cell office:value-type="float" office:value="-40.48" calcext:value-type="float">
            <text:p>-40.48</text:p>
          </table:table-cell>
          <table:table-cell table:formula="of:=SQRT(SUM([.C79]^2; [.D79]^2))" office:value-type="float" office:value="221.765804397342" calcext:value-type="float">
            <text:p>221.7658043973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163" calcext:value-type="float">
            <text:p>-163</text:p>
          </table:table-cell>
          <table:table-cell office:value-type="float" office:value="-218.04" calcext:value-type="float">
            <text:p>-218.04</text:p>
          </table:table-cell>
          <table:table-cell office:value-type="float" office:value="-39.56" calcext:value-type="float">
            <text:p>-39.56</text:p>
          </table:table-cell>
          <table:table-cell table:formula="of:=SQRT(SUM([.C80]^2; [.D80]^2))" office:value-type="float" office:value="221.599718411373" calcext:value-type="float">
            <text:p>221.5997184114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164" calcext:value-type="float">
            <text:p>-164</text:p>
          </table:table-cell>
          <table:table-cell office:value-type="float" office:value="-218.04" calcext:value-type="float">
            <text:p>-218.04</text:p>
          </table:table-cell>
          <table:table-cell office:value-type="float" office:value="-40.48" calcext:value-type="float">
            <text:p>-40.48</text:p>
          </table:table-cell>
          <table:table-cell table:formula="of:=SQRT(SUM([.C81]^2; [.D81]^2))" office:value-type="float" office:value="221.765804397342" calcext:value-type="float">
            <text:p>221.7658043973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164" calcext:value-type="float">
            <text:p>-164</text:p>
          </table:table-cell>
          <table:table-cell office:value-type="float" office:value="-218.04" calcext:value-type="float">
            <text:p>-218.04</text:p>
          </table:table-cell>
          <table:table-cell office:value-type="float" office:value="-40.48" calcext:value-type="float">
            <text:p>-40.48</text:p>
          </table:table-cell>
          <table:table-cell table:formula="of:=SQRT(SUM([.C82]^2; [.D82]^2))" office:value-type="float" office:value="221.765804397342" calcext:value-type="float">
            <text:p>221.7658043973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214" calcext:value-type="float">
            <text:p>-214</text:p>
          </table:table-cell>
          <table:table-cell office:value-type="float" office:value="-165" calcext:value-type="float">
            <text:p>-165</text:p>
          </table:table-cell>
          <table:table-cell office:value-type="float" office:value="-217.12" calcext:value-type="float">
            <text:p>-217.12</text:p>
          </table:table-cell>
          <table:table-cell office:value-type="float" office:value="-41.4" calcext:value-type="float">
            <text:p>-41.4</text:p>
          </table:table-cell>
          <table:table-cell table:formula="of:=SQRT(SUM([.C83]^2; [.D83]^2))" office:value-type="float" office:value="221.031794997914" calcext:value-type="float">
            <text:p>221.0317949979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283" calcext:value-type="float">
            <text:p>-283</text:p>
          </table:table-cell>
          <table:table-cell office:value-type="float" office:value="-156" calcext:value-type="float">
            <text:p>-156</text:p>
          </table:table-cell>
          <table:table-cell office:value-type="float" office:value="-280.6" calcext:value-type="float">
            <text:p>-280.6</text:p>
          </table:table-cell>
          <table:table-cell office:value-type="float" office:value="-33.12" calcext:value-type="float">
            <text:p>-33.12</text:p>
          </table:table-cell>
          <table:table-cell table:formula="of:=SQRT(SUM([.C84]^2; [.D84]^2))" office:value-type="float" office:value="282.547862140205" calcext:value-type="float">
            <text:p>282.5478621402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float" office:value="-150" calcext:value-type="float">
            <text:p>-150</text:p>
          </table:table-cell>
          <table:table-cell office:value-type="float" office:value="-283.36" calcext:value-type="float">
            <text:p>-283.36</text:p>
          </table:table-cell>
          <table:table-cell office:value-type="float" office:value="-27.6" calcext:value-type="float">
            <text:p>-27.6</text:p>
          </table:table-cell>
          <table:table-cell table:formula="of:=SQRT(SUM([.C85]^2; [.D85]^2))" office:value-type="float" office:value="284.700982787204" calcext:value-type="float">
            <text:p>284.700982787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61" calcext:value-type="float">
            <text:p>-261</text:p>
          </table:table-cell>
          <table:table-cell office:value-type="float" office:value="-144" calcext:value-type="float">
            <text:p>-144</text:p>
          </table:table-cell>
          <table:table-cell office:value-type="float" office:value="-260.36" calcext:value-type="float">
            <text:p>-260.36</text:p>
          </table:table-cell>
          <table:table-cell office:value-type="float" office:value="-22.08" calcext:value-type="float">
            <text:p>-22.08</text:p>
          </table:table-cell>
          <table:table-cell table:formula="of:=SQRT(SUM([.C86]^2; [.D86]^2))" office:value-type="float" office:value="261.294577058155" calcext:value-type="float">
            <text:p>261.2945770582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-136" calcext:value-type="float">
            <text:p>-136</text:p>
          </table:table-cell>
          <table:table-cell office:value-type="float" office:value="-206.08" calcext:value-type="float">
            <text:p>-206.08</text:p>
          </table:table-cell>
          <table:table-cell office:value-type="float" office:value="-14.72" calcext:value-type="float">
            <text:p>-14.72</text:p>
          </table:table-cell>
          <table:table-cell table:formula="of:=SQRT(SUM([.C87]^2; [.D87]^2))" office:value-type="float" office:value="206.60504543694" calcext:value-type="float">
            <text:p>206.6050454369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136" calcext:value-type="float">
            <text:p>-136</text:p>
          </table:table-cell>
          <table:table-cell office:value-type="float" office:value="-200.56" calcext:value-type="float">
            <text:p>-200.56</text:p>
          </table:table-cell>
          <table:table-cell office:value-type="float" office:value="-14.72" calcext:value-type="float">
            <text:p>-14.72</text:p>
          </table:table-cell>
          <table:table-cell table:formula="of:=SQRT(SUM([.C88]^2; [.D88]^2))" office:value-type="float" office:value="201.099457980373" calcext:value-type="float">
            <text:p>201.0994579804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143" calcext:value-type="float">
            <text:p>-143</text:p>
          </table:table-cell>
          <table:table-cell office:value-type="float" office:value="-186.76" calcext:value-type="float">
            <text:p>-186.76</text:p>
          </table:table-cell>
          <table:table-cell office:value-type="float" office:value="-21.16" calcext:value-type="float">
            <text:p>-21.16</text:p>
          </table:table-cell>
          <table:table-cell table:formula="of:=SQRT(SUM([.C89]^2; [.D89]^2))" office:value-type="float" office:value="187.954896717271" calcext:value-type="float">
            <text:p>187.954896717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-180" calcext:value-type="float">
            <text:p>-180</text:p>
          </table:table-cell>
          <table:table-cell office:value-type="float" office:value="-160.08" calcext:value-type="float">
            <text:p>-160.08</text:p>
          </table:table-cell>
          <table:table-cell office:value-type="float" office:value="-55.2" calcext:value-type="float">
            <text:p>-55.2</text:p>
          </table:table-cell>
          <table:table-cell table:formula="of:=SQRT(SUM([.C90]^2; [.D90]^2))" office:value-type="float" office:value="169.329992617965" calcext:value-type="float">
            <text:p>169.329992618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-191" calcext:value-type="float">
            <text:p>-191</text:p>
          </table:table-cell>
          <table:table-cell office:value-type="float" office:value="-159.16" calcext:value-type="float">
            <text:p>-159.16</text:p>
          </table:table-cell>
          <table:table-cell office:value-type="float" office:value="-65.32" calcext:value-type="float">
            <text:p>-65.32</text:p>
          </table:table-cell>
          <table:table-cell table:formula="of:=SQRT(SUM([.C91]^2; [.D91]^2))" office:value-type="float" office:value="172.042459875462" calcext:value-type="float">
            <text:p>172.042459875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-225" calcext:value-type="float">
            <text:p>-225</text:p>
          </table:table-cell>
          <table:table-cell office:value-type="float" office:value="-151.8" calcext:value-type="float">
            <text:p>-151.8</text:p>
          </table:table-cell>
          <table:table-cell office:value-type="float" office:value="-96.6" calcext:value-type="float">
            <text:p>-96.6</text:p>
          </table:table-cell>
          <table:table-cell table:formula="of:=SQRT(SUM([.C92]^2; [.D92]^2))" office:value-type="float" office:value="179.929986383593" calcext:value-type="float">
            <text:p>179.9299863836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-239" calcext:value-type="float">
            <text:p>-239</text:p>
          </table:table-cell>
          <table:table-cell office:value-type="float" office:value="-151.8" calcext:value-type="float">
            <text:p>-151.8</text:p>
          </table:table-cell>
          <table:table-cell office:value-type="float" office:value="-109.48" calcext:value-type="float">
            <text:p>-109.48</text:p>
          </table:table-cell>
          <table:table-cell table:formula="of:=SQRT(SUM([.C93]^2; [.D93]^2))" office:value-type="float" office:value="187.160653984752" calcext:value-type="float">
            <text:p>187.160653984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227" calcext:value-type="float">
            <text:p>-227</text:p>
          </table:table-cell>
          <table:table-cell office:value-type="float" office:value="-145.36" calcext:value-type="float">
            <text:p>-145.36</text:p>
          </table:table-cell>
          <table:table-cell office:value-type="float" office:value="-98.44" calcext:value-type="float">
            <text:p>-98.44</text:p>
          </table:table-cell>
          <table:table-cell table:formula="of:=SQRT(SUM([.C94]^2; [.D94]^2))" office:value-type="float" office:value="175.55615397929" calcext:value-type="float">
            <text:p>175.5561539793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-187" calcext:value-type="float">
            <text:p>-187</text:p>
          </table:table-cell>
          <table:table-cell office:value-type="float" office:value="-132.48" calcext:value-type="float">
            <text:p>-132.48</text:p>
          </table:table-cell>
          <table:table-cell office:value-type="float" office:value="-61.64" calcext:value-type="float">
            <text:p>-61.64</text:p>
          </table:table-cell>
          <table:table-cell table:formula="of:=SQRT(SUM([.C95]^2; [.D95]^2))" office:value-type="float" office:value="146.117897603271" calcext:value-type="float">
            <text:p>146.1178976033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-188" calcext:value-type="float">
            <text:p>-188</text:p>
          </table:table-cell>
          <table:table-cell office:value-type="float" office:value="-137.08" calcext:value-type="float">
            <text:p>-137.08</text:p>
          </table:table-cell>
          <table:table-cell office:value-type="float" office:value="-62.56" calcext:value-type="float">
            <text:p>-62.56</text:p>
          </table:table-cell>
          <table:table-cell table:formula="of:=SQRT(SUM([.C96]^2; [.D96]^2))" office:value-type="float" office:value="150.680722058265" calcext:value-type="float">
            <text:p>150.6807220583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183" calcext:value-type="float">
            <text:p>-183</text:p>
          </table:table-cell>
          <table:table-cell office:value-type="float" office:value="-193.2" calcext:value-type="float">
            <text:p>-193.2</text:p>
          </table:table-cell>
          <table:table-cell office:value-type="float" office:value="-57.96" calcext:value-type="float">
            <text:p>-57.96</text:p>
          </table:table-cell>
          <table:table-cell table:formula="of:=SQRT(SUM([.C97]^2; [.D97]^2))" office:value-type="float" office:value="201.706721752152" calcext:value-type="float">
            <text:p>201.706721752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-200" calcext:value-type="float">
            <text:p>-200</text:p>
          </table:table-cell>
          <table:table-cell office:value-type="float" office:value="-189.52" calcext:value-type="float">
            <text:p>-189.52</text:p>
          </table:table-cell>
          <table:table-cell office:value-type="float" office:value="-73.6" calcext:value-type="float">
            <text:p>-73.6</text:p>
          </table:table-cell>
          <table:table-cell table:formula="of:=SQRT(SUM([.C98]^2; [.D98]^2))" office:value-type="float" office:value="203.309592493812" calcext:value-type="float">
            <text:p>203.3095924938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219" calcext:value-type="float">
            <text:p>-219</text:p>
          </table:table-cell>
          <table:table-cell office:value-type="float" office:value="-184.92" calcext:value-type="float">
            <text:p>-184.92</text:p>
          </table:table-cell>
          <table:table-cell office:value-type="float" office:value="-91.08" calcext:value-type="float">
            <text:p>-91.08</text:p>
          </table:table-cell>
          <table:table-cell table:formula="of:=SQRT(SUM([.C99]^2; [.D99]^2))" office:value-type="float" office:value="206.13338594221" calcext:value-type="float">
            <text:p>206.1333859422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-227" calcext:value-type="float">
            <text:p>-227</text:p>
          </table:table-cell>
          <table:table-cell office:value-type="float" office:value="-169.28" calcext:value-type="float">
            <text:p>-169.28</text:p>
          </table:table-cell>
          <table:table-cell office:value-type="float" office:value="-98.44" calcext:value-type="float">
            <text:p>-98.44</text:p>
          </table:table-cell>
          <table:table-cell table:formula="of:=SQRT(SUM([.C100]^2; [.D100]^2))" office:value-type="float" office:value="195.821735259394" calcext:value-type="float">
            <text:p>195.821735259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270" calcext:value-type="float">
            <text:p>-270</text:p>
          </table:table-cell>
          <table:table-cell office:value-type="float" office:value="-161" calcext:value-type="float">
            <text:p>-161</text:p>
          </table:table-cell>
          <table:table-cell office:value-type="float" office:value="-138" calcext:value-type="float">
            <text:p>-138</text:p>
          </table:table-cell>
          <table:table-cell table:formula="of:=SQRT(SUM([.C101]^2; [.D101]^2))" office:value-type="float" office:value="212.049522517736" calcext:value-type="float">
            <text:p>212.0495225177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-279" calcext:value-type="float">
            <text:p>-279</text:p>
          </table:table-cell>
          <table:table-cell office:value-type="float" office:value="-151.8" calcext:value-type="float">
            <text:p>-151.8</text:p>
          </table:table-cell>
          <table:table-cell office:value-type="float" office:value="-146.28" calcext:value-type="float">
            <text:p>-146.28</text:p>
          </table:table-cell>
          <table:table-cell table:formula="of:=SQRT(SUM([.C102]^2; [.D102]^2))" office:value-type="float" office:value="210.810527251369" calcext:value-type="float">
            <text:p>210.8105272514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-284" calcext:value-type="float">
            <text:p>-284</text:p>
          </table:table-cell>
          <table:table-cell office:value-type="float" office:value="-146.28" calcext:value-type="float">
            <text:p>-146.28</text:p>
          </table:table-cell>
          <table:table-cell office:value-type="float" office:value="-150.88" calcext:value-type="float">
            <text:p>-150.88</text:p>
          </table:table-cell>
          <table:table-cell table:formula="of:=SQRT(SUM([.C103]^2; [.D103]^2))" office:value-type="float" office:value="210.14902521782" calcext:value-type="float">
            <text:p>210.1490252178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89" calcext:value-type="float">
            <text:p>-289</text:p>
          </table:table-cell>
          <table:table-cell office:value-type="float" office:value="-139.84" calcext:value-type="float">
            <text:p>-139.84</text:p>
          </table:table-cell>
          <table:table-cell office:value-type="float" office:value="-155.48" calcext:value-type="float">
            <text:p>-155.48</text:p>
          </table:table-cell>
          <table:table-cell table:formula="of:=SQRT(SUM([.C104]^2; [.D104]^2))" office:value-type="float" office:value="209.115413109603" calcext:value-type="float">
            <text:p>209.1154131096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314" calcext:value-type="float">
            <text:p>-314</text:p>
          </table:table-cell>
          <table:table-cell office:value-type="float" office:value="-116.84" calcext:value-type="float">
            <text:p>-116.84</text:p>
          </table:table-cell>
          <table:table-cell office:value-type="float" office:value="-178.48" calcext:value-type="float">
            <text:p>-178.48</text:p>
          </table:table-cell>
          <table:table-cell table:formula="of:=SQRT(SUM([.C105]^2; [.D105]^2))" office:value-type="float" office:value="213.322985165687" calcext:value-type="float">
            <text:p>213.3229851657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319" calcext:value-type="float">
            <text:p>-319</text:p>
          </table:table-cell>
          <table:table-cell office:value-type="float" office:value="-106.72" calcext:value-type="float">
            <text:p>-106.72</text:p>
          </table:table-cell>
          <table:table-cell office:value-type="float" office:value="-183.08" calcext:value-type="float">
            <text:p>-183.08</text:p>
          </table:table-cell>
          <table:table-cell table:formula="of:=SQRT(SUM([.C106]^2; [.D106]^2))" office:value-type="float" office:value="211.913767367767" calcext:value-type="float">
            <text:p>211.9137673678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29" calcext:value-type="float">
            <text:p>-329</text:p>
          </table:table-cell>
          <table:table-cell office:value-type="float" office:value="-89.24" calcext:value-type="float">
            <text:p>-89.24</text:p>
          </table:table-cell>
          <table:table-cell office:value-type="float" office:value="-192.28" calcext:value-type="float">
            <text:p>-192.28</text:p>
          </table:table-cell>
          <table:table-cell table:formula="of:=SQRT(SUM([.C107]^2; [.D107]^2))" office:value-type="float" office:value="211.979659401557" calcext:value-type="float">
            <text:p>211.97965940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334" calcext:value-type="float">
            <text:p>-334</text:p>
          </table:table-cell>
          <table:table-cell office:value-type="float" office:value="-80.04" calcext:value-type="float">
            <text:p>-80.04</text:p>
          </table:table-cell>
          <table:table-cell office:value-type="float" office:value="-196.88" calcext:value-type="float">
            <text:p>-196.88</text:p>
          </table:table-cell>
          <table:table-cell table:formula="of:=SQRT(SUM([.C108]^2; [.D108]^2))" office:value-type="float" office:value="212.527965218698" calcext:value-type="float">
            <text:p>212.5279652187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339" calcext:value-type="float">
            <text:p>-339</text:p>
          </table:table-cell>
          <table:table-cell office:value-type="float" office:value="-65.32" calcext:value-type="float">
            <text:p>-65.32</text:p>
          </table:table-cell>
          <table:table-cell office:value-type="float" office:value="-201.48" calcext:value-type="float">
            <text:p>-201.48</text:p>
          </table:table-cell>
          <table:table-cell table:formula="of:=SQRT(SUM([.C109]^2; [.D109]^2))" office:value-type="float" office:value="211.803901758207" calcext:value-type="float">
            <text:p>211.803901758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342" calcext:value-type="float">
            <text:p>-342</text:p>
          </table:table-cell>
          <table:table-cell office:value-type="float" office:value="-55.2" calcext:value-type="float">
            <text:p>-55.2</text:p>
          </table:table-cell>
          <table:table-cell office:value-type="float" office:value="-204.24" calcext:value-type="float">
            <text:p>-204.24</text:p>
          </table:table-cell>
          <table:table-cell table:formula="of:=SQRT(SUM([.C110]^2; [.D110]^2))" office:value-type="float" office:value="211.567997579974" calcext:value-type="float">
            <text:p>211.5679975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42" calcext:value-type="float">
            <text:p>-342</text:p>
          </table:table-cell>
          <table:table-cell office:value-type="float" office:value="-53.36" calcext:value-type="float">
            <text:p>-53.36</text:p>
          </table:table-cell>
          <table:table-cell office:value-type="float" office:value="-204.24" calcext:value-type="float">
            <text:p>-204.24</text:p>
          </table:table-cell>
          <table:table-cell table:formula="of:=SQRT(SUM([.C111]^2; [.D111]^2))" office:value-type="float" office:value="211.095398339234" calcext:value-type="float">
            <text:p>211.095398339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345" calcext:value-type="float">
            <text:p>-345</text:p>
          </table:table-cell>
          <table:table-cell office:value-type="float" office:value="-44.16" calcext:value-type="float">
            <text:p>-44.16</text:p>
          </table:table-cell>
          <table:table-cell office:value-type="float" office:value="-207" calcext:value-type="float">
            <text:p>-207</text:p>
          </table:table-cell>
          <table:table-cell table:formula="of:=SQRT(SUM([.C112]^2; [.D112]^2))" office:value-type="float" office:value="211.657992053218" calcext:value-type="float">
            <text:p>211.6579920532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345" calcext:value-type="float">
            <text:p>-345</text:p>
          </table:table-cell>
          <table:table-cell office:value-type="float" office:value="-41.4" calcext:value-type="float">
            <text:p>-41.4</text:p>
          </table:table-cell>
          <table:table-cell office:value-type="float" office:value="-207" calcext:value-type="float">
            <text:p>-207</text:p>
          </table:table-cell>
          <table:table-cell table:formula="of:=SQRT(SUM([.C113]^2; [.D113]^2))" office:value-type="float" office:value="211.099407862741" calcext:value-type="float">
            <text:p>211.099407862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45" calcext:value-type="float">
            <text:p>-345</text:p>
          </table:table-cell>
          <table:table-cell office:value-type="float" office:value="-38.64" calcext:value-type="float">
            <text:p>-38.64</text:p>
          </table:table-cell>
          <table:table-cell office:value-type="float" office:value="-207" calcext:value-type="float">
            <text:p>-207</text:p>
          </table:table-cell>
          <table:table-cell table:formula="of:=SQRT(SUM([.C114]^2; [.D114]^2))" office:value-type="float" office:value="210.575519944746" calcext:value-type="float">
            <text:p>210.5755199447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47" calcext:value-type="float">
            <text:p>-347</text:p>
          </table:table-cell>
          <table:table-cell office:value-type="float" office:value="-11.96" calcext:value-type="float">
            <text:p>-11.96</text:p>
          </table:table-cell>
          <table:table-cell office:value-type="float" office:value="-208.84" calcext:value-type="float">
            <text:p>-208.84</text:p>
          </table:table-cell>
          <table:table-cell table:formula="of:=SQRT(SUM([.C115]^2; [.D115]^2))" office:value-type="float" office:value="209.182186622093" calcext:value-type="float">
            <text:p>209.182186622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46" calcext:value-type="float">
            <text:p>-346</text:p>
          </table:table-cell>
          <table:table-cell office:value-type="float" office:value="-0.92" calcext:value-type="float">
            <text:p>-0.92</text:p>
          </table:table-cell>
          <table:table-cell office:value-type="float" office:value="-207.92" calcext:value-type="float">
            <text:p>-207.92</text:p>
          </table:table-cell>
          <table:table-cell table:formula="of:=SQRT(SUM([.C116]^2; [.D116]^2))" office:value-type="float" office:value="207.922035388268" calcext:value-type="float">
            <text:p>207.9220353883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45" calcext:value-type="float">
            <text:p>-345</text:p>
          </table:table-cell>
          <table:table-cell office:value-type="float" office:value="18.4" calcext:value-type="float">
            <text:p>18.4</text:p>
          </table:table-cell>
          <table:table-cell office:value-type="float" office:value="-207" calcext:value-type="float">
            <text:p>-207</text:p>
          </table:table-cell>
          <table:table-cell table:formula="of:=SQRT(SUM([.C117]^2; [.D117]^2))" office:value-type="float" office:value="207.816168764608" calcext:value-type="float">
            <text:p>207.816168764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44" calcext:value-type="float">
            <text:p>-344</text:p>
          </table:table-cell>
          <table:table-cell office:value-type="float" office:value="25.76" calcext:value-type="float">
            <text:p>25.76</text:p>
          </table:table-cell>
          <table:table-cell office:value-type="float" office:value="-206.08" calcext:value-type="float">
            <text:p>-206.08</text:p>
          </table:table-cell>
          <table:table-cell table:formula="of:=SQRT(SUM([.C118]^2; [.D118]^2))" office:value-type="float" office:value="207.683759596171" calcext:value-type="float">
            <text:p>207.6837595962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42" calcext:value-type="float">
            <text:p>-342</text:p>
          </table:table-cell>
          <table:table-cell office:value-type="float" office:value="35.88" calcext:value-type="float">
            <text:p>35.88</text:p>
          </table:table-cell>
          <table:table-cell office:value-type="float" office:value="-204.24" calcext:value-type="float">
            <text:p>-204.24</text:p>
          </table:table-cell>
          <table:table-cell table:formula="of:=SQRT(SUM([.C119]^2; [.D119]^2))" office:value-type="float" office:value="207.367673469131" calcext:value-type="float">
            <text:p>207.3676734691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36" calcext:value-type="float">
            <text:p>-336</text:p>
          </table:table-cell>
          <table:table-cell office:value-type="float" office:value="59.8" calcext:value-type="float">
            <text:p>59.8</text:p>
          </table:table-cell>
          <table:table-cell office:value-type="float" office:value="-198.72" calcext:value-type="float">
            <text:p>-198.72</text:p>
          </table:table-cell>
          <table:table-cell table:formula="of:=SQRT(SUM([.C120]^2; [.D120]^2))" office:value-type="float" office:value="207.522717792535" calcext:value-type="float">
            <text:p>207.5227177925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32" calcext:value-type="float">
            <text:p>-332</text:p>
          </table:table-cell>
          <table:table-cell office:value-type="float" office:value="71.76" calcext:value-type="float">
            <text:p>71.76</text:p>
          </table:table-cell>
          <table:table-cell office:value-type="float" office:value="-195.04" calcext:value-type="float">
            <text:p>-195.04</text:p>
          </table:table-cell>
          <table:table-cell table:formula="of:=SQRT(SUM([.C121]^2; [.D121]^2))" office:value-type="float" office:value="207.822277920342" calcext:value-type="float">
            <text:p>207.8222779203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18" calcext:value-type="float">
            <text:p>-318</text:p>
          </table:table-cell>
          <table:table-cell office:value-type="float" office:value="99.36" calcext:value-type="float">
            <text:p>99.36</text:p>
          </table:table-cell>
          <table:table-cell office:value-type="float" office:value="-182.16" calcext:value-type="float">
            <text:p>-182.16</text:p>
          </table:table-cell>
          <table:table-cell table:formula="of:=SQRT(SUM([.C122]^2; [.D122]^2))" office:value-type="float" office:value="207.496205266506" calcext:value-type="float">
            <text:p>207.4962052665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09" calcext:value-type="float">
            <text:p>-309</text:p>
          </table:table-cell>
          <table:table-cell office:value-type="float" office:value="112.24" calcext:value-type="float">
            <text:p>112.24</text:p>
          </table:table-cell>
          <table:table-cell office:value-type="float" office:value="-173.88" calcext:value-type="float">
            <text:p>-173.88</text:p>
          </table:table-cell>
          <table:table-cell table:formula="of:=SQRT(SUM([.C123]^2; [.D123]^2))" office:value-type="float" office:value="206.959107071904" calcext:value-type="float">
            <text:p>206.959107071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99" calcext:value-type="float">
            <text:p>-299</text:p>
          </table:table-cell>
          <table:table-cell office:value-type="float" office:value="125.12" calcext:value-type="float">
            <text:p>125.12</text:p>
          </table:table-cell>
          <table:table-cell office:value-type="float" office:value="-164.68" calcext:value-type="float">
            <text:p>-164.68</text:p>
          </table:table-cell>
          <table:table-cell table:formula="of:=SQRT(SUM([.C124]^2; [.D124]^2))" office:value-type="float" office:value="206.820010637269" calcext:value-type="float">
            <text:p>206.8200106373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84" calcext:value-type="float">
            <text:p>-284</text:p>
          </table:table-cell>
          <table:table-cell office:value-type="float" office:value="144.44" calcext:value-type="float">
            <text:p>144.44</text:p>
          </table:table-cell>
          <table:table-cell office:value-type="float" office:value="-150.88" calcext:value-type="float">
            <text:p>-150.88</text:p>
          </table:table-cell>
          <table:table-cell table:formula="of:=SQRT(SUM([.C125]^2; [.D125]^2))" office:value-type="float" office:value="208.872420391013" calcext:value-type="float">
            <text:p>208.87242039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71" calcext:value-type="float">
            <text:p>-271</text:p>
          </table:table-cell>
          <table:table-cell office:value-type="float" office:value="158.24" calcext:value-type="float">
            <text:p>158.24</text:p>
          </table:table-cell>
          <table:table-cell office:value-type="float" office:value="-138.92" calcext:value-type="float">
            <text:p>-138.92</text:p>
          </table:table-cell>
          <table:table-cell table:formula="of:=SQRT(SUM([.C126]^2; [.D126]^2))" office:value-type="float" office:value="210.567480870148" calcext:value-type="float">
            <text:p>210.5674808701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46" calcext:value-type="float">
            <text:p>-246</text:p>
          </table:table-cell>
          <table:table-cell office:value-type="float" office:value="177.56" calcext:value-type="float">
            <text:p>177.56</text:p>
          </table:table-cell>
          <table:table-cell office:value-type="float" office:value="-115.92" calcext:value-type="float">
            <text:p>-115.92</text:p>
          </table:table-cell>
          <table:table-cell table:formula="of:=SQRT(SUM([.C127]^2; [.D127]^2))" office:value-type="float" office:value="212.049522517736" calcext:value-type="float">
            <text:p>212.049522517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34" calcext:value-type="float">
            <text:p>-234</text:p>
          </table:table-cell>
          <table:table-cell office:value-type="float" office:value="185.84" calcext:value-type="float">
            <text:p>185.84</text:p>
          </table:table-cell>
          <table:table-cell office:value-type="float" office:value="-104.88" calcext:value-type="float">
            <text:p>-104.88</text:p>
          </table:table-cell>
          <table:table-cell table:formula="of:=SQRT(SUM([.C128]^2; [.D128]^2))" office:value-type="float" office:value="213.392408487275" calcext:value-type="float">
            <text:p>213.3924084873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24" calcext:value-type="float">
            <text:p>-224</text:p>
          </table:table-cell>
          <table:table-cell office:value-type="float" office:value="194.12" calcext:value-type="float">
            <text:p>194.12</text:p>
          </table:table-cell>
          <table:table-cell office:value-type="float" office:value="-95.68" calcext:value-type="float">
            <text:p>-95.68</text:p>
          </table:table-cell>
          <table:table-cell table:formula="of:=SQRT(SUM([.C129]^2; [.D129]^2))" office:value-type="float" office:value="216.419122999794" calcext:value-type="float">
            <text:p>216.4191229998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15" calcext:value-type="float">
            <text:p>-215</text:p>
          </table:table-cell>
          <table:table-cell office:value-type="float" office:value="211.6" calcext:value-type="float">
            <text:p>211.6</text:p>
          </table:table-cell>
          <table:table-cell office:value-type="float" office:value="-87.4" calcext:value-type="float">
            <text:p>-87.4</text:p>
          </table:table-cell>
          <table:table-cell table:formula="of:=SQRT(SUM([.C130]^2; [.D130]^2))" office:value-type="float" office:value="228.939555341579" calcext:value-type="float">
            <text:p>228.939555341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13" calcext:value-type="float">
            <text:p>-213</text:p>
          </table:table-cell>
          <table:table-cell office:value-type="float" office:value="211.6" calcext:value-type="float">
            <text:p>211.6</text:p>
          </table:table-cell>
          <table:table-cell office:value-type="float" office:value="-85.56" calcext:value-type="float">
            <text:p>-85.56</text:p>
          </table:table-cell>
          <table:table-cell table:formula="of:=SQRT(SUM([.C131]^2; [.D131]^2))" office:value-type="float" office:value="228.243452480022" calcext:value-type="float">
            <text:p>228.2434524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90" calcext:value-type="float">
            <text:p>-190</text:p>
          </table:table-cell>
          <table:table-cell office:value-type="float" office:value="209.76" calcext:value-type="float">
            <text:p>209.76</text:p>
          </table:table-cell>
          <table:table-cell office:value-type="float" office:value="-64.4" calcext:value-type="float">
            <text:p>-64.4</text:p>
          </table:table-cell>
          <table:table-cell table:formula="of:=SQRT(SUM([.C132]^2; [.D132]^2))" office:value-type="float" office:value="219.423375236095" calcext:value-type="float">
            <text:p>219.423375236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82" calcext:value-type="float">
            <text:p>-182</text:p>
          </table:table-cell>
          <table:table-cell office:value-type="float" office:value="208.84" calcext:value-type="float">
            <text:p>208.84</text:p>
          </table:table-cell>
          <table:table-cell office:value-type="float" office:value="-57.04" calcext:value-type="float">
            <text:p>-57.04</text:p>
          </table:table-cell>
          <table:table-cell table:formula="of:=SQRT(SUM([.C133]^2; [.D133]^2))" office:value-type="float" office:value="216.489508290818" calcext:value-type="float">
            <text:p>216.489508290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4" calcext:value-type="float">
            <text:p>-164</text:p>
          </table:table-cell>
          <table:table-cell office:value-type="float" office:value="210.68" calcext:value-type="float">
            <text:p>210.68</text:p>
          </table:table-cell>
          <table:table-cell office:value-type="float" office:value="-40.48" calcext:value-type="float">
            <text:p>-40.48</text:p>
          </table:table-cell>
          <table:table-cell table:formula="of:=SQRT(SUM([.C134]^2; [.D134]^2))" office:value-type="float" office:value="214.533663558892" calcext:value-type="float">
            <text:p>214.533663558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49" calcext:value-type="float">
            <text:p>-149</text:p>
          </table:table-cell>
          <table:table-cell office:value-type="float" office:value="214.36" calcext:value-type="float">
            <text:p>214.36</text:p>
          </table:table-cell>
          <table:table-cell office:value-type="float" office:value="-26.68" calcext:value-type="float">
            <text:p>-26.68</text:p>
          </table:table-cell>
          <table:table-cell table:formula="of:=SQRT(SUM([.C135]^2; [.D135]^2))" office:value-type="float" office:value="216.013962511686" calcext:value-type="float">
            <text:p>216.013962511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40" calcext:value-type="float">
            <text:p>-140</text:p>
          </table:table-cell>
          <table:table-cell office:value-type="float" office:value="214.36" calcext:value-type="float">
            <text:p>214.36</text:p>
          </table:table-cell>
          <table:table-cell office:value-type="float" office:value="-18.4" calcext:value-type="float">
            <text:p>-18.4</text:p>
          </table:table-cell>
          <table:table-cell table:formula="of:=SQRT(SUM([.C136]^2; [.D136]^2))" office:value-type="float" office:value="215.14825028338" calcext:value-type="float">
            <text:p>215.148250283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32" calcext:value-type="float">
            <text:p>-132</text:p>
          </table:table-cell>
          <table:table-cell office:value-type="float" office:value="215.28" calcext:value-type="float">
            <text:p>215.28</text:p>
          </table:table-cell>
          <table:table-cell office:value-type="float" office:value="-11.04" calcext:value-type="float">
            <text:p>-11.04</text:p>
          </table:table-cell>
          <table:table-cell table:formula="of:=SQRT(SUM([.C137]^2; [.D137]^2))" office:value-type="float" office:value="215.562891055024" calcext:value-type="float">
            <text:p>215.56289105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9" calcext:value-type="float">
            <text:p>-129</text:p>
          </table:table-cell>
          <table:table-cell office:value-type="float" office:value="216.2" calcext:value-type="float">
            <text:p>216.2</text:p>
          </table:table-cell>
          <table:table-cell office:value-type="float" office:value="-8.28" calcext:value-type="float">
            <text:p>-8.28</text:p>
          </table:table-cell>
          <table:table-cell table:formula="of:=SQRT(SUM([.C138]^2; [.D138]^2))" office:value-type="float" office:value="216.358495095524" calcext:value-type="float">
            <text:p>216.358495095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10" calcext:value-type="float">
            <text:p>-110</text:p>
          </table:table-cell>
          <table:table-cell office:value-type="float" office:value="215.28" calcext:value-type="float">
            <text:p>215.28</text:p>
          </table:table-cell>
          <table:table-cell office:value-type="float" office:value="9.2" calcext:value-type="float">
            <text:p>9.2</text:p>
          </table:table-cell>
          <table:table-cell table:formula="of:=SQRT(SUM([.C139]^2; [.D139]^2))" office:value-type="float" office:value="215.476491525178" calcext:value-type="float">
            <text:p>215.4764915252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76" calcext:value-type="float">
            <text:p>-76</text:p>
          </table:table-cell>
          <table:table-cell office:value-type="float" office:value="210.68" calcext:value-type="float">
            <text:p>210.68</text:p>
          </table:table-cell>
          <table:table-cell office:value-type="float" office:value="40.48" calcext:value-type="float">
            <text:p>40.48</text:p>
          </table:table-cell>
          <table:table-cell table:formula="of:=SQRT(SUM([.C140]^2; [.D140]^2))" office:value-type="float" office:value="214.533663558892" calcext:value-type="float">
            <text:p>214.5336635589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65" calcext:value-type="float">
            <text:p>-65</text:p>
          </table:table-cell>
          <table:table-cell office:value-type="float" office:value="207.92" calcext:value-type="float">
            <text:p>207.92</text:p>
          </table:table-cell>
          <table:table-cell office:value-type="float" office:value="50.6" calcext:value-type="float">
            <text:p>50.6</text:p>
          </table:table-cell>
          <table:table-cell table:formula="of:=SQRT(SUM([.C141]^2; [.D141]^2))" office:value-type="float" office:value="213.98851931821" calcext:value-type="float">
            <text:p>213.9885193182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46" calcext:value-type="float">
            <text:p>-46</text:p>
          </table:table-cell>
          <table:table-cell office:value-type="float" office:value="205.16" calcext:value-type="float">
            <text:p>205.16</text:p>
          </table:table-cell>
          <table:table-cell office:value-type="float" office:value="68.08" calcext:value-type="float">
            <text:p>68.08</text:p>
          </table:table-cell>
          <table:table-cell table:formula="of:=SQRT(SUM([.C142]^2; [.D142]^2))" office:value-type="float" office:value="216.160847518694" calcext:value-type="float">
            <text:p>216.1608475187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8" calcext:value-type="float">
            <text:p>-38</text:p>
          </table:table-cell>
          <table:table-cell office:value-type="float" office:value="202.4" calcext:value-type="float">
            <text:p>202.4</text:p>
          </table:table-cell>
          <table:table-cell office:value-type="float" office:value="75.44" calcext:value-type="float">
            <text:p>75.44</text:p>
          </table:table-cell>
          <table:table-cell table:formula="of:=SQRT(SUM([.C143]^2; [.D143]^2))" office:value-type="float" office:value="216.002207396128" calcext:value-type="float">
            <text:p>216.002207396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4" calcext:value-type="float">
            <text:p>-14</text:p>
          </table:table-cell>
          <table:table-cell office:value-type="float" office:value="191.36" calcext:value-type="float">
            <text:p>191.36</text:p>
          </table:table-cell>
          <table:table-cell office:value-type="float" office:value="97.52" calcext:value-type="float">
            <text:p>97.52</text:p>
          </table:table-cell>
          <table:table-cell table:formula="of:=SQRT(SUM([.C144]^2; [.D144]^2))" office:value-type="float" office:value="214.776162550689" calcext:value-type="float">
            <text:p>214.7761625507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7" calcext:value-type="float">
            <text:p>-7</text:p>
          </table:table-cell>
          <table:table-cell office:value-type="float" office:value="185.84" calcext:value-type="float">
            <text:p>185.84</text:p>
          </table:table-cell>
          <table:table-cell office:value-type="float" office:value="103.96" calcext:value-type="float">
            <text:p>103.96</text:p>
          </table:table-cell>
          <table:table-cell table:formula="of:=SQRT(SUM([.C145]^2; [.D145]^2))" office:value-type="float" office:value="212.941746024588" calcext:value-type="float">
            <text:p>212.941746024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183.08" calcext:value-type="float">
            <text:p>183.08</text:p>
          </table:table-cell>
          <table:table-cell office:value-type="float" office:value="108.56" calcext:value-type="float">
            <text:p>108.56</text:p>
          </table:table-cell>
          <table:table-cell table:formula="of:=SQRT(SUM([.C146]^2; [.D146]^2))" office:value-type="float" office:value="212.846329543171" calcext:value-type="float">
            <text:p>212.8463295432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77.56" calcext:value-type="float">
            <text:p>177.56</text:p>
          </table:table-cell>
          <table:table-cell office:value-type="float" office:value="112.24" calcext:value-type="float">
            <text:p>112.24</text:p>
          </table:table-cell>
          <table:table-cell table:formula="of:=SQRT(SUM([.C147]^2; [.D147]^2))" office:value-type="float" office:value="210.060398933259" calcext:value-type="float">
            <text:p>210.060398933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72.04" calcext:value-type="float">
            <text:p>172.04</text:p>
          </table:table-cell>
          <table:table-cell office:value-type="float" office:value="115" calcext:value-type="float">
            <text:p>115</text:p>
          </table:table-cell>
          <table:table-cell table:formula="of:=SQRT(SUM([.C148]^2; [.D148]^2))" office:value-type="float" office:value="206.936612516973" calcext:value-type="float">
            <text:p>206.93661251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160.08" calcext:value-type="float">
            <text:p>160.08</text:p>
          </table:table-cell>
          <table:table-cell office:value-type="float" office:value="129.72" calcext:value-type="float">
            <text:p>129.72</text:p>
          </table:table-cell>
          <table:table-cell table:formula="of:=SQRT(SUM([.C149]^2; [.D149]^2))" office:value-type="float" office:value="206.040978448463" calcext:value-type="float">
            <text:p>206.0409784485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" calcext:value-type="float">
            <text:p>33</text:p>
          </table:table-cell>
          <table:table-cell office:value-type="float" office:value="147.2" calcext:value-type="float">
            <text:p>147.2</text:p>
          </table:table-cell>
          <table:table-cell office:value-type="float" office:value="140.76" calcext:value-type="float">
            <text:p>140.76</text:p>
          </table:table-cell>
          <table:table-cell table:formula="of:=SQRT(SUM([.C150]^2; [.D150]^2))" office:value-type="float" office:value="203.669383069719" calcext:value-type="float">
            <text:p>203.669383069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43.52" calcext:value-type="float">
            <text:p>143.52</text:p>
          </table:table-cell>
          <table:table-cell office:value-type="float" office:value="149.96" calcext:value-type="float">
            <text:p>149.96</text:p>
          </table:table-cell>
          <table:table-cell table:formula="of:=SQRT(SUM([.C151]^2; [.D151]^2))" office:value-type="float" office:value="207.571655097704" calcext:value-type="float">
            <text:p>207.5716550977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36.16" calcext:value-type="float">
            <text:p>136.16</text:p>
          </table:table-cell>
          <table:table-cell office:value-type="float" office:value="163.76" calcext:value-type="float">
            <text:p>163.76</text:p>
          </table:table-cell>
          <table:table-cell table:formula="of:=SQRT(SUM([.C152]^2; [.D152]^2))" office:value-type="float" office:value="212.971554908161" calcext:value-type="float">
            <text:p>212.97155490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9" calcext:value-type="float">
            <text:p>59</text:p>
          </table:table-cell>
          <table:table-cell office:value-type="float" office:value="136.16" calcext:value-type="float">
            <text:p>136.16</text:p>
          </table:table-cell>
          <table:table-cell office:value-type="float" office:value="164.68" calcext:value-type="float">
            <text:p>164.68</text:p>
          </table:table-cell>
          <table:table-cell table:formula="of:=SQRT(SUM([.C153]^2; [.D153]^2))" office:value-type="float" office:value="213.679779108834" calcext:value-type="float">
            <text:p>213.679779108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136.16" calcext:value-type="float">
            <text:p>136.16</text:p>
          </table:table-cell>
          <table:table-cell office:value-type="float" office:value="165.6" calcext:value-type="float">
            <text:p>165.6</text:p>
          </table:table-cell>
          <table:table-cell table:formula="of:=SQRT(SUM([.C154]^2; [.D154]^2))" office:value-type="float" office:value="214.389611688626" calcext:value-type="float">
            <text:p>214.389611688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4" calcext:value-type="float">
            <text:p>54</text:p>
          </table:table-cell>
          <table:table-cell office:value-type="float" office:value="138.92" calcext:value-type="float">
            <text:p>138.92</text:p>
          </table:table-cell>
          <table:table-cell office:value-type="float" office:value="160.08" calcext:value-type="float">
            <text:p>160.08</text:p>
          </table:table-cell>
          <table:table-cell table:formula="of:=SQRT(SUM([.C155]^2; [.D155]^2))" office:value-type="float" office:value="211.953704379046" calcext:value-type="float">
            <text:p>211.95370437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167.44" calcext:value-type="float">
            <text:p>167.44</text:p>
          </table:table-cell>
          <table:table-cell table:formula="of:=SQRT(SUM([.C156]^2; [.D156]^2))" office:value-type="float" office:value="216.979615632437" calcext:value-type="float">
            <text:p>216.979615632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13.16" calcext:value-type="float">
            <text:p>113.16</text:p>
          </table:table-cell>
          <table:table-cell office:value-type="float" office:value="177.56" calcext:value-type="float">
            <text:p>177.56</text:p>
          </table:table-cell>
          <table:table-cell table:formula="of:=SQRT(SUM([.C157]^2; [.D157]^2))" office:value-type="float" office:value="210.553411751033" calcext:value-type="float">
            <text:p>210.55341175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106.72" calcext:value-type="float">
            <text:p>106.72</text:p>
          </table:table-cell>
          <table:table-cell office:value-type="float" office:value="186.76" calcext:value-type="float">
            <text:p>186.76</text:p>
          </table:table-cell>
          <table:table-cell table:formula="of:=SQRT(SUM([.C158]^2; [.D158]^2))" office:value-type="float" office:value="215.101036724605" calcext:value-type="float">
            <text:p>215.101036724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103.96" calcext:value-type="float">
            <text:p>103.96</text:p>
          </table:table-cell>
          <table:table-cell office:value-type="float" office:value="181.24" calcext:value-type="float">
            <text:p>181.24</text:p>
          </table:table-cell>
          <table:table-cell table:formula="of:=SQRT(SUM([.C159]^2; [.D159]^2))" office:value-type="float" office:value="208.939271559944" calcext:value-type="float">
            <text:p>208.939271559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98.44" calcext:value-type="float">
            <text:p>98.44</text:p>
          </table:table-cell>
          <table:table-cell office:value-type="float" office:value="173.88" calcext:value-type="float">
            <text:p>173.88</text:p>
          </table:table-cell>
          <table:table-cell table:formula="of:=SQRT(SUM([.C160]^2; [.D160]^2))" office:value-type="float" office:value="199.811631293076" calcext:value-type="float">
            <text:p>199.811631293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" calcext:value-type="float">
            <text:p>66</text:p>
          </table:table-cell>
          <table:table-cell office:value-type="float" office:value="98.44" calcext:value-type="float">
            <text:p>98.44</text:p>
          </table:table-cell>
          <table:table-cell office:value-type="float" office:value="171.12" calcext:value-type="float">
            <text:p>171.12</text:p>
          </table:table-cell>
          <table:table-cell table:formula="of:=SQRT(SUM([.C161]^2; [.D161]^2))" office:value-type="float" office:value="197.414508078814" calcext:value-type="float">
            <text:p>197.4145080788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office:value-type="float" office:value="103.04" calcext:value-type="float">
            <text:p>103.04</text:p>
          </table:table-cell>
          <table:table-cell office:value-type="float" office:value="175.72" calcext:value-type="float">
            <text:p>175.72</text:p>
          </table:table-cell>
          <table:table-cell table:formula="of:=SQRT(SUM([.C162]^2; [.D162]^2))" office:value-type="float" office:value="203.702626394458" calcext:value-type="float">
            <text:p>203.702626394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77.56" calcext:value-type="float">
            <text:p>177.56</text:p>
          </table:table-cell>
          <table:table-cell table:formula="of:=SQRT(SUM([.C163]^2; [.D163]^2))" office:value-type="float" office:value="203.920651234739" calcext:value-type="float">
            <text:p>203.920651234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97.52" calcext:value-type="float">
            <text:p>97.52</text:p>
          </table:table-cell>
          <table:table-cell office:value-type="float" office:value="184.92" calcext:value-type="float">
            <text:p>184.92</text:p>
          </table:table-cell>
          <table:table-cell table:formula="of:=SQRT(SUM([.C164]^2; [.D164]^2))" office:value-type="float" office:value="209.058740070823" calcext:value-type="float">
            <text:p>209.058740070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99.36" calcext:value-type="float">
            <text:p>99.36</text:p>
          </table:table-cell>
          <table:table-cell office:value-type="float" office:value="198.72" calcext:value-type="float">
            <text:p>198.72</text:p>
          </table:table-cell>
          <table:table-cell table:formula="of:=SQRT(SUM([.C165]^2; [.D165]^2))" office:value-type="float" office:value="222.175714244379" calcext:value-type="float">
            <text:p>222.175714244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04.88" calcext:value-type="float">
            <text:p>104.88</text:p>
          </table:table-cell>
          <table:table-cell office:value-type="float" office:value="191.36" calcext:value-type="float">
            <text:p>191.36</text:p>
          </table:table-cell>
          <table:table-cell table:formula="of:=SQRT(SUM([.C166]^2; [.D166]^2))" office:value-type="float" office:value="218.216552992664" calcext:value-type="float">
            <text:p>218.2165529927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107.64" calcext:value-type="float">
            <text:p>107.64</text:p>
          </table:table-cell>
          <table:table-cell office:value-type="float" office:value="183.08" calcext:value-type="float">
            <text:p>183.08</text:p>
          </table:table-cell>
          <table:table-cell table:formula="of:=SQRT(SUM([.C167]^2; [.D167]^2))" office:value-type="float" office:value="212.378567656908" calcext:value-type="float">
            <text:p>212.378567656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 office:value-type="float" office:value="108.56" calcext:value-type="float">
            <text:p>108.56</text:p>
          </table:table-cell>
          <table:table-cell office:value-type="float" office:value="180.32" calcext:value-type="float">
            <text:p>180.32</text:p>
          </table:table-cell>
          <table:table-cell table:formula="of:=SQRT(SUM([.C168]^2; [.D168]^2))" office:value-type="float" office:value="210.477020123338" calcext:value-type="float">
            <text:p>210.477020123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03.04" calcext:value-type="float">
            <text:p>103.04</text:p>
          </table:table-cell>
          <table:table-cell office:value-type="float" office:value="197.8" calcext:value-type="float">
            <text:p>197.8</text:p>
          </table:table-cell>
          <table:table-cell table:formula="of:=SQRT(SUM([.C169]^2; [.D169]^2))" office:value-type="float" office:value="223.029329013025" calcext:value-type="float">
            <text:p>223.02932901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90.16" calcext:value-type="float">
            <text:p>90.16</text:p>
          </table:table-cell>
          <table:table-cell office:value-type="float" office:value="188.6" calcext:value-type="float">
            <text:p>188.6</text:p>
          </table:table-cell>
          <table:table-cell table:formula="of:=SQRT(SUM([.C170]^2; [.D170]^2))" office:value-type="float" office:value="209.042544951979" calcext:value-type="float">
            <text:p>209.04254495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88.32" calcext:value-type="float">
            <text:p>88.32</text:p>
          </table:table-cell>
          <table:table-cell office:value-type="float" office:value="192.28" calcext:value-type="float">
            <text:p>192.28</text:p>
          </table:table-cell>
          <table:table-cell table:formula="of:=SQRT(SUM([.C171]^2; [.D171]^2))" office:value-type="float" office:value="211.593999914931" calcext:value-type="float">
            <text:p>211.5939999149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91.08" calcext:value-type="float">
            <text:p>91.08</text:p>
          </table:table-cell>
          <table:table-cell office:value-type="float" office:value="188.6" calcext:value-type="float">
            <text:p>188.6</text:p>
          </table:table-cell>
          <table:table-cell table:formula="of:=SQRT(SUM([.C172]^2; [.D172]^2))" office:value-type="float" office:value="209.440985482785" calcext:value-type="float">
            <text:p>209.440985482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9.24" calcext:value-type="float">
            <text:p>89.24</text:p>
          </table:table-cell>
          <table:table-cell office:value-type="float" office:value="188.6" calcext:value-type="float">
            <text:p>188.6</text:p>
          </table:table-cell>
          <table:table-cell table:formula="of:=SQRT(SUM([.C173]^2; [.D173]^2))" office:value-type="float" office:value="208.647400175511" calcext:value-type="float">
            <text:p>208.647400175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91.08" calcext:value-type="float">
            <text:p>91.08</text:p>
          </table:table-cell>
          <table:table-cell office:value-type="float" office:value="198.72" calcext:value-type="float">
            <text:p>198.72</text:p>
          </table:table-cell>
          <table:table-cell table:formula="of:=SQRT(SUM([.C174]^2; [.D174]^2))" office:value-type="float" office:value="218.598272637274" calcext:value-type="float">
            <text:p>218.598272637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119.6" calcext:value-type="float">
            <text:p>119.6</text:p>
          </table:table-cell>
          <table:table-cell office:value-type="float" office:value="201.48" calcext:value-type="float">
            <text:p>201.48</text:p>
          </table:table-cell>
          <table:table-cell table:formula="of:=SQRT(SUM([.C175]^2; [.D175]^2))" office:value-type="float" office:value="234.303970090137" calcext:value-type="float">
            <text:p>234.303970090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6" calcext:value-type="float">
            <text:p>106</text:p>
          </table:table-cell>
          <table:table-cell office:value-type="float" office:value="146.28" calcext:value-type="float">
            <text:p>146.28</text:p>
          </table:table-cell>
          <table:table-cell office:value-type="float" office:value="207.92" calcext:value-type="float">
            <text:p>207.92</text:p>
          </table:table-cell>
          <table:table-cell table:formula="of:=SQRT(SUM([.C176]^2; [.D176]^2))" office:value-type="float" office:value="254.221487683477" calcext:value-type="float">
            <text:p>254.221487683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45.36" calcext:value-type="float">
            <text:p>145.36</text:p>
          </table:table-cell>
          <table:table-cell office:value-type="float" office:value="209.76" calcext:value-type="float">
            <text:p>209.76</text:p>
          </table:table-cell>
          <table:table-cell table:formula="of:=SQRT(SUM([.C177]^2; [.D177]^2))" office:value-type="float" office:value="255.203423174533" calcext:value-type="float">
            <text:p>255.2034231745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136.16" calcext:value-type="float">
            <text:p>136.16</text:p>
          </table:table-cell>
          <table:table-cell office:value-type="float" office:value="215.28" calcext:value-type="float">
            <text:p>215.28</text:p>
          </table:table-cell>
          <table:table-cell table:formula="of:=SQRT(SUM([.C178]^2; [.D178]^2))" office:value-type="float" office:value="254.725389390222" calcext:value-type="float">
            <text:p>254.725389390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08.56" calcext:value-type="float">
            <text:p>108.56</text:p>
          </table:table-cell>
          <table:table-cell office:value-type="float" office:value="231.84" calcext:value-type="float">
            <text:p>231.84</text:p>
          </table:table-cell>
          <table:table-cell table:formula="of:=SQRT(SUM([.C179]^2; [.D179]^2))" office:value-type="float" office:value="255.998162493405" calcext:value-type="float">
            <text:p>255.9981624934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89.24" calcext:value-type="float">
            <text:p>89.24</text:p>
          </table:table-cell>
          <table:table-cell office:value-type="float" office:value="244.72" calcext:value-type="float">
            <text:p>244.72</text:p>
          </table:table-cell>
          <table:table-cell table:formula="of:=SQRT(SUM([.C180]^2; [.D180]^2))" office:value-type="float" office:value="260.483504276183" calcext:value-type="float">
            <text:p>260.483504276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56.12" calcext:value-type="float">
            <text:p>56.12</text:p>
          </table:table-cell>
          <table:table-cell office:value-type="float" office:value="219.88" calcext:value-type="float">
            <text:p>219.88</text:p>
          </table:table-cell>
          <table:table-cell table:formula="of:=SQRT(SUM([.C181]^2; [.D181]^2))" office:value-type="float" office:value="226.928774728988" calcext:value-type="float">
            <text:p>226.92877472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56.12" calcext:value-type="float">
            <text:p>56.12</text:p>
          </table:table-cell>
          <table:table-cell office:value-type="float" office:value="213.44" calcext:value-type="float">
            <text:p>213.44</text:p>
          </table:table-cell>
          <table:table-cell table:formula="of:=SQRT(SUM([.C182]^2; [.D182]^2))" office:value-type="float" office:value="220.694558156743" calcext:value-type="float">
            <text:p>220.694558156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57.04" calcext:value-type="float">
            <text:p>57.04</text:p>
          </table:table-cell>
          <table:table-cell office:value-type="float" office:value="212.52" calcext:value-type="float">
            <text:p>212.52</text:p>
          </table:table-cell>
          <table:table-cell table:formula="of:=SQRT(SUM([.C183]^2; [.D183]^2))" office:value-type="float" office:value="220.041614246033" calcext:value-type="float">
            <text:p>220.04161424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54.28" calcext:value-type="float">
            <text:p>54.28</text:p>
          </table:table-cell>
          <table:table-cell office:value-type="float" office:value="208.84" calcext:value-type="float">
            <text:p>208.84</text:p>
          </table:table-cell>
          <table:table-cell table:formula="of:=SQRT(SUM([.C184]^2; [.D184]^2))" office:value-type="float" office:value="215.778738526297" calcext:value-type="float">
            <text:p>215.778738526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52.44" calcext:value-type="float">
            <text:p>52.44</text:p>
          </table:table-cell>
          <table:table-cell office:value-type="float" office:value="209.76" calcext:value-type="float">
            <text:p>209.76</text:p>
          </table:table-cell>
          <table:table-cell table:formula="of:=SQRT(SUM([.C185]^2; [.D185]^2))" office:value-type="float" office:value="216.21565900739" calcext:value-type="float">
            <text:p>216.215659007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31.28" calcext:value-type="float">
            <text:p>31.28</text:p>
          </table:table-cell>
          <table:table-cell office:value-type="float" office:value="211.6" calcext:value-type="float">
            <text:p>211.6</text:p>
          </table:table-cell>
          <table:table-cell table:formula="of:=SQRT(SUM([.C186]^2; [.D186]^2))" office:value-type="float" office:value="213.899505375772" calcext:value-type="float">
            <text:p>213.89950537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7.36" calcext:value-type="float">
            <text:p>7.36</text:p>
          </table:table-cell>
          <table:table-cell office:value-type="float" office:value="215.28" calcext:value-type="float">
            <text:p>215.28</text:p>
          </table:table-cell>
          <table:table-cell table:formula="of:=SQRT(SUM([.C187]^2; [.D187]^2))" office:value-type="float" office:value="215.405775224343" calcext:value-type="float">
            <text:p>215.405775224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1.84" calcext:value-type="float">
            <text:p>1.84</text:p>
          </table:table-cell>
          <table:table-cell office:value-type="float" office:value="218.04" calcext:value-type="float">
            <text:p>218.04</text:p>
          </table:table-cell>
          <table:table-cell table:formula="of:=SQRT(SUM([.C188]^2; [.D188]^2))" office:value-type="float" office:value="218.047763574864" calcext:value-type="float">
            <text:p>218.047763574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-0.92" calcext:value-type="float">
            <text:p>-0.92</text:p>
          </table:table-cell>
          <table:table-cell office:value-type="float" office:value="218.96" calcext:value-type="float">
            <text:p>218.96</text:p>
          </table:table-cell>
          <table:table-cell table:formula="of:=SQRT(SUM([.C189]^2; [.D189]^2))" office:value-type="float" office:value="218.961932764579" calcext:value-type="float">
            <text:p>218.961932764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-6.44" calcext:value-type="float">
            <text:p>-6.44</text:p>
          </table:table-cell>
          <table:table-cell office:value-type="float" office:value="220.8" calcext:value-type="float">
            <text:p>220.8</text:p>
          </table:table-cell>
          <table:table-cell table:formula="of:=SQRT(SUM([.C190]^2; [.D190]^2))" office:value-type="float" office:value="220.893896701561" calcext:value-type="float">
            <text:p>220.893896701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-13.8" calcext:value-type="float">
            <text:p>-13.8</text:p>
          </table:table-cell>
          <table:table-cell office:value-type="float" office:value="219.88" calcext:value-type="float">
            <text:p>219.88</text:p>
          </table:table-cell>
          <table:table-cell table:formula="of:=SQRT(SUM([.C191]^2; [.D191]^2))" office:value-type="float" office:value="220.312628780104" calcext:value-type="float">
            <text:p>220.31262878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-17.48" calcext:value-type="float">
            <text:p>-17.48</text:p>
          </table:table-cell>
          <table:table-cell office:value-type="float" office:value="221.72" calcext:value-type="float">
            <text:p>221.72</text:p>
          </table:table-cell>
          <table:table-cell table:formula="of:=SQRT(SUM([.C192]^2; [.D192]^2))" office:value-type="float" office:value="222.407978274162" calcext:value-type="float">
            <text:p>222.4079782742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22" calcext:value-type="float">
            <text:p>122</text:p>
          </table:table-cell>
          <table:table-cell office:value-type="float" office:value="-29.44" calcext:value-type="float">
            <text:p>-29.44</text:p>
          </table:table-cell>
          <table:table-cell office:value-type="float" office:value="222.64" calcext:value-type="float">
            <text:p>222.64</text:p>
          </table:table-cell>
          <table:table-cell table:formula="of:=SQRT(SUM([.C193]^2; [.D193]^2))" office:value-type="float" office:value="224.578011390252" calcext:value-type="float">
            <text:p>224.5780113903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22" calcext:value-type="float">
            <text:p>122</text:p>
          </table:table-cell>
          <table:table-cell office:value-type="float" office:value="-32.2" calcext:value-type="float">
            <text:p>-32.2</text:p>
          </table:table-cell>
          <table:table-cell office:value-type="float" office:value="222.64" calcext:value-type="float">
            <text:p>222.64</text:p>
          </table:table-cell>
          <table:table-cell table:formula="of:=SQRT(SUM([.C194]^2; [.D194]^2))" office:value-type="float" office:value="224.956461565344" calcext:value-type="float">
            <text:p>224.9564615653</text:p>
          </table:table-cell>
          <table:table-cell table:number-columns-repeated="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9" calcext:value-type="float">
            <text:p>119</text:p>
          </table:table-cell>
          <table:table-cell office:value-type="float" office:value="-51.52" calcext:value-type="float">
            <text:p>-51.52</text:p>
          </table:table-cell>
          <table:table-cell office:value-type="float" office:value="219.88" calcext:value-type="float">
            <text:p>219.88</text:p>
          </table:table-cell>
          <table:table-cell table:formula="of:=SQRT(SUM([.C195]^2; [.D195]^2))" office:value-type="float" office:value="225.835171751435" calcext:value-type="float">
            <text:p>225.8351717514</text:p>
          </table:table-cell>
          <table:table-cell table:number-columns-repeated="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20" calcext:value-type="float">
            <text:p>120</text:p>
          </table:table-cell>
          <table:table-cell office:value-type="float" office:value="-52.44" calcext:value-type="float">
            <text:p>-52.44</text:p>
          </table:table-cell>
          <table:table-cell office:value-type="float" office:value="220.8" calcext:value-type="float">
            <text:p>220.8</text:p>
          </table:table-cell>
          <table:table-cell table:formula="of:=SQRT(SUM([.C196]^2; [.D196]^2))" office:value-type="float" office:value="226.941828669816" calcext:value-type="float">
            <text:p>226.9418286698</text:p>
          </table:table-cell>
          <table:table-cell table:number-columns-repeated="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22" calcext:value-type="float">
            <text:p>122</text:p>
          </table:table-cell>
          <table:table-cell office:value-type="float" office:value="-56.12" calcext:value-type="float">
            <text:p>-56.12</text:p>
          </table:table-cell>
          <table:table-cell office:value-type="float" office:value="222.64" calcext:value-type="float">
            <text:p>222.64</text:p>
          </table:table-cell>
          <table:table-cell table:formula="of:=SQRT(SUM([.C197]^2; [.D197]^2))" office:value-type="float" office:value="229.604059197567" calcext:value-type="float">
            <text:p>229.6040591976</text:p>
          </table:table-cell>
          <table:table-cell table:number-columns-repeated="3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120" calcext:value-type="float">
            <text:p>120</text:p>
          </table:table-cell>
          <table:table-cell office:value-type="float" office:value="-63.48" calcext:value-type="float">
            <text:p>-63.48</text:p>
          </table:table-cell>
          <table:table-cell office:value-type="float" office:value="220.8" calcext:value-type="float">
            <text:p>220.8</text:p>
          </table:table-cell>
          <table:table-cell table:formula="of:=SQRT(SUM([.C198]^2; [.D198]^2))" office:value-type="float" office:value="229.744097639091" calcext:value-type="float">
            <text:p>229.7440976391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15" calcext:value-type="float">
            <text:p>115</text:p>
          </table:table-cell>
          <table:table-cell office:value-type="float" office:value="-71.76" calcext:value-type="float">
            <text:p>-71.76</text:p>
          </table:table-cell>
          <table:table-cell office:value-type="float" office:value="216.2" calcext:value-type="float">
            <text:p>216.2</text:p>
          </table:table-cell>
          <table:table-cell table:formula="of:=SQRT(SUM([.C199]^2; [.D199]^2))" office:value-type="float" office:value="227.798019306578" calcext:value-type="float">
            <text:p>227.7980193066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6" calcext:value-type="float">
            <text:p>106</text:p>
          </table:table-cell>
          <table:table-cell office:value-type="float" office:value="-86.48" calcext:value-type="float">
            <text:p>-86.48</text:p>
          </table:table-cell>
          <table:table-cell office:value-type="float" office:value="207.92" calcext:value-type="float">
            <text:p>207.92</text:p>
          </table:table-cell>
          <table:table-cell table:formula="of:=SQRT(SUM([.C200]^2; [.D200]^2))" office:value-type="float" office:value="225.187736788663" calcext:value-type="float">
            <text:p>225.1877367887</text:p>
          </table:table-cell>
          <table:table-cell table:number-columns-repeated="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6" calcext:value-type="float">
            <text:p>106</text:p>
          </table:table-cell>
          <table:table-cell office:value-type="float" office:value="-87.4" calcext:value-type="float">
            <text:p>-87.4</text:p>
          </table:table-cell>
          <table:table-cell office:value-type="float" office:value="207.92" calcext:value-type="float">
            <text:p>207.92</text:p>
          </table:table-cell>
          <table:table-cell table:formula="of:=SQRT(SUM([.C201]^2; [.D201]^2))" office:value-type="float" office:value="225.542648738548" calcext:value-type="float">
            <text:p>225.5426487385</text:p>
          </table:table-cell>
          <table:table-cell table:number-columns-repeated="3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07" calcext:value-type="float">
            <text:p>107</text:p>
          </table:table-cell>
          <table:table-cell office:value-type="float" office:value="-88.32" calcext:value-type="float">
            <text:p>-88.32</text:p>
          </table:table-cell>
          <table:table-cell office:value-type="float" office:value="208.84" calcext:value-type="float">
            <text:p>208.84</text:p>
          </table:table-cell>
          <table:table-cell table:formula="of:=SQRT(SUM([.C202]^2; [.D202]^2))" office:value-type="float" office:value="226.747807045625" calcext:value-type="float">
            <text:p>226.7478070456</text:p>
          </table:table-cell>
          <table:table-cell table:number-columns-repeated="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4" calcext:value-type="float">
            <text:p>104</text:p>
          </table:table-cell>
          <table:table-cell office:value-type="float" office:value="-91.08" calcext:value-type="float">
            <text:p>-91.08</text:p>
          </table:table-cell>
          <table:table-cell office:value-type="float" office:value="206.08" calcext:value-type="float">
            <text:p>206.08</text:p>
          </table:table-cell>
          <table:table-cell table:formula="of:=SQRT(SUM([.C203]^2; [.D203]^2))" office:value-type="float" office:value="225.30985952683" calcext:value-type="float">
            <text:p>225.3098595268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2" calcext:value-type="float">
            <text:p>102</text:p>
          </table:table-cell>
          <table:table-cell office:value-type="float" office:value="-93.84" calcext:value-type="float">
            <text:p>-93.84</text:p>
          </table:table-cell>
          <table:table-cell office:value-type="float" office:value="204.24" calcext:value-type="float">
            <text:p>204.24</text:p>
          </table:table-cell>
          <table:table-cell table:formula="of:=SQRT(SUM([.C204]^2; [.D204]^2))" office:value-type="float" office:value="224.766374709386" calcext:value-type="float">
            <text:p>224.7663747094</text:p>
          </table:table-cell>
          <table:table-cell table:number-columns-repeated="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89" calcext:value-type="float">
            <text:p>89</text:p>
          </table:table-cell>
          <table:table-cell office:value-type="float" office:value="-116.84" calcext:value-type="float">
            <text:p>-116.84</text:p>
          </table:table-cell>
          <table:table-cell office:value-type="float" office:value="192.28" calcext:value-type="float">
            <text:p>192.28</text:p>
          </table:table-cell>
          <table:table-cell table:formula="of:=SQRT(SUM([.C205]^2; [.D205]^2))" office:value-type="float" office:value="224.995964408253" calcext:value-type="float">
            <text:p>224.9959644083</text:p>
          </table:table-cell>
          <table:table-cell table:number-columns-repeated="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85" calcext:value-type="float">
            <text:p>85</text:p>
          </table:table-cell>
          <table:table-cell office:value-type="float" office:value="-120.52" calcext:value-type="float">
            <text:p>-120.52</text:p>
          </table:table-cell>
          <table:table-cell office:value-type="float" office:value="188.6" calcext:value-type="float">
            <text:p>188.6</text:p>
          </table:table-cell>
          <table:table-cell table:formula="of:=SQRT(SUM([.C206]^2; [.D206]^2))" office:value-type="float" office:value="223.819191312988" calcext:value-type="float">
            <text:p>223.819191313</text:p>
          </table:table-cell>
          <table:table-cell table:number-columns-repeated="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78" calcext:value-type="float">
            <text:p>78</text:p>
          </table:table-cell>
          <table:table-cell office:value-type="float" office:value="-127.88" calcext:value-type="float">
            <text:p>-127.88</text:p>
          </table:table-cell>
          <table:table-cell office:value-type="float" office:value="182.16" calcext:value-type="float">
            <text:p>182.16</text:p>
          </table:table-cell>
          <table:table-cell table:formula="of:=SQRT(SUM([.C207]^2; [.D207]^2))" office:value-type="float" office:value="222.565855422614" calcext:value-type="float">
            <text:p>222.5658554226</text:p>
          </table:table-cell>
          <table:table-cell table:number-columns-repeated="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75" calcext:value-type="float">
            <text:p>75</text:p>
          </table:table-cell>
          <table:table-cell office:value-type="float" office:value="-130.64" calcext:value-type="float">
            <text:p>-130.64</text:p>
          </table:table-cell>
          <table:table-cell office:value-type="float" office:value="179.4" calcext:value-type="float">
            <text:p>179.4</text:p>
          </table:table-cell>
          <table:table-cell table:formula="of:=SQRT(SUM([.C208]^2; [.D208]^2))" office:value-type="float" office:value="221.926045339433" calcext:value-type="float">
            <text:p>221.9260453394</text:p>
          </table:table-cell>
          <table:table-cell table:number-columns-repeated="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72" calcext:value-type="float">
            <text:p>72</text:p>
          </table:table-cell>
          <table:table-cell office:value-type="float" office:value="-133.4" calcext:value-type="float">
            <text:p>-133.4</text:p>
          </table:table-cell>
          <table:table-cell office:value-type="float" office:value="176.64" calcext:value-type="float">
            <text:p>176.64</text:p>
          </table:table-cell>
          <table:table-cell table:formula="of:=SQRT(SUM([.C209]^2; [.D209]^2))" office:value-type="float" office:value="221.353223604266" calcext:value-type="float">
            <text:p>221.3532236043</text:p>
          </table:table-cell>
          <table:table-cell table:number-columns-repeated="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72" calcext:value-type="float">
            <text:p>72</text:p>
          </table:table-cell>
          <table:table-cell office:value-type="float" office:value="-134.32" calcext:value-type="float">
            <text:p>-134.32</text:p>
          </table:table-cell>
          <table:table-cell office:value-type="float" office:value="176.64" calcext:value-type="float">
            <text:p>176.64</text:p>
          </table:table-cell>
          <table:table-cell table:formula="of:=SQRT(SUM([.C210]^2; [.D210]^2))" office:value-type="float" office:value="221.908882201682" calcext:value-type="float">
            <text:p>221.9088822017</text:p>
          </table:table-cell>
          <table:table-cell table:number-columns-repeated="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72" calcext:value-type="float">
            <text:p>72</text:p>
          </table:table-cell>
          <table:table-cell office:value-type="float" office:value="-135.24" calcext:value-type="float">
            <text:p>-135.24</text:p>
          </table:table-cell>
          <table:table-cell office:value-type="float" office:value="176.64" calcext:value-type="float">
            <text:p>176.64</text:p>
          </table:table-cell>
          <table:table-cell table:formula="of:=SQRT(SUM([.C211]^2; [.D211]^2))" office:value-type="float" office:value="222.466957546508" calcext:value-type="float">
            <text:p>222.4669575465</text:p>
          </table:table-cell>
          <table:table-cell table:number-columns-repeated="3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57" calcext:value-type="float">
            <text:p>57</text:p>
          </table:table-cell>
          <table:table-cell office:value-type="float" office:value="-146.28" calcext:value-type="float">
            <text:p>-146.28</text:p>
          </table:table-cell>
          <table:table-cell office:value-type="float" office:value="162.84" calcext:value-type="float">
            <text:p>162.84</text:p>
          </table:table-cell>
          <table:table-cell table:formula="of:=SQRT(SUM([.C212]^2; [.D212]^2))" office:value-type="float" office:value="218.894275850238" calcext:value-type="float">
            <text:p>218.8942758502</text:p>
          </table:table-cell>
          <table:table-cell table:number-columns-repeated="3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54" calcext:value-type="float">
            <text:p>54</text:p>
          </table:table-cell>
          <table:table-cell office:value-type="float" office:value="-148.12" calcext:value-type="float">
            <text:p>-148.12</text:p>
          </table:table-cell>
          <table:table-cell office:value-type="float" office:value="160.08" calcext:value-type="float">
            <text:p>160.08</text:p>
          </table:table-cell>
          <table:table-cell table:formula="of:=SQRT(SUM([.C213]^2; [.D213]^2))" office:value-type="float" office:value="218.094339220439" calcext:value-type="float">
            <text:p>218.0943392204</text:p>
          </table:table-cell>
          <table:table-cell table:number-columns-repeated="3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42" calcext:value-type="float">
            <text:p>42</text:p>
          </table:table-cell>
          <table:table-cell office:value-type="float" office:value="-150.88" calcext:value-type="float">
            <text:p>-150.88</text:p>
          </table:table-cell>
          <table:table-cell office:value-type="float" office:value="149.04" calcext:value-type="float">
            <text:p>149.04</text:p>
          </table:table-cell>
          <table:table-cell table:formula="of:=SQRT(SUM([.C214]^2; [.D214]^2))" office:value-type="float" office:value="212.079456808056" calcext:value-type="float">
            <text:p>212.0794568081</text:p>
          </table:table-cell>
          <table:table-cell table:number-columns-repeated="3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33" calcext:value-type="float">
            <text:p>33</text:p>
          </table:table-cell>
          <table:table-cell office:value-type="float" office:value="-158.24" calcext:value-type="float">
            <text:p>-158.24</text:p>
          </table:table-cell>
          <table:table-cell office:value-type="float" office:value="140.76" calcext:value-type="float">
            <text:p>140.76</text:p>
          </table:table-cell>
          <table:table-cell table:formula="of:=SQRT(SUM([.C215]^2; [.D215]^2))" office:value-type="float" office:value="211.785918323197" calcext:value-type="float">
            <text:p>211.7859183232</text:p>
          </table:table-cell>
          <table:table-cell table:number-columns-repeated="3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31" calcext:value-type="float">
            <text:p>31</text:p>
          </table:table-cell>
          <table:table-cell office:value-type="float" office:value="-160.08" calcext:value-type="float">
            <text:p>-160.08</text:p>
          </table:table-cell>
          <table:table-cell office:value-type="float" office:value="138.92" calcext:value-type="float">
            <text:p>138.92</text:p>
          </table:table-cell>
          <table:table-cell table:formula="of:=SQRT(SUM([.C216]^2; [.D216]^2))" office:value-type="float" office:value="211.953704379046" calcext:value-type="float">
            <text:p>211.953704379</text:p>
          </table:table-cell>
          <table:table-cell table:number-columns-repeated="3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32" calcext:value-type="float">
            <text:p>32</text:p>
          </table:table-cell>
          <table:table-cell office:value-type="float" office:value="-161" calcext:value-type="float">
            <text:p>-161</text:p>
          </table:table-cell>
          <table:table-cell office:value-type="float" office:value="139.84" calcext:value-type="float">
            <text:p>139.84</text:p>
          </table:table-cell>
          <table:table-cell table:formula="of:=SQRT(SUM([.C217]^2; [.D217]^2))" office:value-type="float" office:value="213.251554742281" calcext:value-type="float">
            <text:p>213.2515547423</text:p>
          </table:table-cell>
          <table:table-cell table:number-columns-repeated="3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31" calcext:value-type="float">
            <text:p>31</text:p>
          </table:table-cell>
          <table:table-cell office:value-type="float" office:value="-161" calcext:value-type="float">
            <text:p>-161</text:p>
          </table:table-cell>
          <table:table-cell office:value-type="float" office:value="138.92" calcext:value-type="float">
            <text:p>138.92</text:p>
          </table:table-cell>
          <table:table-cell table:formula="of:=SQRT(SUM([.C218]^2; [.D218]^2))" office:value-type="float" office:value="212.649397835968" calcext:value-type="float">
            <text:p>212.649397836</text:p>
          </table:table-cell>
          <table:table-cell table:number-columns-repeated="3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28" calcext:value-type="float">
            <text:p>28</text:p>
          </table:table-cell>
          <table:table-cell office:value-type="float" office:value="-158.24" calcext:value-type="float">
            <text:p>-158.24</text:p>
          </table:table-cell>
          <table:table-cell office:value-type="float" office:value="136.16" calcext:value-type="float">
            <text:p>136.16</text:p>
          </table:table-cell>
          <table:table-cell table:formula="of:=SQRT(SUM([.C219]^2; [.D219]^2))" office:value-type="float" office:value="208.756899766211" calcext:value-type="float">
            <text:p>208.7568997662</text:p>
          </table:table-cell>
          <table:table-cell table:number-columns-repeated="3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25" calcext:value-type="float">
            <text:p>25</text:p>
          </table:table-cell>
          <table:table-cell office:value-type="float" office:value="-158.24" calcext:value-type="float">
            <text:p>-158.24</text:p>
          </table:table-cell>
          <table:table-cell office:value-type="float" office:value="133.4" calcext:value-type="float">
            <text:p>133.4</text:p>
          </table:table-cell>
          <table:table-cell table:formula="of:=SQRT(SUM([.C220]^2; [.D220]^2))" office:value-type="float" office:value="206.967286303899" calcext:value-type="float">
            <text:p>206.9672863039</text:p>
          </table:table-cell>
          <table:table-cell table:number-columns-repeated="3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15" calcext:value-type="float">
            <text:p>15</text:p>
          </table:table-cell>
          <table:table-cell office:value-type="float" office:value="-168.36" calcext:value-type="float">
            <text:p>-168.36</text:p>
          </table:table-cell>
          <table:table-cell office:value-type="float" office:value="124.2" calcext:value-type="float">
            <text:p>124.2</text:p>
          </table:table-cell>
          <table:table-cell table:formula="of:=SQRT(SUM([.C221]^2; [.D221]^2))" office:value-type="float" office:value="209.214553987049" calcext:value-type="float">
            <text:p>209.2145539871</text:p>
          </table:table-cell>
          <table:table-cell table:number-columns-repeated="3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1" calcext:value-type="float">
            <text:p>1</text:p>
          </table:table-cell>
          <table:table-cell office:value-type="float" office:value="-176.64" calcext:value-type="float">
            <text:p>-176.64</text:p>
          </table:table-cell>
          <table:table-cell office:value-type="float" office:value="111.32" calcext:value-type="float">
            <text:p>111.32</text:p>
          </table:table-cell>
          <table:table-cell table:formula="of:=SQRT(SUM([.C222]^2; [.D222]^2))" office:value-type="float" office:value="208.791359974497" calcext:value-type="float">
            <text:p>208.7913599745</text:p>
          </table:table-cell>
          <table:table-cell table:number-columns-repeated="3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-3" calcext:value-type="float">
            <text:p>-3</text:p>
          </table:table-cell>
          <table:table-cell office:value-type="float" office:value="-177.56" calcext:value-type="float">
            <text:p>-177.56</text:p>
          </table:table-cell>
          <table:table-cell office:value-type="float" office:value="107.64" calcext:value-type="float">
            <text:p>107.64</text:p>
          </table:table-cell>
          <table:table-cell table:formula="of:=SQRT(SUM([.C223]^2; [.D223]^2))" office:value-type="float" office:value="207.638925059826" calcext:value-type="float">
            <text:p>207.6389250598</text:p>
          </table:table-cell>
          <table:table-cell table:number-columns-repeated="3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8" calcext:value-type="float">
            <text:p>-8</text:p>
          </table:table-cell>
          <table:table-cell office:value-type="float" office:value="-178.48" calcext:value-type="float">
            <text:p>-178.48</text:p>
          </table:table-cell>
          <table:table-cell office:value-type="float" office:value="103.04" calcext:value-type="float">
            <text:p>103.04</text:p>
          </table:table-cell>
          <table:table-cell table:formula="of:=SQRT(SUM([.C224]^2; [.D224]^2))" office:value-type="float" office:value="206.088214122011" calcext:value-type="float">
            <text:p>206.088214122</text:p>
          </table:table-cell>
          <table:table-cell table:number-columns-repeated="3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16" calcext:value-type="float">
            <text:p>-16</text:p>
          </table:table-cell>
          <table:table-cell office:value-type="float" office:value="-182.16" calcext:value-type="float">
            <text:p>-182.16</text:p>
          </table:table-cell>
          <table:table-cell office:value-type="float" office:value="95.68" calcext:value-type="float">
            <text:p>95.68</text:p>
          </table:table-cell>
          <table:table-cell table:formula="of:=SQRT(SUM([.C225]^2; [.D225]^2))" office:value-type="float" office:value="205.759393467224" calcext:value-type="float">
            <text:p>205.7593934672</text:p>
          </table:table-cell>
          <table:table-cell table:number-columns-repeated="3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19" calcext:value-type="float">
            <text:p>-19</text:p>
          </table:table-cell>
          <table:table-cell office:value-type="float" office:value="-182.16" calcext:value-type="float">
            <text:p>-182.16</text:p>
          </table:table-cell>
          <table:table-cell office:value-type="float" office:value="92.92" calcext:value-type="float">
            <text:p>92.92</text:p>
          </table:table-cell>
          <table:table-cell table:formula="of:=SQRT(SUM([.C226]^2; [.D226]^2))" office:value-type="float" office:value="204.490567019606" calcext:value-type="float">
            <text:p>204.4905670196</text:p>
          </table:table-cell>
          <table:table-cell table:number-columns-repeated="3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17" calcext:value-type="float">
            <text:p>-17</text:p>
          </table:table-cell>
          <table:table-cell office:value-type="float" office:value="-182.16" calcext:value-type="float">
            <text:p>-182.16</text:p>
          </table:table-cell>
          <table:table-cell office:value-type="float" office:value="94.76" calcext:value-type="float">
            <text:p>94.76</text:p>
          </table:table-cell>
          <table:table-cell table:formula="of:=SQRT(SUM([.C227]^2; [.D227]^2))" office:value-type="float" office:value="205.333200432857" calcext:value-type="float">
            <text:p>205.3332004329</text:p>
          </table:table-cell>
          <table:table-cell table:number-columns-repeated="3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19" calcext:value-type="float">
            <text:p>-19</text:p>
          </table:table-cell>
          <table:table-cell office:value-type="float" office:value="-183.08" calcext:value-type="float">
            <text:p>-183.08</text:p>
          </table:table-cell>
          <table:table-cell office:value-type="float" office:value="92.92" calcext:value-type="float">
            <text:p>92.92</text:p>
          </table:table-cell>
          <table:table-cell table:formula="of:=SQRT(SUM([.C228]^2; [.D228]^2))" office:value-type="float" office:value="205.310527737863" calcext:value-type="float">
            <text:p>205.3105277379</text:p>
          </table:table-cell>
          <table:table-cell table:number-columns-repeated="3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26" calcext:value-type="float">
            <text:p>-26</text:p>
          </table:table-cell>
          <table:table-cell office:value-type="float" office:value="-184.92" calcext:value-type="float">
            <text:p>-184.92</text:p>
          </table:table-cell>
          <table:table-cell office:value-type="float" office:value="86.48" calcext:value-type="float">
            <text:p>86.48</text:p>
          </table:table-cell>
          <table:table-cell table:formula="of:=SQRT(SUM([.C229]^2; [.D229]^2))" office:value-type="float" office:value="204.142589383009" calcext:value-type="float">
            <text:p>204.142589383</text:p>
          </table:table-cell>
          <table:table-cell table:number-columns-repeated="3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3" calcext:value-type="float">
            <text:p>-33</text:p>
          </table:table-cell>
          <table:table-cell office:value-type="float" office:value="-185.84" calcext:value-type="float">
            <text:p>-185.84</text:p>
          </table:table-cell>
          <table:table-cell office:value-type="float" office:value="80.04" calcext:value-type="float">
            <text:p>80.04</text:p>
          </table:table-cell>
          <table:table-cell table:formula="of:=SQRT(SUM([.C230]^2; [.D230]^2))" office:value-type="float" office:value="202.343537579039" calcext:value-type="float">
            <text:p>202.343537579</text:p>
          </table:table-cell>
          <table:table-cell table:number-columns-repeated="3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2" calcext:value-type="float">
            <text:p>-32</text:p>
          </table:table-cell>
          <table:table-cell office:value-type="float" office:value="-185.84" calcext:value-type="float">
            <text:p>-185.84</text:p>
          </table:table-cell>
          <table:table-cell office:value-type="float" office:value="80.96" calcext:value-type="float">
            <text:p>80.96</text:p>
          </table:table-cell>
          <table:table-cell table:formula="of:=SQRT(SUM([.C231]^2; [.D231]^2))" office:value-type="float" office:value="202.709218339966" calcext:value-type="float">
            <text:p>202.70921834</text:p>
          </table:table-cell>
          <table:table-cell table:number-columns-repeated="3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33" calcext:value-type="float">
            <text:p>-33</text:p>
          </table:table-cell>
          <table:table-cell office:value-type="float" office:value="-184.92" calcext:value-type="float">
            <text:p>-184.92</text:p>
          </table:table-cell>
          <table:table-cell office:value-type="float" office:value="80.04" calcext:value-type="float">
            <text:p>80.04</text:p>
          </table:table-cell>
          <table:table-cell table:formula="of:=SQRT(SUM([.C232]^2; [.D232]^2))" office:value-type="float" office:value="201.498903222822" calcext:value-type="float">
            <text:p>201.4989032228</text:p>
          </table:table-cell>
          <table:table-cell table:number-columns-repeated="3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3" calcext:value-type="float">
            <text:p>-33</text:p>
          </table:table-cell>
          <table:table-cell office:value-type="float" office:value="-185.84" calcext:value-type="float">
            <text:p>-185.84</text:p>
          </table:table-cell>
          <table:table-cell office:value-type="float" office:value="80.04" calcext:value-type="float">
            <text:p>80.04</text:p>
          </table:table-cell>
          <table:table-cell table:formula="of:=SQRT(SUM([.C233]^2; [.D233]^2))" office:value-type="float" office:value="202.343537579039" calcext:value-type="float">
            <text:p>202.343537579</text:p>
          </table:table-cell>
          <table:table-cell table:number-columns-repeated="3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34" calcext:value-type="float">
            <text:p>-34</text:p>
          </table:table-cell>
          <table:table-cell office:value-type="float" office:value="-184.92" calcext:value-type="float">
            <text:p>-184.92</text:p>
          </table:table-cell>
          <table:table-cell office:value-type="float" office:value="79.12" calcext:value-type="float">
            <text:p>79.12</text:p>
          </table:table-cell>
          <table:table-cell table:formula="of:=SQRT(SUM([.C234]^2; [.D234]^2))" office:value-type="float" office:value="201.135230131372" calcext:value-type="float">
            <text:p>201.1352301314</text:p>
          </table:table-cell>
          <table:table-cell table:number-columns-repeated="3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36" calcext:value-type="float">
            <text:p>-36</text:p>
          </table:table-cell>
          <table:table-cell office:value-type="float" office:value="-183.08" calcext:value-type="float">
            <text:p>-183.08</text:p>
          </table:table-cell>
          <table:table-cell office:value-type="float" office:value="77.28" calcext:value-type="float">
            <text:p>77.28</text:p>
          </table:table-cell>
          <table:table-cell table:formula="of:=SQRT(SUM([.C235]^2; [.D235]^2))" office:value-type="float" office:value="198.722129618218" calcext:value-type="float">
            <text:p>198.7221296182</text:p>
          </table:table-cell>
          <table:table-cell table:number-columns-repeated="3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7" calcext:value-type="float">
            <text:p>-37</text:p>
          </table:table-cell>
          <table:table-cell office:value-type="float" office:value="-181.24" calcext:value-type="float">
            <text:p>-181.24</text:p>
          </table:table-cell>
          <table:table-cell office:value-type="float" office:value="76.36" calcext:value-type="float">
            <text:p>76.36</text:p>
          </table:table-cell>
          <table:table-cell table:formula="of:=SQRT(SUM([.C236]^2; [.D236]^2))" office:value-type="float" office:value="196.669232977606" calcext:value-type="float">
            <text:p>196.6692329776</text:p>
          </table:table-cell>
          <table:table-cell table:number-columns-repeated="3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47" calcext:value-type="float">
            <text:p>-47</text:p>
          </table:table-cell>
          <table:table-cell office:value-type="float" office:value="-190.44" calcext:value-type="float">
            <text:p>-190.44</text:p>
          </table:table-cell>
          <table:table-cell office:value-type="float" office:value="67.16" calcext:value-type="float">
            <text:p>67.16</text:p>
          </table:table-cell>
          <table:table-cell table:formula="of:=SQRT(SUM([.C237]^2; [.D237]^2))" office:value-type="float" office:value="201.935284682989" calcext:value-type="float">
            <text:p>201.935284683</text:p>
          </table:table-cell>
          <table:table-cell table:number-columns-repeated="3"/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57" calcext:value-type="float">
            <text:p>-57</text:p>
          </table:table-cell>
          <table:table-cell office:value-type="float" office:value="-192.28" calcext:value-type="float">
            <text:p>-192.28</text:p>
          </table:table-cell>
          <table:table-cell office:value-type="float" office:value="57.96" calcext:value-type="float">
            <text:p>57.96</text:p>
          </table:table-cell>
          <table:table-cell table:formula="of:=SQRT(SUM([.C238]^2; [.D238]^2))" office:value-type="float" office:value="200.825695567076" calcext:value-type="float">
            <text:p>200.8256955671</text:p>
          </table:table-cell>
          <table:table-cell table:number-columns-repeated="3"/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62" calcext:value-type="float">
            <text:p>-62</text:p>
          </table:table-cell>
          <table:table-cell office:value-type="float" office:value="-192.28" calcext:value-type="float">
            <text:p>-192.28</text:p>
          </table:table-cell>
          <table:table-cell office:value-type="float" office:value="53.36" calcext:value-type="float">
            <text:p>53.36</text:p>
          </table:table-cell>
          <table:table-cell table:formula="of:=SQRT(SUM([.C239]^2; [.D239]^2))" office:value-type="float" office:value="199.546706312081" calcext:value-type="float">
            <text:p>199.5467063121</text:p>
          </table:table-cell>
          <table:table-cell table:number-columns-repeated="3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64" calcext:value-type="float">
            <text:p>-64</text:p>
          </table:table-cell>
          <table:table-cell office:value-type="float" office:value="-193.2" calcext:value-type="float">
            <text:p>-193.2</text:p>
          </table:table-cell>
          <table:table-cell office:value-type="float" office:value="51.52" calcext:value-type="float">
            <text:p>51.52</text:p>
          </table:table-cell>
          <table:table-cell table:formula="of:=SQRT(SUM([.C240]^2; [.D240]^2))" office:value-type="float" office:value="199.951370087829" calcext:value-type="float">
            <text:p>199.9513700878</text:p>
          </table:table-cell>
          <table:table-cell table:number-columns-repeated="3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66" calcext:value-type="float">
            <text:p>-66</text:p>
          </table:table-cell>
          <table:table-cell office:value-type="float" office:value="-195.04" calcext:value-type="float">
            <text:p>-195.04</text:p>
          </table:table-cell>
          <table:table-cell office:value-type="float" office:value="49.68" calcext:value-type="float">
            <text:p>49.68</text:p>
          </table:table-cell>
          <table:table-cell table:formula="of:=SQRT(SUM([.C241]^2; [.D241]^2))" office:value-type="float" office:value="201.267742075078" calcext:value-type="float">
            <text:p>201.2677420751</text:p>
          </table:table-cell>
          <table:table-cell table:number-columns-repeated="3"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-72" calcext:value-type="float">
            <text:p>-72</text:p>
          </table:table-cell>
          <table:table-cell office:value-type="float" office:value="-195.96" calcext:value-type="float">
            <text:p>-195.96</text:p>
          </table:table-cell>
          <table:table-cell office:value-type="float" office:value="44.16" calcext:value-type="float">
            <text:p>44.16</text:p>
          </table:table-cell>
          <table:table-cell table:formula="of:=SQRT(SUM([.C242]^2; [.D242]^2))" office:value-type="float" office:value="200.874157621134" calcext:value-type="float">
            <text:p>200.8741576211</text:p>
          </table:table-cell>
          <table:table-cell table:number-columns-repeated="3"/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-78" calcext:value-type="float">
            <text:p>-78</text:p>
          </table:table-cell>
          <table:table-cell office:value-type="float" office:value="-197.8" calcext:value-type="float">
            <text:p>-197.8</text:p>
          </table:table-cell>
          <table:table-cell office:value-type="float" office:value="38.64" calcext:value-type="float">
            <text:p>38.64</text:p>
          </table:table-cell>
          <table:table-cell table:formula="of:=SQRT(SUM([.C243]^2; [.D243]^2))" office:value-type="float" office:value="201.538804204054" calcext:value-type="float">
            <text:p>201.5388042041</text:p>
          </table:table-cell>
          <table:table-cell table:number-columns-repeated="3"/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79" calcext:value-type="float">
            <text:p>-79</text:p>
          </table:table-cell>
          <table:table-cell office:value-type="float" office:value="-196.88" calcext:value-type="float">
            <text:p>-196.88</text:p>
          </table:table-cell>
          <table:table-cell office:value-type="float" office:value="37.72" calcext:value-type="float">
            <text:p>37.72</text:p>
          </table:table-cell>
          <table:table-cell table:formula="of:=SQRT(SUM([.C244]^2; [.D244]^2))" office:value-type="float" office:value="200.460801155737" calcext:value-type="float">
            <text:p>200.4608011557</text:p>
          </table:table-cell>
          <table:table-cell table:number-columns-repeated="3"/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-81" calcext:value-type="float">
            <text:p>-81</text:p>
          </table:table-cell>
          <table:table-cell office:value-type="float" office:value="-197.8" calcext:value-type="float">
            <text:p>-197.8</text:p>
          </table:table-cell>
          <table:table-cell office:value-type="float" office:value="35.88" calcext:value-type="float">
            <text:p>35.88</text:p>
          </table:table-cell>
          <table:table-cell table:formula="of:=SQRT(SUM([.C245]^2; [.D245]^2))" office:value-type="float" office:value="201.027894581822" calcext:value-type="float">
            <text:p>201.0278945818</text:p>
          </table:table-cell>
          <table:table-cell table:number-columns-repeated="3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82" calcext:value-type="float">
            <text:p>-82</text:p>
          </table:table-cell>
          <table:table-cell office:value-type="float" office:value="-199.64" calcext:value-type="float">
            <text:p>-199.64</text:p>
          </table:table-cell>
          <table:table-cell office:value-type="float" office:value="34.96" calcext:value-type="float">
            <text:p>34.96</text:p>
          </table:table-cell>
          <table:table-cell table:formula="of:=SQRT(SUM([.C246]^2; [.D246]^2))" office:value-type="float" office:value="202.677900127271" calcext:value-type="float">
            <text:p>202.6779001273</text:p>
          </table:table-cell>
          <table:table-cell table:number-columns-repeated="3"/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-99" calcext:value-type="float">
            <text:p>-99</text:p>
          </table:table-cell>
          <table:table-cell office:value-type="float" office:value="-201.48" calcext:value-type="float">
            <text:p>-201.48</text:p>
          </table:table-cell>
          <table:table-cell office:value-type="float" office:value="19.32" calcext:value-type="float">
            <text:p>19.32</text:p>
          </table:table-cell>
          <table:table-cell table:formula="of:=SQRT(SUM([.C247]^2; [.D247]^2))" office:value-type="float" office:value="202.404181774982" calcext:value-type="float">
            <text:p>202.404181775</text:p>
          </table:table-cell>
          <table:table-cell table:number-columns-repeated="3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89" calcext:value-type="float">
            <text:p>-89</text:p>
          </table:table-cell>
          <table:table-cell office:value-type="float" office:value="-200.56" calcext:value-type="float">
            <text:p>-200.56</text:p>
          </table:table-cell>
          <table:table-cell office:value-type="float" office:value="28.52" calcext:value-type="float">
            <text:p>28.52</text:p>
          </table:table-cell>
          <table:table-cell table:formula="of:=SQRT(SUM([.C248]^2; [.D248]^2))" office:value-type="float" office:value="202.577649310086" calcext:value-type="float">
            <text:p>202.5776493101</text:p>
          </table:table-cell>
          <table:table-cell table:number-columns-repeated="3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91" calcext:value-type="float">
            <text:p>-91</text:p>
          </table:table-cell>
          <table:table-cell office:value-type="float" office:value="-199.64" calcext:value-type="float">
            <text:p>-199.64</text:p>
          </table:table-cell>
          <table:table-cell office:value-type="float" office:value="26.68" calcext:value-type="float">
            <text:p>26.68</text:p>
          </table:table-cell>
          <table:table-cell table:formula="of:=SQRT(SUM([.C249]^2; [.D249]^2))" office:value-type="float" office:value="201.414875319575" calcext:value-type="float">
            <text:p>201.4148753196</text:p>
          </table:table-cell>
          <table:table-cell table:number-columns-repeated="3"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-79" calcext:value-type="float">
            <text:p>-79</text:p>
          </table:table-cell>
          <table:table-cell office:value-type="float" office:value="-195.96" calcext:value-type="float">
            <text:p>-195.96</text:p>
          </table:table-cell>
          <table:table-cell office:value-type="float" office:value="37.72" calcext:value-type="float">
            <text:p>37.72</text:p>
          </table:table-cell>
          <table:table-cell table:formula="of:=SQRT(SUM([.C250]^2; [.D250]^2))" office:value-type="float" office:value="199.557310064052" calcext:value-type="float">
            <text:p>199.5573100641</text:p>
          </table:table-cell>
          <table:table-cell table:number-columns-repeated="3"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-71" calcext:value-type="float">
            <text:p>-71</text:p>
          </table:table-cell>
          <table:table-cell office:value-type="float" office:value="-195.96" calcext:value-type="float">
            <text:p>-195.96</text:p>
          </table:table-cell>
          <table:table-cell office:value-type="float" office:value="45.08" calcext:value-type="float">
            <text:p>45.08</text:p>
          </table:table-cell>
          <table:table-cell table:formula="of:=SQRT(SUM([.C251]^2; [.D251]^2))" office:value-type="float" office:value="201.078412565845" calcext:value-type="float">
            <text:p>201.0784125658</text:p>
          </table:table-cell>
          <table:table-cell table:number-columns-repeated="3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53" calcext:value-type="float">
            <text:p>-53</text:p>
          </table:table-cell>
          <table:table-cell office:value-type="float" office:value="-193.2" calcext:value-type="float">
            <text:p>-193.2</text:p>
          </table:table-cell>
          <table:table-cell office:value-type="float" office:value="61.64" calcext:value-type="float">
            <text:p>61.64</text:p>
          </table:table-cell>
          <table:table-cell table:formula="of:=SQRT(SUM([.C252]^2; [.D252]^2))" office:value-type="float" office:value="202.794796777432" calcext:value-type="float">
            <text:p>202.7947967774</text:p>
          </table:table-cell>
          <table:table-cell table:number-columns-repeated="3"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42" calcext:value-type="float">
            <text:p>-42</text:p>
          </table:table-cell>
          <table:table-cell office:value-type="float" office:value="-186.76" calcext:value-type="float">
            <text:p>-186.76</text:p>
          </table:table-cell>
          <table:table-cell office:value-type="float" office:value="71.76" calcext:value-type="float">
            <text:p>71.76</text:p>
          </table:table-cell>
          <table:table-cell table:formula="of:=SQRT(SUM([.C253]^2; [.D253]^2))" office:value-type="float" office:value="200.071975048981" calcext:value-type="float">
            <text:p>200.071975049</text:p>
          </table:table-cell>
          <table:table-cell table:number-columns-repeated="3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7" calcext:value-type="float">
            <text:p>-37</text:p>
          </table:table-cell>
          <table:table-cell office:value-type="float" office:value="-185.84" calcext:value-type="float">
            <text:p>-185.84</text:p>
          </table:table-cell>
          <table:table-cell office:value-type="float" office:value="76.36" calcext:value-type="float">
            <text:p>76.36</text:p>
          </table:table-cell>
          <table:table-cell table:formula="of:=SQRT(SUM([.C254]^2; [.D254]^2))" office:value-type="float" office:value="200.916289036006" calcext:value-type="float">
            <text:p>200.916289036</text:p>
          </table:table-cell>
          <table:table-cell table:number-columns-repeated="3"/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-30" calcext:value-type="float">
            <text:p>-30</text:p>
          </table:table-cell>
          <table:table-cell office:value-type="float" office:value="-187.68" calcext:value-type="float">
            <text:p>-187.68</text:p>
          </table:table-cell>
          <table:table-cell office:value-type="float" office:value="82.8" calcext:value-type="float">
            <text:p>82.8</text:p>
          </table:table-cell>
          <table:table-cell table:formula="of:=SQRT(SUM([.C255]^2; [.D255]^2))" office:value-type="float" office:value="205.133182103725" calcext:value-type="float">
            <text:p>205.1331821037</text:p>
          </table:table-cell>
          <table:table-cell table:number-columns-repeated="3"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26" calcext:value-type="float">
            <text:p>-26</text:p>
          </table:table-cell>
          <table:table-cell office:value-type="float" office:value="-186.76" calcext:value-type="float">
            <text:p>-186.76</text:p>
          </table:table-cell>
          <table:table-cell office:value-type="float" office:value="86.48" calcext:value-type="float">
            <text:p>86.48</text:p>
          </table:table-cell>
          <table:table-cell table:formula="of:=SQRT(SUM([.C256]^2; [.D256]^2))" office:value-type="float" office:value="205.810806324644" calcext:value-type="float">
            <text:p>205.8108063246</text:p>
          </table:table-cell>
          <table:table-cell table:number-columns-repeated="3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0" calcext:value-type="float">
            <text:p>-20</text:p>
          </table:table-cell>
          <table:table-cell office:value-type="float" office:value="-185.84" calcext:value-type="float">
            <text:p>-185.84</text:p>
          </table:table-cell>
          <table:table-cell office:value-type="float" office:value="92" calcext:value-type="float">
            <text:p>92</text:p>
          </table:table-cell>
          <table:table-cell table:formula="of:=SQRT(SUM([.C257]^2; [.D257]^2))" office:value-type="float" office:value="207.365632639548" calcext:value-type="float">
            <text:p>207.3656326395</text:p>
          </table:table-cell>
          <table:table-cell table:number-columns-repeated="3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13" calcext:value-type="float">
            <text:p>-13</text:p>
          </table:table-cell>
          <table:table-cell office:value-type="float" office:value="-183.08" calcext:value-type="float">
            <text:p>-183.08</text:p>
          </table:table-cell>
          <table:table-cell office:value-type="float" office:value="98.44" calcext:value-type="float">
            <text:p>98.44</text:p>
          </table:table-cell>
          <table:table-cell table:formula="of:=SQRT(SUM([.C258]^2; [.D258]^2))" office:value-type="float" office:value="207.867072909588" calcext:value-type="float">
            <text:p>207.8670729096</text:p>
          </table:table-cell>
          <table:table-cell table:number-columns-repeated="3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13" calcext:value-type="float">
            <text:p>-13</text:p>
          </table:table-cell>
          <table:table-cell office:value-type="float" office:value="-182.16" calcext:value-type="float">
            <text:p>-182.16</text:p>
          </table:table-cell>
          <table:table-cell office:value-type="float" office:value="98.44" calcext:value-type="float">
            <text:p>98.44</text:p>
          </table:table-cell>
          <table:table-cell table:formula="of:=SQRT(SUM([.C259]^2; [.D259]^2))" office:value-type="float" office:value="207.057236531351" calcext:value-type="float">
            <text:p>207.0572365314</text:p>
          </table:table-cell>
          <table:table-cell table:number-columns-repeated="3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6" calcext:value-type="float">
            <text:p>-6</text:p>
          </table:table-cell>
          <table:table-cell office:value-type="float" office:value="-178.48" calcext:value-type="float">
            <text:p>-178.48</text:p>
          </table:table-cell>
          <table:table-cell office:value-type="float" office:value="104.88" calcext:value-type="float">
            <text:p>104.88</text:p>
          </table:table-cell>
          <table:table-cell table:formula="of:=SQRT(SUM([.C260]^2; [.D260]^2))" office:value-type="float" office:value="207.01431061644" calcext:value-type="float">
            <text:p>207.0143106164</text:p>
          </table:table-cell>
          <table:table-cell table:number-columns-repeated="3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" calcext:value-type="float">
            <text:p>-2</text:p>
          </table:table-cell>
          <table:table-cell office:value-type="float" office:value="-176.64" calcext:value-type="float">
            <text:p>-176.64</text:p>
          </table:table-cell>
          <table:table-cell office:value-type="float" office:value="108.56" calcext:value-type="float">
            <text:p>108.56</text:p>
          </table:table-cell>
          <table:table-cell table:formula="of:=SQRT(SUM([.C261]^2; [.D261]^2))" office:value-type="float" office:value="207.332976634205" calcext:value-type="float">
            <text:p>207.3329766342</text:p>
          </table:table-cell>
          <table:table-cell table:number-columns-repeated="3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11" calcext:value-type="float">
            <text:p>11</text:p>
          </table:table-cell>
          <table:table-cell office:value-type="float" office:value="-172.96" calcext:value-type="float">
            <text:p>-172.96</text:p>
          </table:table-cell>
          <table:table-cell office:value-type="float" office:value="120.52" calcext:value-type="float">
            <text:p>120.52</text:p>
          </table:table-cell>
          <table:table-cell table:formula="of:=SQRT(SUM([.C262]^2; [.D262]^2))" office:value-type="float" office:value="210.80851975193" calcext:value-type="float">
            <text:p>210.8085197519</text:p>
          </table:table-cell>
          <table:table-cell table:number-columns-repeated="3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21" calcext:value-type="float">
            <text:p>21</text:p>
          </table:table-cell>
          <table:table-cell office:value-type="float" office:value="-172.96" calcext:value-type="float">
            <text:p>-172.96</text:p>
          </table:table-cell>
          <table:table-cell office:value-type="float" office:value="129.72" calcext:value-type="float">
            <text:p>129.72</text:p>
          </table:table-cell>
          <table:table-cell table:formula="of:=SQRT(SUM([.C263]^2; [.D263]^2))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23" calcext:value-type="float">
            <text:p>23</text:p>
          </table:table-cell>
          <table:table-cell office:value-type="float" office:value="-169.28" calcext:value-type="float">
            <text:p>-169.28</text:p>
          </table:table-cell>
          <table:table-cell office:value-type="float" office:value="131.56" calcext:value-type="float">
            <text:p>131.56</text:p>
          </table:table-cell>
          <table:table-cell table:formula="of:=SQRT(SUM([.C264]^2; [.D264]^2))" office:value-type="float" office:value="214.391585655781" calcext:value-type="float">
            <text:p>214.3915856558</text:p>
          </table:table-cell>
          <table:table-cell table:number-columns-repeated="3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29" calcext:value-type="float">
            <text:p>29</text:p>
          </table:table-cell>
          <table:table-cell office:value-type="float" office:value="-172.04" calcext:value-type="float">
            <text:p>-172.04</text:p>
          </table:table-cell>
          <table:table-cell office:value-type="float" office:value="137.08" calcext:value-type="float">
            <text:p>137.08</text:p>
          </table:table-cell>
          <table:table-cell table:formula="of:=SQRT(SUM([.C265]^2; [.D265]^2))" office:value-type="float" office:value="219.97428940674" calcext:value-type="float">
            <text:p>219.9742894067</text:p>
          </table:table-cell>
          <table:table-cell table:number-columns-repeated="3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33" calcext:value-type="float">
            <text:p>33</text:p>
          </table:table-cell>
          <table:table-cell office:value-type="float" office:value="-169.28" calcext:value-type="float">
            <text:p>-169.28</text:p>
          </table:table-cell>
          <table:table-cell office:value-type="float" office:value="140.76" calcext:value-type="float">
            <text:p>140.76</text:p>
          </table:table-cell>
          <table:table-cell table:formula="of:=SQRT(SUM([.C266]^2; [.D266]^2))" office:value-type="float" office:value="220.156980357199" calcext:value-type="float">
            <text:p>220.1569803572</text:p>
          </table:table-cell>
          <table:table-cell table:number-columns-repeated="3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37" calcext:value-type="float">
            <text:p>37</text:p>
          </table:table-cell>
          <table:table-cell office:value-type="float" office:value="-161.92" calcext:value-type="float">
            <text:p>-161.92</text:p>
          </table:table-cell>
          <table:table-cell office:value-type="float" office:value="144.44" calcext:value-type="float">
            <text:p>144.44</text:p>
          </table:table-cell>
          <table:table-cell table:formula="of:=SQRT(SUM([.C267]^2; [.D267]^2))" office:value-type="float" office:value="216.981566037302" calcext:value-type="float">
            <text:p>216.9815660373</text:p>
          </table:table-cell>
          <table:table-cell table:number-columns-repeated="3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43" calcext:value-type="float">
            <text:p>43</text:p>
          </table:table-cell>
          <table:table-cell office:value-type="float" office:value="-163.76" calcext:value-type="float">
            <text:p>-163.76</text:p>
          </table:table-cell>
          <table:table-cell office:value-type="float" office:value="149.96" calcext:value-type="float">
            <text:p>149.96</text:p>
          </table:table-cell>
          <table:table-cell table:formula="of:=SQRT(SUM([.C268]^2; [.D268]^2))" office:value-type="float" office:value="222.048056059944" calcext:value-type="float">
            <text:p>222.0480560599</text:p>
          </table:table-cell>
          <table:table-cell table:number-columns-repeated="3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  <table:table-cell office:value-type="float" office:value="-164.68" calcext:value-type="float">
            <text:p>-164.68</text:p>
          </table:table-cell>
          <table:table-cell office:value-type="float" office:value="149.96" calcext:value-type="float">
            <text:p>149.96</text:p>
          </table:table-cell>
          <table:table-cell table:formula="of:=SQRT(SUM([.C269]^2; [.D269]^2))" office:value-type="float" office:value="222.727420853383" calcext:value-type="float">
            <text:p>222.7274208534</text:p>
          </table:table-cell>
          <table:table-cell table:number-columns-repeated="3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54" calcext:value-type="float">
            <text:p>54</text:p>
          </table:table-cell>
          <table:table-cell office:value-type="float" office:value="-164.68" calcext:value-type="float">
            <text:p>-164.68</text:p>
          </table:table-cell>
          <table:table-cell office:value-type="float" office:value="160.08" calcext:value-type="float">
            <text:p>160.08</text:p>
          </table:table-cell>
          <table:table-cell table:formula="of:=SQRT(SUM([.C270]^2; [.D270]^2))" office:value-type="float" office:value="229.663033159453" calcext:value-type="float">
            <text:p>229.6630331595</text:p>
          </table:table-cell>
          <table:table-cell table:number-columns-repeated="3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61" calcext:value-type="float">
            <text:p>61</text:p>
          </table:table-cell>
          <table:table-cell office:value-type="float" office:value="-164.68" calcext:value-type="float">
            <text:p>-164.68</text:p>
          </table:table-cell>
          <table:table-cell office:value-type="float" office:value="166.52" calcext:value-type="float">
            <text:p>166.52</text:p>
          </table:table-cell>
          <table:table-cell table:formula="of:=SQRT(SUM([.C271]^2; [.D271]^2))" office:value-type="float" office:value="234.197380002424" calcext:value-type="float">
            <text:p>234.1973800024</text:p>
          </table:table-cell>
          <table:table-cell table:number-columns-repeated="3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68" calcext:value-type="float">
            <text:p>68</text:p>
          </table:table-cell>
          <table:table-cell office:value-type="float" office:value="-166.52" calcext:value-type="float">
            <text:p>-166.52</text:p>
          </table:table-cell>
          <table:table-cell office:value-type="float" office:value="172.96" calcext:value-type="float">
            <text:p>172.96</text:p>
          </table:table-cell>
          <table:table-cell table:formula="of:=SQRT(SUM([.C272]^2; [.D272]^2))" office:value-type="float" office:value="240.091799110257" calcext:value-type="float">
            <text:p>240.0917991103</text:p>
          </table:table-cell>
          <table:table-cell table:number-columns-repeated="3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75" calcext:value-type="float">
            <text:p>75</text:p>
          </table:table-cell>
          <table:table-cell office:value-type="float" office:value="-166.52" calcext:value-type="float">
            <text:p>-166.52</text:p>
          </table:table-cell>
          <table:table-cell office:value-type="float" office:value="179.4" calcext:value-type="float">
            <text:p>179.4</text:p>
          </table:table-cell>
          <table:table-cell table:formula="of:=SQRT(SUM([.C273]^2; [.D273]^2))" office:value-type="float" office:value="244.771874201265" calcext:value-type="float">
            <text:p>244.7718742013</text:p>
          </table:table-cell>
          <table:table-cell table:number-columns-repeated="3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81" calcext:value-type="float">
            <text:p>81</text:p>
          </table:table-cell>
          <table:table-cell office:value-type="float" office:value="-163.76" calcext:value-type="float">
            <text:p>-163.76</text:p>
          </table:table-cell>
          <table:table-cell office:value-type="float" office:value="184.92" calcext:value-type="float">
            <text:p>184.92</text:p>
          </table:table-cell>
          <table:table-cell table:formula="of:=SQRT(SUM([.C274]^2; [.D274]^2))" office:value-type="float" office:value="247.007578831096" calcext:value-type="float">
            <text:p>247.0075788311</text:p>
          </table:table-cell>
          <table:table-cell table:number-columns-repeated="3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79" calcext:value-type="float">
            <text:p>79</text:p>
          </table:table-cell>
          <table:table-cell office:value-type="float" office:value="-164.68" calcext:value-type="float">
            <text:p>-164.68</text:p>
          </table:table-cell>
          <table:table-cell office:value-type="float" office:value="183.08" calcext:value-type="float">
            <text:p>183.08</text:p>
          </table:table-cell>
          <table:table-cell table:formula="of:=SQRT(SUM([.C275]^2; [.D275]^2))" office:value-type="float" office:value="246.247413793526" calcext:value-type="float">
            <text:p>246.2474137935</text:p>
          </table:table-cell>
          <table:table-cell table:number-columns-repeated="3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82" calcext:value-type="float">
            <text:p>82</text:p>
          </table:table-cell>
          <table:table-cell office:value-type="float" office:value="-161.92" calcext:value-type="float">
            <text:p>-161.92</text:p>
          </table:table-cell>
          <table:table-cell office:value-type="float" office:value="185.84" calcext:value-type="float">
            <text:p>185.84</text:p>
          </table:table-cell>
          <table:table-cell table:formula="of:=SQRT(SUM([.C276]^2; [.D276]^2))" office:value-type="float" office:value="246.48446604198" calcext:value-type="float">
            <text:p>246.484466042</text:p>
          </table:table-cell>
          <table:table-cell table:number-columns-repeated="3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76" calcext:value-type="float">
            <text:p>76</text:p>
          </table:table-cell>
          <table:table-cell office:value-type="float" office:value="-168.36" calcext:value-type="float">
            <text:p>-168.36</text:p>
          </table:table-cell>
          <table:table-cell office:value-type="float" office:value="180.32" calcext:value-type="float">
            <text:p>180.32</text:p>
          </table:table-cell>
          <table:table-cell table:formula="of:=SQRT(SUM([.C277]^2; [.D277]^2))" office:value-type="float" office:value="246.698990674871" calcext:value-type="float">
            <text:p>246.6989906749</text:p>
          </table:table-cell>
          <table:table-cell table:number-columns-repeated="3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85" calcext:value-type="float">
            <text:p>85</text:p>
          </table:table-cell>
          <table:table-cell office:value-type="float" office:value="-159.16" calcext:value-type="float">
            <text:p>-159.16</text:p>
          </table:table-cell>
          <table:table-cell office:value-type="float" office:value="188.6" calcext:value-type="float">
            <text:p>188.6</text:p>
          </table:table-cell>
          <table:table-cell table:formula="of:=SQRT(SUM([.C278]^2; [.D278]^2))" office:value-type="float" office:value="246.783033452464" calcext:value-type="float">
            <text:p>246.7830334525</text:p>
          </table:table-cell>
          <table:table-cell table:number-columns-repeated="3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81" calcext:value-type="float">
            <text:p>81</text:p>
          </table:table-cell>
          <table:table-cell office:value-type="float" office:value="-164.68" calcext:value-type="float">
            <text:p>-164.68</text:p>
          </table:table-cell>
          <table:table-cell office:value-type="float" office:value="184.92" calcext:value-type="float">
            <text:p>184.92</text:p>
          </table:table-cell>
          <table:table-cell table:formula="of:=SQRT(SUM([.C279]^2; [.D279]^2))" office:value-type="float" office:value="247.618474270398" calcext:value-type="float">
            <text:p>247.6184742704</text:p>
          </table:table-cell>
          <table:table-cell table:number-columns-repeated="3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84" calcext:value-type="float">
            <text:p>84</text:p>
          </table:table-cell>
          <table:table-cell office:value-type="float" office:value="-162.84" calcext:value-type="float">
            <text:p>-162.84</text:p>
          </table:table-cell>
          <table:table-cell office:value-type="float" office:value="187.68" calcext:value-type="float">
            <text:p>187.68</text:p>
          </table:table-cell>
          <table:table-cell table:formula="of:=SQRT(SUM([.C280]^2; [.D280]^2))" office:value-type="float" office:value="248.476654839041" calcext:value-type="float">
            <text:p>248.476654839</text:p>
          </table:table-cell>
          <table:table-cell table:number-columns-repeated="3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85" calcext:value-type="float">
            <text:p>85</text:p>
          </table:table-cell>
          <table:table-cell office:value-type="float" office:value="-157.32" calcext:value-type="float">
            <text:p>-157.32</text:p>
          </table:table-cell>
          <table:table-cell office:value-type="float" office:value="188.6" calcext:value-type="float">
            <text:p>188.6</text:p>
          </table:table-cell>
          <table:table-cell table:formula="of:=SQRT(SUM([.C281]^2; [.D281]^2))" office:value-type="float" office:value="245.600371335224" calcext:value-type="float">
            <text:p>245.6003713352</text:p>
          </table:table-cell>
          <table:table-cell table:number-columns-repeated="3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85" calcext:value-type="float">
            <text:p>85</text:p>
          </table:table-cell>
          <table:table-cell office:value-type="float" office:value="-158.24" calcext:value-type="float">
            <text:p>-158.24</text:p>
          </table:table-cell>
          <table:table-cell office:value-type="float" office:value="188.6" calcext:value-type="float">
            <text:p>188.6</text:p>
          </table:table-cell>
          <table:table-cell table:formula="of:=SQRT(SUM([.C282]^2; [.D282]^2))" office:value-type="float" office:value="246.19069356903" calcext:value-type="float">
            <text:p>246.190693569</text:p>
          </table:table-cell>
          <table:table-cell table:number-columns-repeated="3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83" calcext:value-type="float">
            <text:p>83</text:p>
          </table:table-cell>
          <table:table-cell office:value-type="float" office:value="-163.76" calcext:value-type="float">
            <text:p>-163.76</text:p>
          </table:table-cell>
          <table:table-cell office:value-type="float" office:value="186.76" calcext:value-type="float">
            <text:p>186.76</text:p>
          </table:table-cell>
          <table:table-cell table:formula="of:=SQRT(SUM([.C283]^2; [.D283]^2))" office:value-type="float" office:value="248.388073787773" calcext:value-type="float">
            <text:p>248.3880737878</text:p>
          </table:table-cell>
          <table:table-cell table:number-columns-repeated="3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85" calcext:value-type="float">
            <text:p>85</text:p>
          </table:table-cell>
          <table:table-cell office:value-type="float" office:value="-160.08" calcext:value-type="float">
            <text:p>-160.08</text:p>
          </table:table-cell>
          <table:table-cell office:value-type="float" office:value="188.6" calcext:value-type="float">
            <text:p>188.6</text:p>
          </table:table-cell>
          <table:table-cell table:formula="of:=SQRT(SUM([.C284]^2; [.D284]^2))" office:value-type="float" office:value="247.377376491869" calcext:value-type="float">
            <text:p>247.3773764919</text:p>
          </table:table-cell>
          <table:table-cell table:number-columns-repeated="3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93" calcext:value-type="float">
            <text:p>93</text:p>
          </table:table-cell>
          <table:table-cell office:value-type="float" office:value="-155.48" calcext:value-type="float">
            <text:p>-155.48</text:p>
          </table:table-cell>
          <table:table-cell office:value-type="float" office:value="195.96" calcext:value-type="float">
            <text:p>195.96</text:p>
          </table:table-cell>
          <table:table-cell table:formula="of:=SQRT(SUM([.C285]^2; [.D285]^2))" office:value-type="float" office:value="250.148659800527" calcext:value-type="float">
            <text:p>250.1486598005</text:p>
          </table:table-cell>
          <table:table-cell table:number-columns-repeated="3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96" calcext:value-type="float">
            <text:p>96</text:p>
          </table:table-cell>
          <table:table-cell office:value-type="float" office:value="-148.12" calcext:value-type="float">
            <text:p>-148.12</text:p>
          </table:table-cell>
          <table:table-cell office:value-type="float" office:value="198.72" calcext:value-type="float">
            <text:p>198.72</text:p>
          </table:table-cell>
          <table:table-cell table:formula="of:=SQRT(SUM([.C286]^2; [.D286]^2))" office:value-type="float" office:value="247.849092796403" calcext:value-type="float">
            <text:p>247.8490927964</text:p>
          </table:table-cell>
          <table:table-cell table:number-columns-repeated="3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97" calcext:value-type="float">
            <text:p>97</text:p>
          </table:table-cell>
          <table:table-cell office:value-type="float" office:value="-144.44" calcext:value-type="float">
            <text:p>-144.44</text:p>
          </table:table-cell>
          <table:table-cell office:value-type="float" office:value="199.64" calcext:value-type="float">
            <text:p>199.64</text:p>
          </table:table-cell>
          <table:table-cell table:formula="of:=SQRT(SUM([.C287]^2; [.D287]^2))" office:value-type="float" office:value="246.412343846651" calcext:value-type="float">
            <text:p>246.4123438467</text:p>
          </table:table-cell>
          <table:table-cell table:number-columns-repeated="3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102" calcext:value-type="float">
            <text:p>102</text:p>
          </table:table-cell>
          <table:table-cell office:value-type="float" office:value="-143.52" calcext:value-type="float">
            <text:p>-143.52</text:p>
          </table:table-cell>
          <table:table-cell office:value-type="float" office:value="204.24" calcext:value-type="float">
            <text:p>204.24</text:p>
          </table:table-cell>
          <table:table-cell table:formula="of:=SQRT(SUM([.C288]^2; [.D288]^2))" office:value-type="float" office:value="249.623652725458" calcext:value-type="float">
            <text:p>249.6236527255</text:p>
          </table:table-cell>
          <table:table-cell table:number-columns-repeated="3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02" calcext:value-type="float">
            <text:p>102</text:p>
          </table:table-cell>
          <table:table-cell office:value-type="float" office:value="-137.08" calcext:value-type="float">
            <text:p>-137.08</text:p>
          </table:table-cell>
          <table:table-cell office:value-type="float" office:value="204.24" calcext:value-type="float">
            <text:p>204.24</text:p>
          </table:table-cell>
          <table:table-cell table:formula="of:=SQRT(SUM([.C289]^2; [.D289]^2))" office:value-type="float" office:value="245.977446120574" calcext:value-type="float">
            <text:p>245.9774461206</text:p>
          </table:table-cell>
          <table:table-cell table:number-columns-repeated="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7" calcext:value-type="float">
            <text:p>107</text:p>
          </table:table-cell>
          <table:table-cell office:value-type="float" office:value="-119.6" calcext:value-type="float">
            <text:p>-119.6</text:p>
          </table:table-cell>
          <table:table-cell office:value-type="float" office:value="208.84" calcext:value-type="float">
            <text:p>208.84</text:p>
          </table:table-cell>
          <table:table-cell table:formula="of:=SQRT(SUM([.C290]^2; [.D290]^2))" office:value-type="float" office:value="240.662223043003" calcext:value-type="float">
            <text:p>240.662223043</text:p>
          </table:table-cell>
          <table:table-cell table:number-columns-repeated="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13" calcext:value-type="float">
            <text:p>113</text:p>
          </table:table-cell>
          <table:table-cell office:value-type="float" office:value="-115.92" calcext:value-type="float">
            <text:p>-115.92</text:p>
          </table:table-cell>
          <table:table-cell office:value-type="float" office:value="214.36" calcext:value-type="float">
            <text:p>214.36</text:p>
          </table:table-cell>
          <table:table-cell table:formula="of:=SQRT(SUM([.C291]^2; [.D291]^2))" office:value-type="float" office:value="243.695826800543" calcext:value-type="float">
            <text:p>243.6958268005</text:p>
          </table:table-cell>
          <table:table-cell table:number-columns-repeated="3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14" calcext:value-type="float">
            <text:p>114</text:p>
          </table:table-cell>
          <table:table-cell office:value-type="float" office:value="-115" calcext:value-type="float">
            <text:p>-115</text:p>
          </table:table-cell>
          <table:table-cell office:value-type="float" office:value="215.28" calcext:value-type="float">
            <text:p>215.28</text:p>
          </table:table-cell>
          <table:table-cell table:formula="of:=SQRT(SUM([.C292]^2; [.D292]^2))" office:value-type="float" office:value="244.07064223294" calcext:value-type="float">
            <text:p>244.0706422329</text:p>
          </table:table-cell>
          <table:table-cell table:number-columns-repeated="3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20" calcext:value-type="float">
            <text:p>120</text:p>
          </table:table-cell>
          <table:table-cell office:value-type="float" office:value="-103.04" calcext:value-type="float">
            <text:p>-103.04</text:p>
          </table:table-cell>
          <table:table-cell office:value-type="float" office:value="220.8" calcext:value-type="float">
            <text:p>220.8</text:p>
          </table:table-cell>
          <table:table-cell table:formula="of:=SQRT(SUM([.C293]^2; [.D293]^2))" office:value-type="float" office:value="243.659355658674" calcext:value-type="float">
            <text:p>243.6593556587</text:p>
          </table:table-cell>
          <table:table-cell table:number-columns-repeated="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21" calcext:value-type="float">
            <text:p>121</text:p>
          </table:table-cell>
          <table:table-cell office:value-type="float" office:value="-95.68" calcext:value-type="float">
            <text:p>-95.68</text:p>
          </table:table-cell>
          <table:table-cell office:value-type="float" office:value="221.72" calcext:value-type="float">
            <text:p>221.72</text:p>
          </table:table-cell>
          <table:table-cell table:formula="of:=SQRT(SUM([.C294]^2; [.D294]^2))" office:value-type="float" office:value="241.483789932161" calcext:value-type="float">
            <text:p>241.4837899322</text:p>
          </table:table-cell>
          <table:table-cell table:number-columns-repeated="3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25" calcext:value-type="float">
            <text:p>125</text:p>
          </table:table-cell>
          <table:table-cell office:value-type="float" office:value="-80.96" calcext:value-type="float">
            <text:p>-80.96</text:p>
          </table:table-cell>
          <table:table-cell office:value-type="float" office:value="225.4" calcext:value-type="float">
            <text:p>225.4</text:p>
          </table:table-cell>
          <table:table-cell table:formula="of:=SQRT(SUM([.C295]^2; [.D295]^2))" office:value-type="float" office:value="239.498813358229" calcext:value-type="float">
            <text:p>239.4988133582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25" calcext:value-type="float">
            <text:p>125</text:p>
          </table:table-cell>
          <table:table-cell office:value-type="float" office:value="-78.2" calcext:value-type="float">
            <text:p>-78.2</text:p>
          </table:table-cell>
          <table:table-cell office:value-type="float" office:value="225.4" calcext:value-type="float">
            <text:p>225.4</text:p>
          </table:table-cell>
          <table:table-cell table:formula="of:=SQRT(SUM([.C296]^2; [.D296]^2))" office:value-type="float" office:value="238.579965629975" calcext:value-type="float">
            <text:p>238.57996563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26" calcext:value-type="float">
            <text:p>126</text:p>
          </table:table-cell>
          <table:table-cell office:value-type="float" office:value="-77.28" calcext:value-type="float">
            <text:p>-77.28</text:p>
          </table:table-cell>
          <table:table-cell office:value-type="float" office:value="226.32" calcext:value-type="float">
            <text:p>226.32</text:p>
          </table:table-cell>
          <table:table-cell table:formula="of:=SQRT(SUM([.C297]^2; [.D297]^2))" office:value-type="float" office:value="239.150456407677" calcext:value-type="float">
            <text:p>239.1504564077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25" calcext:value-type="float">
            <text:p>125</text:p>
          </table:table-cell>
          <table:table-cell office:value-type="float" office:value="-79.12" calcext:value-type="float">
            <text:p>-79.12</text:p>
          </table:table-cell>
          <table:table-cell office:value-type="float" office:value="225.4" calcext:value-type="float">
            <text:p>225.4</text:p>
          </table:table-cell>
          <table:table-cell table:formula="of:=SQRT(SUM([.C298]^2; [.D298]^2))" office:value-type="float" office:value="238.883097769599" calcext:value-type="float">
            <text:p>238.8830977696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25" calcext:value-type="float">
            <text:p>125</text:p>
          </table:table-cell>
          <table:table-cell office:value-type="float" office:value="-77.28" calcext:value-type="float">
            <text:p>-77.28</text:p>
          </table:table-cell>
          <table:table-cell office:value-type="float" office:value="225.4" calcext:value-type="float">
            <text:p>225.4</text:p>
          </table:table-cell>
          <table:table-cell table:formula="of:=SQRT(SUM([.C299]^2; [.D299]^2))" office:value-type="float" office:value="238.28" calcext:value-type="float">
            <text:p>238.28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35" calcext:value-type="float">
            <text:p>135</text:p>
          </table:table-cell>
          <table:table-cell office:value-type="float" office:value="-34.04" calcext:value-type="float">
            <text:p>-34.04</text:p>
          </table:table-cell>
          <table:table-cell office:value-type="float" office:value="234.6" calcext:value-type="float">
            <text:p>234.6</text:p>
          </table:table-cell>
          <table:table-cell table:formula="of:=SQRT(SUM([.C300]^2; [.D300]^2))" office:value-type="float" office:value="237.056705452514" calcext:value-type="float">
            <text:p>237.05670545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1:19:32.986197468</meta:creation-date>
    <dc:date>2015-07-13T18:00:15.620351310</dc:date>
    <meta:editing-duration>PT6H23M27S</meta:editing-duration>
    <meta:editing-cycles>2</meta:editing-cycles>
    <meta:generator>LibreOffice/4.2.7.2$Linux_X86_64 LibreOffice_project/420m0$Build-2</meta:generator>
    <meta:document-statistic meta:table-count="1" meta:cell-count="17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300" chart:maximum="3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4cm" svg:height="14.052cm" xlink:href=".." xlink:type="simple" chart:class="chart:scatter" chart:style-name="ch1">
        <chart:legend chart:legend-position="end" svg:x="14.561cm" svg:y="6.727cm" style:legend-expansion="high" chart:style-name="ch2"/>
        <chart:plot-area chart:style-name="ch3" table:cell-range-address="Sheet1.C1:Sheet1.D300" svg:x="0.334cm" svg:y="0.28cm" svg:width="13.311cm" svg:height="13.097cm">
          <chartooo:coordinate-region svg:x="0.666cm" svg:y="0.479cm" svg:width="12.699cm" svg:height="12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300" chart:class="chart:scatter">
            <chart:domain table:cell-range-address="Sheet1.C1:Sheet1.C300"/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1.44">
                <text:p>-121.44</text:p>
                <draw:g>
                  <svg:desc>Sheet1.C1:Sheet1.C300</svg:desc>
                </draw:g>
              </table:table-cell>
              <table:table-cell office:value-type="float" office:value="167.44">
                <text:p>167.44</text:p>
                <draw:g>
                  <svg:desc>Sheet1.D1:Sheet1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9.6">
                <text:p>-119.6</text:p>
              </table:table-cell>
              <table:table-cell office:value-type="float" office:value="168.36">
                <text:p>168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8.68">
                <text:p>-118.68</text:p>
              </table:table-cell>
              <table:table-cell office:value-type="float" office:value="167.44">
                <text:p>167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8.68">
                <text:p>-118.68</text:p>
              </table:table-cell>
              <table:table-cell office:value-type="float" office:value="172.96">
                <text:p>172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8.68">
                <text:p>-118.68</text:p>
              </table:table-cell>
              <table:table-cell office:value-type="float" office:value="175.72">
                <text:p>175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19.6">
                <text:p>-119.6</text:p>
              </table:table-cell>
              <table:table-cell office:value-type="float" office:value="172.96">
                <text:p>172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8.68">
                <text:p>-118.68</text:p>
              </table:table-cell>
              <table:table-cell office:value-type="float" office:value="172.04">
                <text:p>172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1.44">
                <text:p>-121.44</text:p>
              </table:table-cell>
              <table:table-cell office:value-type="float" office:value="168.36">
                <text:p>168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5.12">
                <text:p>-125.12</text:p>
              </table:table-cell>
              <table:table-cell office:value-type="float" office:value="164.68">
                <text:p>164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7.88">
                <text:p>-127.88</text:p>
              </table:table-cell>
              <table:table-cell office:value-type="float" office:value="160.08">
                <text:p>16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3.4">
                <text:p>-133.4</text:p>
              </table:table-cell>
              <table:table-cell office:value-type="float" office:value="158.24">
                <text:p>158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8">
                <text:p>-138</text:p>
              </table:table-cell>
              <table:table-cell office:value-type="float" office:value="153.64">
                <text:p>153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3.52">
                <text:p>-143.52</text:p>
              </table:table-cell>
              <table:table-cell office:value-type="float" office:value="148.12">
                <text:p>148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4.44">
                <text:p>-144.44</text:p>
              </table:table-cell>
              <table:table-cell office:value-type="float" office:value="143.52">
                <text:p>143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6.28">
                <text:p>-146.28</text:p>
              </table:table-cell>
              <table:table-cell office:value-type="float" office:value="141.68">
                <text:p>141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9.04">
                <text:p>-149.0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0.88">
                <text:p>-150.88</text:p>
              </table:table-cell>
              <table:table-cell office:value-type="float" office:value="135.24">
                <text:p>135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1.8">
                <text:p>-151.8</text:p>
              </table:table-cell>
              <table:table-cell office:value-type="float" office:value="131.56">
                <text:p>131.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2.72">
                <text:p>-152.72</text:p>
              </table:table-cell>
              <table:table-cell office:value-type="float" office:value="132.48">
                <text:p>132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2.72">
                <text:p>-152.72</text:p>
              </table:table-cell>
              <table:table-cell office:value-type="float" office:value="132.48">
                <text:p>132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2.72">
                <text:p>-152.72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3.64">
                <text:p>-153.6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7.32">
                <text:p>-157.32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.32">
                <text:p>-157.32</text:p>
              </table:table-cell>
              <table:table-cell office:value-type="float" office:value="132.48">
                <text:p>132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8.24">
                <text:p>-158.24</text:p>
              </table:table-cell>
              <table:table-cell office:value-type="float" office:value="131.56">
                <text:p>131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60.08">
                <text:p>-160.08</text:p>
              </table:table-cell>
              <table:table-cell office:value-type="float" office:value="132.48">
                <text:p>132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1">
                <text:p>-161</text:p>
              </table:table-cell>
              <table:table-cell office:value-type="float" office:value="130.64">
                <text:p>130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1.92">
                <text:p>-161.92</text:p>
              </table:table-cell>
              <table:table-cell office:value-type="float" office:value="127.88">
                <text:p>127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4.68">
                <text:p>-164.68</text:p>
              </table:table-cell>
              <table:table-cell office:value-type="float" office:value="124.2">
                <text:p>124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5.6">
                <text:p>-165.6</text:p>
              </table:table-cell>
              <table:table-cell office:value-type="float" office:value="122.36">
                <text:p>122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5.6">
                <text:p>-165.6</text:p>
              </table:table-cell>
              <table:table-cell office:value-type="float" office:value="125.12">
                <text:p>125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6.52">
                <text:p>-166.52</text:p>
              </table:table-cell>
              <table:table-cell office:value-type="float" office:value="126.96">
                <text:p>126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8.36">
                <text:p>-168.36</text:p>
              </table:table-cell>
              <table:table-cell office:value-type="float" office:value="127.88">
                <text:p>127.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1.12">
                <text:p>-171.12</text:p>
              </table:table-cell>
              <table:table-cell office:value-type="float" office:value="127.88">
                <text:p>127.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0.2">
                <text:p>-170.2</text:p>
              </table:table-cell>
              <table:table-cell office:value-type="float" office:value="128.8">
                <text:p>128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0.2">
                <text:p>-170.2</text:p>
              </table:table-cell>
              <table:table-cell office:value-type="float" office:value="128.8">
                <text:p>12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1.12">
                <text:p>-171.12</text:p>
              </table:table-cell>
              <table:table-cell office:value-type="float" office:value="128.8">
                <text:p>12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2.96">
                <text:p>-172.96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5.72">
                <text:p>-175.72</text:p>
              </table:table-cell>
              <table:table-cell office:value-type="float" office:value="121.44">
                <text:p>121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75.72">
                <text:p>-175.72</text:p>
              </table:table-cell>
              <table:table-cell office:value-type="float" office:value="120.52">
                <text:p>120.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7.56">
                <text:p>-177.56</text:p>
              </table:table-cell>
              <table:table-cell office:value-type="float" office:value="119.6">
                <text:p>119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77.56">
                <text:p>-177.56</text:p>
              </table:table-cell>
              <table:table-cell office:value-type="float" office:value="118.68">
                <text:p>118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81.24">
                <text:p>-181.24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3.08">
                <text:p>-183.08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82.16">
                <text:p>-182.16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4">
                <text:p>-184</text:p>
              </table:table-cell>
              <table:table-cell office:value-type="float" office:value="106.72">
                <text:p>106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5.84">
                <text:p>-185.84</text:p>
              </table:table-cell>
              <table:table-cell office:value-type="float" office:value="104.88">
                <text:p>104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7.68">
                <text:p>-187.68</text:p>
              </table:table-cell>
              <table:table-cell office:value-type="float" office:value="103.04">
                <text:p>103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86.76">
                <text:p>-186.76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3.2">
                <text:p>-193.2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90.44">
                <text:p>-190.44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0.44">
                <text:p>-190.44</text:p>
              </table:table-cell>
              <table:table-cell office:value-type="float" office:value="68.08">
                <text:p>68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94.12">
                <text:p>-194.12</text:p>
              </table:table-cell>
              <table:table-cell office:value-type="float" office:value="57.96">
                <text:p>57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98.72">
                <text:p>-198.72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98.72">
                <text:p>-198.7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96.88">
                <text:p>-196.88</text:p>
              </table:table-cell>
              <table:table-cell office:value-type="float" office:value="68.08">
                <text:p>68.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4.12">
                <text:p>-194.12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5.04">
                <text:p>-195.04</text:p>
              </table:table-cell>
              <table:table-cell office:value-type="float" office:value="95.68">
                <text:p>95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88.6">
                <text:p>-188.6</text:p>
              </table:table-cell>
              <table:table-cell office:value-type="float" office:value="113.16">
                <text:p>113.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0.44">
                <text:p>-190.44</text:p>
              </table:table-cell>
              <table:table-cell office:value-type="float" office:value="109.48">
                <text:p>109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87.68">
                <text:p>-187.68</text:p>
              </table:table-cell>
              <table:table-cell office:value-type="float" office:value="106.72">
                <text:p>106.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83.08">
                <text:p>-183.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84.92">
                <text:p>-184.92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84">
                <text:p>-184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96.88">
                <text:p>-196.88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99.64">
                <text:p>-199.64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8.72">
                <text:p>-198.72</text:p>
              </table:table-cell>
              <table:table-cell office:value-type="float" office:value="42.32">
                <text:p>42.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8.72">
                <text:p>-198.72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99.64">
                <text:p>-199.6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0.56">
                <text:p>-20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99.64">
                <text:p>-199.64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96.88">
                <text:p>-196.88</text:p>
              </table:table-cell>
              <table:table-cell office:value-type="float" office:value="-22.08">
                <text:p>-22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96.88">
                <text:p>-196.88</text:p>
              </table:table-cell>
              <table:table-cell office:value-type="float" office:value="-28.52">
                <text:p>-28.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95.96">
                <text:p>-195.96</text:p>
              </table:table-cell>
              <table:table-cell office:value-type="float" office:value="-31.28">
                <text:p>-31.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98.72">
                <text:p>-198.72</text:p>
              </table:table-cell>
              <table:table-cell office:value-type="float" office:value="-30.36">
                <text:p>-30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02.4">
                <text:p>-202.4</text:p>
              </table:table-cell>
              <table:table-cell office:value-type="float" office:value="-26.68">
                <text:p>-26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2.4">
                <text:p>-202.4</text:p>
              </table:table-cell>
              <table:table-cell office:value-type="float" office:value="-27.6">
                <text:p>-27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02.4">
                <text:p>-202.4</text:p>
              </table:table-cell>
              <table:table-cell office:value-type="float" office:value="-26.68">
                <text:p>-26.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8.04">
                <text:p>-218.04</text:p>
              </table:table-cell>
              <table:table-cell office:value-type="float" office:value="-40.48">
                <text:p>-40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8.04">
                <text:p>-218.04</text:p>
              </table:table-cell>
              <table:table-cell office:value-type="float" office:value="-39.56">
                <text:p>-39.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18.04">
                <text:p>-218.04</text:p>
              </table:table-cell>
              <table:table-cell office:value-type="float" office:value="-40.48">
                <text:p>-40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18.04">
                <text:p>-218.04</text:p>
              </table:table-cell>
              <table:table-cell office:value-type="float" office:value="-40.48">
                <text:p>-40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17.12">
                <text:p>-217.12</text:p>
              </table:table-cell>
              <table:table-cell office:value-type="float" office:value="-41.4">
                <text:p>-41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80.6">
                <text:p>-280.6</text:p>
              </table:table-cell>
              <table:table-cell office:value-type="float" office:value="-33.12">
                <text:p>-33.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83.36">
                <text:p>-283.36</text:p>
              </table:table-cell>
              <table:table-cell office:value-type="float" office:value="-27.6">
                <text:p>-27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60.36">
                <text:p>-260.36</text:p>
              </table:table-cell>
              <table:table-cell office:value-type="float" office:value="-22.08">
                <text:p>-22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06.08">
                <text:p>-206.08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00.56">
                <text:p>-200.56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86.76">
                <text:p>-186.76</text:p>
              </table:table-cell>
              <table:table-cell office:value-type="float" office:value="-21.16">
                <text:p>-21.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60.08">
                <text:p>-160.08</text:p>
              </table:table-cell>
              <table:table-cell office:value-type="float" office:value="-55.2">
                <text:p>-55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59.16">
                <text:p>-159.16</text:p>
              </table:table-cell>
              <table:table-cell office:value-type="float" office:value="-65.32">
                <text:p>-65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51.8">
                <text:p>-151.8</text:p>
              </table:table-cell>
              <table:table-cell office:value-type="float" office:value="-96.6">
                <text:p>-96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51.8">
                <text:p>-151.8</text:p>
              </table:table-cell>
              <table:table-cell office:value-type="float" office:value="-109.48">
                <text:p>-109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45.36">
                <text:p>-145.36</text:p>
              </table:table-cell>
              <table:table-cell office:value-type="float" office:value="-98.44">
                <text:p>-98.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32.48">
                <text:p>-132.48</text:p>
              </table:table-cell>
              <table:table-cell office:value-type="float" office:value="-61.64">
                <text:p>-61.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37.08">
                <text:p>-137.08</text:p>
              </table:table-cell>
              <table:table-cell office:value-type="float" office:value="-62.56">
                <text:p>-62.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93.2">
                <text:p>-193.2</text:p>
              </table:table-cell>
              <table:table-cell office:value-type="float" office:value="-57.96">
                <text:p>-57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9.52">
                <text:p>-189.52</text:p>
              </table:table-cell>
              <table:table-cell office:value-type="float" office:value="-73.6">
                <text:p>-73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84.92">
                <text:p>-184.92</text:p>
              </table:table-cell>
              <table:table-cell office:value-type="float" office:value="-91.08">
                <text:p>-91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69.28">
                <text:p>-169.28</text:p>
              </table:table-cell>
              <table:table-cell office:value-type="float" office:value="-98.44">
                <text:p>-98.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61">
                <text:p>-16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51.8">
                <text:p>-151.8</text:p>
              </table:table-cell>
              <table:table-cell office:value-type="float" office:value="-146.28">
                <text:p>-146.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46.28">
                <text:p>-146.28</text:p>
              </table:table-cell>
              <table:table-cell office:value-type="float" office:value="-150.88">
                <text:p>-150.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39.84">
                <text:p>-139.84</text:p>
              </table:table-cell>
              <table:table-cell office:value-type="float" office:value="-155.48">
                <text:p>-155.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6.84">
                <text:p>-116.84</text:p>
              </table:table-cell>
              <table:table-cell office:value-type="float" office:value="-178.48">
                <text:p>-178.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6.72">
                <text:p>-106.72</text:p>
              </table:table-cell>
              <table:table-cell office:value-type="float" office:value="-183.08">
                <text:p>-183.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9.24">
                <text:p>-89.24</text:p>
              </table:table-cell>
              <table:table-cell office:value-type="float" office:value="-192.28">
                <text:p>-192.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0.04">
                <text:p>-80.04</text:p>
              </table:table-cell>
              <table:table-cell office:value-type="float" office:value="-196.88">
                <text:p>-196.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5.32">
                <text:p>-65.32</text:p>
              </table:table-cell>
              <table:table-cell office:value-type="float" office:value="-201.48">
                <text:p>-201.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5.2">
                <text:p>-55.2</text:p>
              </table:table-cell>
              <table:table-cell office:value-type="float" office:value="-204.24">
                <text:p>-204.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3.36">
                <text:p>-53.36</text:p>
              </table:table-cell>
              <table:table-cell office:value-type="float" office:value="-204.24">
                <text:p>-204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4.16">
                <text:p>-44.16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1.4">
                <text:p>-41.4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.64">
                <text:p>-38.64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.96">
                <text:p>-11.96</text:p>
              </table:table-cell>
              <table:table-cell office:value-type="float" office:value="-208.84">
                <text:p>-208.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2">
                <text:p>-0.92</text:p>
              </table:table-cell>
              <table:table-cell office:value-type="float" office:value="-207.92">
                <text:p>-207.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4">
                <text:p>18.4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76">
                <text:p>25.76</text:p>
              </table:table-cell>
              <table:table-cell office:value-type="float" office:value="-206.08">
                <text:p>-206.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88">
                <text:p>35.88</text:p>
              </table:table-cell>
              <table:table-cell office:value-type="float" office:value="-204.24">
                <text:p>-204.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8">
                <text:p>59.8</text:p>
              </table:table-cell>
              <table:table-cell office:value-type="float" office:value="-198.72">
                <text:p>-198.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.76">
                <text:p>71.76</text:p>
              </table:table-cell>
              <table:table-cell office:value-type="float" office:value="-195.04">
                <text:p>-195.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.36">
                <text:p>99.36</text:p>
              </table:table-cell>
              <table:table-cell office:value-type="float" office:value="-182.16">
                <text:p>-182.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.24">
                <text:p>112.24</text:p>
              </table:table-cell>
              <table:table-cell office:value-type="float" office:value="-173.88">
                <text:p>-173.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.12">
                <text:p>125.12</text:p>
              </table:table-cell>
              <table:table-cell office:value-type="float" office:value="-164.68">
                <text:p>-164.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4.44">
                <text:p>144.44</text:p>
              </table:table-cell>
              <table:table-cell office:value-type="float" office:value="-150.88">
                <text:p>-150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8.24">
                <text:p>158.24</text:p>
              </table:table-cell>
              <table:table-cell office:value-type="float" office:value="-138.92">
                <text:p>-138.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7.56">
                <text:p>177.56</text:p>
              </table:table-cell>
              <table:table-cell office:value-type="float" office:value="-115.92">
                <text:p>-115.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5.84">
                <text:p>185.84</text:p>
              </table:table-cell>
              <table:table-cell office:value-type="float" office:value="-104.88">
                <text:p>-104.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4.12">
                <text:p>194.12</text:p>
              </table:table-cell>
              <table:table-cell office:value-type="float" office:value="-95.68">
                <text:p>-95.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1.6">
                <text:p>211.6</text:p>
              </table:table-cell>
              <table:table-cell office:value-type="float" office:value="-87.4">
                <text:p>-87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1.6">
                <text:p>211.6</text:p>
              </table:table-cell>
              <table:table-cell office:value-type="float" office:value="-85.56">
                <text:p>-85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9.76">
                <text:p>209.76</text:p>
              </table:table-cell>
              <table:table-cell office:value-type="float" office:value="-64.4">
                <text:p>-64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8.84">
                <text:p>208.84</text:p>
              </table:table-cell>
              <table:table-cell office:value-type="float" office:value="-57.04">
                <text:p>-57.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0.68">
                <text:p>210.68</text:p>
              </table:table-cell>
              <table:table-cell office:value-type="float" office:value="-40.48">
                <text:p>-40.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4.36">
                <text:p>214.36</text:p>
              </table:table-cell>
              <table:table-cell office:value-type="float" office:value="-26.68">
                <text:p>-26.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4.36">
                <text:p>214.36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5.28">
                <text:p>215.28</text:p>
              </table:table-cell>
              <table:table-cell office:value-type="float" office:value="-11.04">
                <text:p>-11.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6.2">
                <text:p>216.2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5.28">
                <text:p>215.2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0.68">
                <text:p>210.68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7.92">
                <text:p>207.92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5.16">
                <text:p>205.16</text:p>
              </table:table-cell>
              <table:table-cell office:value-type="float" office:value="68.08">
                <text:p>68.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2.4">
                <text:p>202.4</text:p>
              </table:table-cell>
              <table:table-cell office:value-type="float" office:value="75.44">
                <text:p>75.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1.36">
                <text:p>191.36</text:p>
              </table:table-cell>
              <table:table-cell office:value-type="float" office:value="97.52">
                <text:p>97.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5.84">
                <text:p>185.84</text:p>
              </table:table-cell>
              <table:table-cell office:value-type="float" office:value="103.96">
                <text:p>103.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3.08">
                <text:p>183.08</text:p>
              </table:table-cell>
              <table:table-cell office:value-type="float" office:value="108.56">
                <text:p>108.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7.56">
                <text:p>177.56</text:p>
              </table:table-cell>
              <table:table-cell office:value-type="float" office:value="112.24">
                <text:p>112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2.04">
                <text:p>172.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.08">
                <text:p>160.08</text:p>
              </table:table-cell>
              <table:table-cell office:value-type="float" office:value="129.72">
                <text:p>129.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.2">
                <text:p>147.2</text:p>
              </table:table-cell>
              <table:table-cell office:value-type="float" office:value="140.76">
                <text:p>140.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3.52">
                <text:p>143.52</text:p>
              </table:table-cell>
              <table:table-cell office:value-type="float" office:value="149.96">
                <text:p>149.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6.16">
                <text:p>136.16</text:p>
              </table:table-cell>
              <table:table-cell office:value-type="float" office:value="163.76">
                <text:p>163.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6.16">
                <text:p>136.16</text:p>
              </table:table-cell>
              <table:table-cell office:value-type="float" office:value="164.68">
                <text:p>164.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6.16">
                <text:p>136.16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.92">
                <text:p>138.92</text:p>
              </table:table-cell>
              <table:table-cell office:value-type="float" office:value="160.08">
                <text:p>160.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8">
                <text:p>138</text:p>
              </table:table-cell>
              <table:table-cell office:value-type="float" office:value="167.44">
                <text:p>167.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.16">
                <text:p>113.16</text:p>
              </table:table-cell>
              <table:table-cell office:value-type="float" office:value="177.56">
                <text:p>177.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6.72">
                <text:p>106.72</text:p>
              </table:table-cell>
              <table:table-cell office:value-type="float" office:value="186.76">
                <text:p>186.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96">
                <text:p>103.96</text:p>
              </table:table-cell>
              <table:table-cell office:value-type="float" office:value="181.24">
                <text:p>181.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8.44">
                <text:p>98.44</text:p>
              </table:table-cell>
              <table:table-cell office:value-type="float" office:value="173.88">
                <text:p>173.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8.44">
                <text:p>98.44</text:p>
              </table:table-cell>
              <table:table-cell office:value-type="float" office:value="171.12">
                <text:p>171.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.04">
                <text:p>103.04</text:p>
              </table:table-cell>
              <table:table-cell office:value-type="float" office:value="175.72">
                <text:p>175.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.28">
                <text:p>100.28</text:p>
              </table:table-cell>
              <table:table-cell office:value-type="float" office:value="177.56">
                <text:p>177.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7.52">
                <text:p>97.52</text:p>
              </table:table-cell>
              <table:table-cell office:value-type="float" office:value="184.92">
                <text:p>184.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36">
                <text:p>99.36</text:p>
              </table:table-cell>
              <table:table-cell office:value-type="float" office:value="198.72">
                <text:p>198.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4.88">
                <text:p>104.88</text:p>
              </table:table-cell>
              <table:table-cell office:value-type="float" office:value="191.36">
                <text:p>191.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7.64">
                <text:p>107.64</text:p>
              </table:table-cell>
              <table:table-cell office:value-type="float" office:value="183.08">
                <text:p>183.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8.56">
                <text:p>108.56</text:p>
              </table:table-cell>
              <table:table-cell office:value-type="float" office:value="180.32">
                <text:p>180.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3.04">
                <text:p>103.04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.16">
                <text:p>90.16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8.32">
                <text:p>88.32</text:p>
              </table:table-cell>
              <table:table-cell office:value-type="float" office:value="192.28">
                <text:p>192.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.08">
                <text:p>91.08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9.24">
                <text:p>89.24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.08">
                <text:p>91.08</text:p>
              </table:table-cell>
              <table:table-cell office:value-type="float" office:value="198.72">
                <text:p>198.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9.6">
                <text:p>119.6</text:p>
              </table:table-cell>
              <table:table-cell office:value-type="float" office:value="201.48">
                <text:p>201.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6.28">
                <text:p>146.28</text:p>
              </table:table-cell>
              <table:table-cell office:value-type="float" office:value="207.92">
                <text:p>207.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5.36">
                <text:p>145.36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6.16">
                <text:p>136.16</text:p>
              </table:table-cell>
              <table:table-cell office:value-type="float" office:value="215.28">
                <text:p>215.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8.56">
                <text:p>108.56</text:p>
              </table:table-cell>
              <table:table-cell office:value-type="float" office:value="231.84">
                <text:p>231.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.24">
                <text:p>89.24</text:p>
              </table:table-cell>
              <table:table-cell office:value-type="float" office:value="244.72">
                <text:p>244.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.12">
                <text:p>56.12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12">
                <text:p>56.12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.04">
                <text:p>57.04</text:p>
              </table:table-cell>
              <table:table-cell office:value-type="float" office:value="212.52">
                <text:p>212.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.28">
                <text:p>54.28</text:p>
              </table:table-cell>
              <table:table-cell office:value-type="float" office:value="208.84">
                <text:p>208.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44">
                <text:p>52.44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.28">
                <text:p>31.28</text:p>
              </table:table-cell>
              <table:table-cell office:value-type="float" office:value="211.6">
                <text:p>211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6">
                <text:p>7.36</text:p>
              </table:table-cell>
              <table:table-cell office:value-type="float" office:value="215.28">
                <text:p>215.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4">
                <text:p>1.84</text:p>
              </table:table-cell>
              <table:table-cell office:value-type="float" office:value="218.04">
                <text:p>218.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92">
                <text:p>-0.92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.44">
                <text:p>-6.44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3.8">
                <text:p>-13.8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7.48">
                <text:p>-17.48</text:p>
              </table:table-cell>
              <table:table-cell office:value-type="float" office:value="221.72">
                <text:p>221.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9.44">
                <text:p>-29.44</text:p>
              </table:table-cell>
              <table:table-cell office:value-type="float" office:value="222.64">
                <text:p>222.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2.2">
                <text:p>-32.2</text:p>
              </table:table-cell>
              <table:table-cell office:value-type="float" office:value="222.64">
                <text:p>222.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1.52">
                <text:p>-51.52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2.44">
                <text:p>-52.44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6.12">
                <text:p>-56.12</text:p>
              </table:table-cell>
              <table:table-cell office:value-type="float" office:value="222.64">
                <text:p>222.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3.48">
                <text:p>-63.48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1.76">
                <text:p>-71.76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6.48">
                <text:p>-86.48</text:p>
              </table:table-cell>
              <table:table-cell office:value-type="float" office:value="207.92">
                <text:p>207.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7.4">
                <text:p>-87.4</text:p>
              </table:table-cell>
              <table:table-cell office:value-type="float" office:value="207.92">
                <text:p>207.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8.32">
                <text:p>-88.32</text:p>
              </table:table-cell>
              <table:table-cell office:value-type="float" office:value="208.84">
                <text:p>208.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91.08">
                <text:p>-91.08</text:p>
              </table:table-cell>
              <table:table-cell office:value-type="float" office:value="206.08">
                <text:p>206.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3.84">
                <text:p>-93.84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16.84">
                <text:p>-116.84</text:p>
              </table:table-cell>
              <table:table-cell office:value-type="float" office:value="192.28">
                <text:p>192.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20.52">
                <text:p>-120.52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27.88">
                <text:p>-127.88</text:p>
              </table:table-cell>
              <table:table-cell office:value-type="float" office:value="182.16">
                <text:p>182.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30.64">
                <text:p>-130.64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33.4">
                <text:p>-133.4</text:p>
              </table:table-cell>
              <table:table-cell office:value-type="float" office:value="176.64">
                <text:p>176.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34.32">
                <text:p>-134.32</text:p>
              </table:table-cell>
              <table:table-cell office:value-type="float" office:value="176.64">
                <text:p>176.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35.24">
                <text:p>-135.24</text:p>
              </table:table-cell>
              <table:table-cell office:value-type="float" office:value="176.64">
                <text:p>176.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46.28">
                <text:p>-146.28</text:p>
              </table:table-cell>
              <table:table-cell office:value-type="float" office:value="162.84">
                <text:p>162.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48.12">
                <text:p>-148.12</text:p>
              </table:table-cell>
              <table:table-cell office:value-type="float" office:value="160.08">
                <text:p>160.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50.88">
                <text:p>-150.88</text:p>
              </table:table-cell>
              <table:table-cell office:value-type="float" office:value="149.04">
                <text:p>149.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58.24">
                <text:p>-158.24</text:p>
              </table:table-cell>
              <table:table-cell office:value-type="float" office:value="140.76">
                <text:p>140.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60.08">
                <text:p>-160.08</text:p>
              </table:table-cell>
              <table:table-cell office:value-type="float" office:value="138.92">
                <text:p>138.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61">
                <text:p>-161</text:p>
              </table:table-cell>
              <table:table-cell office:value-type="float" office:value="139.84">
                <text:p>139.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61">
                <text:p>-161</text:p>
              </table:table-cell>
              <table:table-cell office:value-type="float" office:value="138.92">
                <text:p>138.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58.24">
                <text:p>-158.24</text:p>
              </table:table-cell>
              <table:table-cell office:value-type="float" office:value="136.16">
                <text:p>136.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58.24">
                <text:p>-158.24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68.36">
                <text:p>-168.36</text:p>
              </table:table-cell>
              <table:table-cell office:value-type="float" office:value="124.2">
                <text:p>124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76.64">
                <text:p>-176.64</text:p>
              </table:table-cell>
              <table:table-cell office:value-type="float" office:value="111.32">
                <text:p>111.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77.56">
                <text:p>-177.56</text:p>
              </table:table-cell>
              <table:table-cell office:value-type="float" office:value="107.64">
                <text:p>107.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78.48">
                <text:p>-178.48</text:p>
              </table:table-cell>
              <table:table-cell office:value-type="float" office:value="103.04">
                <text:p>103.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82.16">
                <text:p>-182.16</text:p>
              </table:table-cell>
              <table:table-cell office:value-type="float" office:value="95.68">
                <text:p>95.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82.16">
                <text:p>-182.16</text:p>
              </table:table-cell>
              <table:table-cell office:value-type="float" office:value="92.92">
                <text:p>92.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82.16">
                <text:p>-182.16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83.08">
                <text:p>-183.08</text:p>
              </table:table-cell>
              <table:table-cell office:value-type="float" office:value="92.92">
                <text:p>92.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84.92">
                <text:p>-184.92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85.84">
                <text:p>-185.84</text:p>
              </table:table-cell>
              <table:table-cell office:value-type="float" office:value="80.04">
                <text:p>80.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85.84">
                <text:p>-185.84</text:p>
              </table:table-cell>
              <table:table-cell office:value-type="float" office:value="80.96">
                <text:p>80.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84.92">
                <text:p>-184.92</text:p>
              </table:table-cell>
              <table:table-cell office:value-type="float" office:value="80.04">
                <text:p>80.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85.84">
                <text:p>-185.84</text:p>
              </table:table-cell>
              <table:table-cell office:value-type="float" office:value="80.04">
                <text:p>80.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84.92">
                <text:p>-184.92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83.08">
                <text:p>-183.08</text:p>
              </table:table-cell>
              <table:table-cell office:value-type="float" office:value="77.28">
                <text:p>77.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81.24">
                <text:p>-181.24</text:p>
              </table:table-cell>
              <table:table-cell office:value-type="float" office:value="76.36">
                <text:p>76.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90.44">
                <text:p>-190.44</text:p>
              </table:table-cell>
              <table:table-cell office:value-type="float" office:value="67.16">
                <text:p>67.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92.28">
                <text:p>-192.28</text:p>
              </table:table-cell>
              <table:table-cell office:value-type="float" office:value="57.96">
                <text:p>57.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92.28">
                <text:p>-192.28</text:p>
              </table:table-cell>
              <table:table-cell office:value-type="float" office:value="53.36">
                <text:p>53.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93.2">
                <text:p>-193.2</text:p>
              </table:table-cell>
              <table:table-cell office:value-type="float" office:value="51.52">
                <text:p>51.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95.04">
                <text:p>-195.04</text:p>
              </table:table-cell>
              <table:table-cell office:value-type="float" office:value="49.68">
                <text:p>49.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95.96">
                <text:p>-195.96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97.8">
                <text:p>-197.8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96.88">
                <text:p>-196.88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97.8">
                <text:p>-197.8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99.64">
                <text:p>-199.64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01.48">
                <text:p>-201.48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00.56">
                <text:p>-200.56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99.64">
                <text:p>-199.64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95.96">
                <text:p>-195.96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95.96">
                <text:p>-195.96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93.2">
                <text:p>-193.2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86.76">
                <text:p>-186.76</text:p>
              </table:table-cell>
              <table:table-cell office:value-type="float" office:value="71.76">
                <text:p>71.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85.84">
                <text:p>-185.84</text:p>
              </table:table-cell>
              <table:table-cell office:value-type="float" office:value="76.36">
                <text:p>76.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87.68">
                <text:p>-187.68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86.76">
                <text:p>-186.76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85.84">
                <text:p>-185.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83.08">
                <text:p>-183.08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82.16">
                <text:p>-182.16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78.48">
                <text:p>-178.48</text:p>
              </table:table-cell>
              <table:table-cell office:value-type="float" office:value="104.88">
                <text:p>104.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76.64">
                <text:p>-176.64</text:p>
              </table:table-cell>
              <table:table-cell office:value-type="float" office:value="108.56">
                <text:p>108.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72.96">
                <text:p>-172.96</text:p>
              </table:table-cell>
              <table:table-cell office:value-type="float" office:value="120.52">
                <text:p>120.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72.96">
                <text:p>-172.96</text:p>
              </table:table-cell>
              <table:table-cell office:value-type="float" office:value="129.72">
                <text:p>129.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69.28">
                <text:p>-169.28</text:p>
              </table:table-cell>
              <table:table-cell office:value-type="float" office:value="131.56">
                <text:p>131.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72.04">
                <text:p>-172.04</text:p>
              </table:table-cell>
              <table:table-cell office:value-type="float" office:value="137.08">
                <text:p>137.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69.28">
                <text:p>-169.28</text:p>
              </table:table-cell>
              <table:table-cell office:value-type="float" office:value="140.76">
                <text:p>140.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61.92">
                <text:p>-161.92</text:p>
              </table:table-cell>
              <table:table-cell office:value-type="float" office:value="144.44">
                <text:p>144.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63.76">
                <text:p>-163.76</text:p>
              </table:table-cell>
              <table:table-cell office:value-type="float" office:value="149.96">
                <text:p>149.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64.68">
                <text:p>-164.68</text:p>
              </table:table-cell>
              <table:table-cell office:value-type="float" office:value="149.96">
                <text:p>149.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64.68">
                <text:p>-164.68</text:p>
              </table:table-cell>
              <table:table-cell office:value-type="float" office:value="160.08">
                <text:p>160.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64.68">
                <text:p>-164.68</text:p>
              </table:table-cell>
              <table:table-cell office:value-type="float" office:value="166.52">
                <text:p>166.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66.52">
                <text:p>-166.52</text:p>
              </table:table-cell>
              <table:table-cell office:value-type="float" office:value="172.96">
                <text:p>172.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66.52">
                <text:p>-166.52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63.76">
                <text:p>-163.76</text:p>
              </table:table-cell>
              <table:table-cell office:value-type="float" office:value="184.92">
                <text:p>184.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64.68">
                <text:p>-164.68</text:p>
              </table:table-cell>
              <table:table-cell office:value-type="float" office:value="183.08">
                <text:p>183.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61.92">
                <text:p>-161.92</text:p>
              </table:table-cell>
              <table:table-cell office:value-type="float" office:value="185.84">
                <text:p>185.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68.36">
                <text:p>-168.36</text:p>
              </table:table-cell>
              <table:table-cell office:value-type="float" office:value="180.32">
                <text:p>180.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59.16">
                <text:p>-159.16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64.68">
                <text:p>-164.68</text:p>
              </table:table-cell>
              <table:table-cell office:value-type="float" office:value="184.92">
                <text:p>184.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62.84">
                <text:p>-162.84</text:p>
              </table:table-cell>
              <table:table-cell office:value-type="float" office:value="187.68">
                <text:p>187.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57.32">
                <text:p>-157.32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58.24">
                <text:p>-158.24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63.76">
                <text:p>-163.76</text:p>
              </table:table-cell>
              <table:table-cell office:value-type="float" office:value="186.76">
                <text:p>186.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60.08">
                <text:p>-160.08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55.48">
                <text:p>-155.48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48.12">
                <text:p>-148.12</text:p>
              </table:table-cell>
              <table:table-cell office:value-type="float" office:value="198.72">
                <text:p>198.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44.44">
                <text:p>-144.44</text:p>
              </table:table-cell>
              <table:table-cell office:value-type="float" office:value="199.64">
                <text:p>199.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43.52">
                <text:p>-143.52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37.08">
                <text:p>-137.08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19.6">
                <text:p>-119.6</text:p>
              </table:table-cell>
              <table:table-cell office:value-type="float" office:value="208.84">
                <text:p>208.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15.92">
                <text:p>-115.92</text:p>
              </table:table-cell>
              <table:table-cell office:value-type="float" office:value="214.36">
                <text:p>214.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15">
                <text:p>-115</text:p>
              </table:table-cell>
              <table:table-cell office:value-type="float" office:value="215.28">
                <text:p>215.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03.04">
                <text:p>-103.04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95.68">
                <text:p>-95.68</text:p>
              </table:table-cell>
              <table:table-cell office:value-type="float" office:value="221.72">
                <text:p>221.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80.96">
                <text:p>-80.96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8.2">
                <text:p>-78.2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7.28">
                <text:p>-77.28</text:p>
              </table:table-cell>
              <table:table-cell office:value-type="float" office:value="226.32">
                <text:p>226.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9.12">
                <text:p>-79.12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7.28">
                <text:p>-77.28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4.04">
                <text:p>-34.04</text:p>
              </table:table-cell>
              <table:table-cell office:value-type="float" office:value="234.6">
                <text:p>23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end" svg:x="13.709cm" svg:y="4.203cm" style:legend-expansion="high" chart:style-name="ch2"/>
        <chart:plot-area chart:style-name="ch3" table:cell-range-address="Sheet1.F1:Sheet1.G138" chart:data-source-has-labels="column" svg:x="0.319cm" svg:y="0.18cm" svg:width="13.071cm" svg:height="8.645cm">
          <chartooo:coordinate-region svg:x="0.94cm" svg:y="0.379cm" svg:width="12.45cm" svg:height="7.522cm"/>
          <chart:axis chart:dimension="x" chart:name="primary-x" chart:style-name="ch4" chartooo:axis-type="auto">
            <chartooo:date-scale/>
            <chart:categories table:cell-range-address="Sheet1.F1:Sheet1.F1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:Sheet1.G138" chart:class="chart:bar">
            <chart:data-point chart:repeated="1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44">
                <text:p>140</text:p>
                <draw:g>
                  <svg:desc>Sheet1.F1:Sheet1.F138</svg:desc>
                </draw:g>
              </table:table-cell>
              <table:table-cell office:value-type="float" office:value="0">
                <text:p>0</text:p>
                <draw:g>
                  <svg:desc>Sheet1.G1:Sheet1.G138</svg:desc>
                </draw:g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